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eorgia" svg:font-family="Georgia" style:font-family-generic="roman"/>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92mm"/>
    </style:style>
    <style:style style:name="co2" style:family="table-column">
      <style:table-column-properties fo:break-before="auto" style:column-width="39.95mm"/>
    </style:style>
    <style:style style:name="co3" style:family="table-column">
      <style:table-column-properties fo:break-before="auto" style:column-width="40.45mm"/>
    </style:style>
    <style:style style:name="co4" style:family="table-column">
      <style:table-column-properties fo:break-before="auto" style:column-width="24.5mm"/>
    </style:style>
    <style:style style:name="co5" style:family="table-column">
      <style:table-column-properties fo:break-before="auto" style:column-width="22.58mm"/>
    </style:style>
    <style:style style:name="co6" style:family="table-column">
      <style:table-column-properties fo:break-before="auto" style:column-width="28.91mm"/>
    </style:style>
    <style:style style:name="ro1" style:family="table-row">
      <style:table-row-properties style:row-height="4.52mm" fo:break-before="auto" style:use-optimal-row-height="true"/>
    </style:style>
    <style:style style:name="ro2" style:family="table-row">
      <style:table-row-properties style:row-height="8.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ff"/>
      <style:text-properties fo:color="#ffffff"/>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default-cell-style-name="Default"/>
        <table:table-row table:style-name="ro1">
          <table:table-cell table:style-name="ce1" office:value-type="string" calcext:value-type="string">
            <text:p>Name</text:p>
          </table:table-cell>
          <table:table-cell table:style-name="ce1" office:value-type="string" calcext:value-type="string">
            <text:p>About</text:p>
          </table:table-cell>
          <table:table-cell table:style-name="ce1" office:value-type="string" calcext:value-type="string">
            <text:p>Alternate mode</text:p>
          </table:table-cell>
          <table:table-cell table:style-name="ce1" office:value-type="string" calcext:value-type="string">
            <text:p>First appearance</text:p>
          </table:table-cell>
          <table:table-cell table:style-name="ce1" office:value-type="string" calcext:value-type="string">
            <text:p>Last appearance</text:p>
          </table:table-cell>
          <table:table-cell table:style-name="ce1" office:value-type="string" calcext:value-type="string">
            <text:p>Voiced by</text:p>
          </table:table-cell>
          <table:table-cell table:style-name="ce1" office:value-type="string" calcext:value-type="string">
            <text:p>Status</text:p>
          </table:table-cell>
          <table:table-cell table:style-name="ce1" office:value-type="string" calcext:value-type="string">
            <text:p>Kind</text:p>
          </table:table-cell>
          <table:table-cell table:style-name="ce1" office:value-type="string" calcext:value-type="string">
            <text:p>Category</text:p>
          </table:table-cell>
        </table:table-row>
        <table:table-row table:style-name="ro1">
          <table:table-cell office:value-type="string" calcext:value-type="string">
            <text:p>Orion Pax/Optimus Prime</text:p>
          </table:table-cell>
          <table:table-cell office:value-type="string" calcext:value-type="string">
            <text:p>Optimus Prime is the largest, strongest and most courageous of all Autobots, he is also their leader. Feels his role is the protection of all life, including Earth-life. Fights unceasingly to defeat the Decepticons. Splits into three autonomous modules: 1) Optimus Prime... the brain center known as the Commander 2) Roller, the Autobot scout car... a spy who operates up to 1200 miles away; and 3) Autobot Headquarters... the combat deck equipped with a versatile mechanic/artillery robot. Injury to one module is felt by the other two.</text:p>
          </table:table-cell>
          <table:table-cell office:value-type="string" calcext:value-type="string">
            <text:p>1984 Freightliner Semi</text:p>
          </table:table-cell>
          <table:table-cell office:value-type="string" calcext:value-type="string">
            <text:p>More Than Meets the Eye (Part 1)</text:p>
          </table:table-cell>
          <table:table-cell office:value-type="string" calcext:value-type="string">
            <text:p>The Rebirth (Part 3)</text:p>
          </table:table-cell>
          <table:table-cell office:value-type="string" calcext:value-type="string">
            <text:p>Peter Cullen and Laurie Faso (as Orion Pax)</text:p>
          </table:table-cell>
          <table:table-cell office:value-type="string" calcext:value-type="string">
            <text:p>Alive (Dead in Headmasters) (Alive in Masterforc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Bumblebee</text:p>
          </table:table-cell>
          <table:table-cell office:value-type="string" calcext:value-type="string">
            <text:p>Small, eager and brave, Bumblebee acts as a messenger and spy. Due to his small size, he dares to go where others can't and won't. He idolizes the bigger Autobots, especially Optimus Prime and Prowl, and strives to be accepted. He is the most energy efficient and has the best vision of all the Autobots. He can go underwater for reconnaissance and salvage missions. Although physically the weakest Autobot, his stealth more than compensates for this inadequacy. This battle-tested robot was the first autobot to forge an alliance with the humans. He is a very close ally to human Spike Witwicky, Often seen as an underdog and not the biggest bot he has more courage than any soldier from Cybertron. As the most trusted lieutenant of Optimus Prime, he'll do whatever it takes to protect earth and it's people.</text:p>
          </table:table-cell>
          <table:table-cell office:value-type="string" calcext:value-type="string">
            <text:p>1979 VW Beetle</text:p>
          </table:table-cell>
          <table:table-cell office:value-type="string" calcext:value-type="string">
            <text:p>More Than Meets the Eye (Part 1)</text:p>
          </table:table-cell>
          <table:table-cell office:value-type="string" calcext:value-type="string">
            <text:p>Was rebuilt into Goldbug in The Return of Optimus Prime, Part 2 and last appeared in The Rebirth Part 3</text:p>
          </table:table-cell>
          <table:table-cell office:value-type="string" calcext:value-type="string">
            <text:p>Dan Gilvezan</text:p>
          </table:table-cell>
          <table:table-cell office:value-type="string" calcext:value-type="string">
            <text:p>Reformed (Goldbug)</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Cliffjumper</text:p>
          </table:table-cell>
          <table:table-cell office:value-type="string" calcext:value-type="string">
            <text:p>"Let me at 'em" is Cliffjumper's motto. His eagerness and daring have no equal. He's driven by a desire to win the battle against the Decepticons. Finds Earth terrain a hindrance. One of the fastest Autobots. Often uses his speed to draw fire away from others. Shoots "glass gas" which makes metal as brittle as glass. His recklessness often leads to actual blow-outs and situations too dangerous for him to handle.</text:p>
          </table:table-cell>
          <table:table-cell office:value-type="string" calcext:value-type="string">
            <text:p>1979 VW Beetle</text:p>
          </table:table-cell>
          <table:table-cell office:value-type="string" calcext:value-type="string">
            <text:p>More Than Meets the Eye (Part 1)</text:p>
          </table:table-cell>
          <table:table-cell office:value-type="string" calcext:value-type="string">
            <text:p>Five Faces of Darkness (Part 1) (Casey Kasem left the show during season 3 due to objection to the portrayal of Arab characters as stereotypical villains.)</text:p>
          </table:table-cell>
          <table:table-cell office:value-type="string" calcext:value-type="string">
            <text:p>Casey Kasem and Don Messick (The Immobilizer)</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Wheeljack</text:p>
          </table:table-cell>
          <table:table-cell office:value-type="string" calcext:value-type="string">
            <text:p>Wheeljack is the mad scientist of the Autobots. Always inventing new weapons and gadgets. Most adept at driving while in car mode. Likes to show off his stunts. Flying range of 800 miles using solid-fuel rockets in arms. Shoots magnetic inducer, shrapnel-needle and gyro-inhibitor shells from his shoulder cannons. He is his own worst enemy. Often injured while experimenting with new weapons.</text:p>
          </table:table-cell>
          <table:table-cell office:value-type="string" calcext:value-type="string">
            <text:p>1977 Lancia Stratos Turbo</text:p>
          </table:table-cell>
          <table:table-cell office:value-type="string" calcext:value-type="string">
            <text:p>More Than Meets the Eye (Part 1)</text:p>
          </table:table-cell>
          <table:table-cell office:value-type="string" calcext:value-type="string">
            <text:p>Found dead by Arcee in The Transformers: The Movie</text:p>
          </table:table-cell>
          <table:table-cell office:value-type="string" calcext:value-type="string">
            <text:p>Christopher Collins</text:p>
          </table:table-cell>
          <table:table-cell office:value-type="string" calcext:value-type="string">
            <text:p>Dead (Alive in Victory)</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Prowl</text:p>
          </table:table-cell>
          <table:table-cell office:value-type="string" calcext:value-type="string">
            <text:p>Prowl will keep at a task for as long as it takes. Strives to find reason and logic in everything. A listener, not a talker. Has most sophisticated logic center of all Autobots. Able to analyze and advise on complex combat situations almost instantaneously. Fires wire-guided incendiary missiles and high-corrosive acid pellets. The unexpected can often scramble his circuits.</text:p>
          </table:table-cell>
          <table:table-cell office:value-type="string" calcext:value-type="string">
            <text:p>1979 Nissan 280ZX Police Car</text:p>
          </table:table-cell>
          <table:table-cell office:value-type="string" calcext:value-type="string">
            <text:p>More Than Meets the Eye (Part 1)</text:p>
          </table:table-cell>
          <table:table-cell office:value-type="string" calcext:value-type="string">
            <text:p>Killed by Scavenger in The Transformers: The Movie (His appearance in Headmasters could be considered an animation error).</text:p>
          </table:table-cell>
          <table:table-cell office:value-type="string" calcext:value-type="string">
            <text:p>Michael Bell</text:p>
          </table:table-cell>
          <table:table-cell office:value-type="string" calcext:value-type="string">
            <text:p>Dead</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Jazz</text:p>
          </table:table-cell>
          <table:table-cell office:value-type="string" calcext:value-type="string">
            <text:p>Jazz loves Earth culture. Always looking to learn more. His knowledge of Earth makes him the indispensable right-hand man to Optimus Prime. Takes most dangerous missions. Very cool, very stylish, very competent. Equipped with photon rifle, flamethrower, full-spectrum beacon, 180db stereo speakers. Creates dazzling, disorienting sound and light shows. Versatile, clever, daring, but prone to be distracted.</text:p>
          </table:table-cell>
          <table:table-cell office:value-type="string" calcext:value-type="string">
            <text:p>1976 Porsche 935</text:p>
          </table:table-cell>
          <table:table-cell office:value-type="string" calcext:value-type="string">
            <text:p>More Than Meets the Eye (Part 1)</text:p>
          </table:table-cell>
          <table:table-cell office:value-type="string" calcext:value-type="string">
            <text:p>Call of the Primitives</text:p>
          </table:table-cell>
          <table:table-cell office:value-type="string" calcext:value-type="string">
            <text:p>Scatman Crothers and Wally Burr (Kremzeek!)</text:p>
          </table:table-cell>
          <table:table-cell office:value-type="string" calcext:value-type="string">
            <text:p>Alive, later appeared in Transformers headmasters</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Sideswipe</text:p>
          </table:table-cell>
          <table:table-cell office:value-type="string" calcext:value-type="string">
            <text:p>Sideswipe is nearly the equal of his twin brother, Sunstreaker, in the combat arts, but less cold-blooded. Relishes a fight to the finish with an opponent. Uses underhanded tactics when absolutely necessary. Arms act as powerful pile drivers. Flies for up to 2 minutes with rocket backpack. Fires flares visible for 18 miles. Rash actions often lead to injuries to himself. Takes them all in stride.</text:p>
          </table:table-cell>
          <table:table-cell office:value-type="string" calcext:value-type="string">
            <text:p>1974 Lamborghini Countach LP500S</text:p>
          </table:table-cell>
          <table:table-cell office:value-type="string" calcext:value-type="string">
            <text:p>Appears in More Than Meets the Eye (Part 1). First speaks in More Than Meets the Eye (Part 2).</text:p>
          </table:table-cell>
          <table:table-cell office:value-type="string" calcext:value-type="string">
            <text:p>Masquerade.</text:p>
          </table:table-cell>
          <table:table-cell office:value-type="string" calcext:value-type="string">
            <text:p>Michael Bell</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Ratchet</text:p>
          </table:table-cell>
          <table:table-cell office:value-type="string" calcext:value-type="string">
            <text:p>Ratchet was the best tool-and-die man on Cybertron. In his workbay on Earth he can make anything from a pin to a missile. Repairs injured Autobots, given the right parts. Likes to party, give backtalk, but does any job as well as anyone. Has laser scalpels, arc-welders, electron microscopes, circuit sensors, fluid dispensers at his disposal. Sometimes his having a good time interferes with his effectiveness.</text:p>
          </table:table-cell>
          <table:table-cell office:value-type="string" calcext:value-type="string">
            <text:p>1979 Nissan Onebox Vanette Ambulance</text:p>
          </table:table-cell>
          <table:table-cell office:value-type="string" calcext:value-type="string">
            <text:p>More Than Meets the Eye (Part 1)</text:p>
          </table:table-cell>
          <table:table-cell office:value-type="string" calcext:value-type="string">
            <text:p>killed by Megatron gun mode held by Starscream</text:p>
          </table:table-cell>
          <table:table-cell office:value-type="string" calcext:value-type="string">
            <text:p>Don Messick and Wally Burr (Masquerade)</text:p>
          </table:table-cell>
          <table:table-cell office:value-type="string" calcext:value-type="string">
            <text:p>Dead</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Ironhide</text:p>
          </table:table-cell>
          <table:table-cell office:value-type="string" calcext:value-type="string">
            <text:p>"Go chew on a microchip," is Ironhide's slogan. Prefers action to words. Oldest, toughest, most battle-tested Autobot. Bodyguard to Optimus Prime. In charge of guarding anything of importance. Gruff but kind. Trithyllium-steel skin makes him nearly invulnerable to attack. Shoots variety of liquids from supercooled nitrogen to superheated lead. Has sonar, radar, radiowave detector. Slowest and most fragile of the group.</text:p>
          </table:table-cell>
          <table:table-cell office:value-type="string" calcext:value-type="string">
            <text:p>1979 Nissan Onebox Vanette Van</text:p>
          </table:table-cell>
          <table:table-cell office:value-type="string" calcext:value-type="string">
            <text:p>More Than Meets the Eye (Part 1)</text:p>
          </table:table-cell>
          <table:table-cell office:value-type="string" calcext:value-type="string">
            <text:p>The Transformers: The Movie (Killed by Megatron offscreen with a point-blank blast to the head from his fusion cannon)</text:p>
          </table:table-cell>
          <table:table-cell office:value-type="string" calcext:value-type="string">
            <text:p>Peter Cullen</text:p>
          </table:table-cell>
          <table:table-cell office:value-type="string" calcext:value-type="string">
            <text:p>Dead</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Hot Rod / Rodimus Prime</text:p>
          </table:table-cell>
          <table:table-cell office:value-type="string" calcext:value-type="string">
            <text:p>Hot Rod is an all-American-boy Autobot. He's a typical adolescent who dreams of being heroic and important. He tends to follow rules too closely. Although he means well, Hot Rod's impulsive actions often get him into trouble. He carries two photon lasers that temporarily electromagnetize an enemy robot's microcircuits. Speed: 120 mph. Range: 4 miles. He can be hotheaded, but he's always a well meaning, admirable lad and a brave and honorable fighter. As Rodimus Prime, he is the vanguard for the Autobot ranks. Possesses acute military prowess. Speaks with the savvy of seasoned veteran. Expert tactician with exceptional maneuverability in battle. Can be hot-headed at times. Has a tendency to act first and ask questions later. In robot mode, carries a photon eliminator that shoots high voltage electricity. Range: 500 miles. Speed: 200 mph. Sole purpose is to protect all life. His only weakness is his compassion for other living creatures. As a Targetmaster, Hot Rod often goes off on his own adventure with Firebolt, his electrostatic discharger rifle, who led a quiet scholarly life as Nebulan's top atomic physics scientist until he became the thrill-seeking Hot Rod's partner, Firebolt is excited, but nervous, about the prospect.</text:p>
          </table:table-cell>
          <table:table-cell office:value-type="string" calcext:value-type="string">
            <text:p>Hot Rod Cybertronian sports car Rodimus Prime Cybertronian RV</text:p>
          </table:table-cell>
          <table:table-cell office:value-type="string" calcext:value-type="string">
            <text:p>Transformers: The Movie</text:p>
          </table:table-cell>
          <table:table-cell office:value-type="string" calcext:value-type="string">
            <text:p>Rodimus Prime The Return of Optimus Prime (Part 2) Hot Rod The Rebirth (Part 3)</text:p>
          </table:table-cell>
          <table:table-cell office:value-type="string" calcext:value-type="string">
            <text:p>Dick Gautier (TV series), Judd Nelson (movie) and Ted Schwartz (Rodimus Prime, Five Faces of Darkness)</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Springer</text:p>
          </table:table-cell>
          <table:table-cell office:value-type="string" calcext:value-type="string">
            <text:p>A wise-cracking, sharp witted adventurer. Powerful Autobot fighter with a massive physique and an easy-going manner. Possesses incredible "springing" power in his legs. Travels long distances with pogo-like motion. In robot mode, carries a laser that produces giant wind tunnels. Helicopter blade transforms into a light saber that can cut through concrete. Optimistic and good humored.</text:p>
          </table:table-cell>
          <table:table-cell office:value-type="string" calcext:value-type="string">
            <text:p>Cybertronian Helicopter/Cybertronian Armored Car</text:p>
          </table:table-cell>
          <table:table-cell office:value-type="string" calcext:value-type="string">
            <text:p>The Transformers: The Movie</text:p>
          </table:table-cell>
          <table:table-cell office:value-type="string" calcext:value-type="string">
            <text:p>The Burden Hardest to Bear</text:p>
          </table:table-cell>
          <table:table-cell office:value-type="string" calcext:value-type="string">
            <text:p>Neil Ross</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Kup</text:p>
          </table:table-cell>
          <table:table-cell office:value-type="string" calcext:value-type="string">
            <text:p>Kup is an old veteran warhorse with a thousand tall tales from his ten thousand adventures. He has a motto or word of advice for any situation and he's as brave and loyal as they come. In robot mode, he carries an old-style musket laser that shoots short bursts of metal-corrosive hydrochloric acid. Range: 5 miles. Speed: 100 mph. Kup sees himself as a seasoned campaigner with more knowledge and experience to share. Other Autobots arent always receptive to his advice. As a Targetmaster, he is binary-bonded to Recoil, an old style musket laser and former all-world prismaball player.</text:p>
          </table:table-cell>
          <table:table-cell office:value-type="string" calcext:value-type="string">
            <text:p>Cybertronian Pickup Truck</text:p>
          </table:table-cell>
          <table:table-cell office:value-type="string" calcext:value-type="string">
            <text:p>The Transformers: The Movie</text:p>
          </table:table-cell>
          <table:table-cell office:value-type="string" calcext:value-type="string">
            <text:p>The Rebirth (Part 3)</text:p>
          </table:table-cell>
          <table:table-cell office:value-type="string" calcext:value-type="string">
            <text:p>Lionel Stander (movie) and John Stephenson (TV series)</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Ultra Magnus</text:p>
          </table:table-cell>
          <table:table-cell office:value-type="string" calcext:value-type="string">
            <text:p>Ultra Magnus is all soldier. Most comfortable when carrying out Optimus Prime's orders. Possesses magnificent fighting skills, courage, and a gift for battlefield improvisation. Uncomfortable in the mantle of leadership, but presents strong profile as a commander. Carries missile launchers capable of hitting a target 30 miles away. Resolute, fair, and courageous beyond reproach. Ever ready to sacrifice himself for the good of men and mission.</text:p>
          </table:table-cell>
          <table:table-cell office:value-type="string" calcext:value-type="string">
            <text:p>1985 Mack Car Carrier</text:p>
          </table:table-cell>
          <table:table-cell office:value-type="string" calcext:value-type="string">
            <text:p>Scramble City</text:p>
          </table:table-cell>
          <table:table-cell office:value-type="string" calcext:value-type="string">
            <text:p>The Rebirth (Part 3)</text:p>
          </table:table-cell>
          <table:table-cell office:value-type="string" calcext:value-type="string">
            <text:p>Robert Stack (film) and Jack Angel (TV series)</text:p>
          </table:table-cell>
          <table:table-cell office:value-type="string" calcext:value-type="string">
            <text:p>Alive (Dead in Headmasters)</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Blurr</text:p>
          </table:table-cell>
          <table:table-cell office:value-type="string" calcext:value-type="string">
            <text:p>Blurr is the fastest Autobot on land. He's a close descendent to a thoroughbred Cybertronic race horse, and a superior messenger. He can quickly whisk information from one place to another. In robot mode, he carries an electro-laser that reverses the polarity of an enemy robot's microcircuts and leaves them motionless. Range: 10 miles. In vehicular mode, he can travel faster than the speed of sound, leaving a blurred image in his trail. As a Targetmaster, he is paired with Haywire, excitable Nebulan teenager whose impulsiveness makes him a chancy electro-laser cannon, at best.</text:p>
          </table:table-cell>
          <table:table-cell office:value-type="string" calcext:value-type="string">
            <text:p>Cybertronian Hover Car</text:p>
          </table:table-cell>
          <table:table-cell office:value-type="string" calcext:value-type="string">
            <text:p>The Transformers: The Movie</text:p>
          </table:table-cell>
          <table:table-cell office:value-type="string" calcext:value-type="string">
            <text:p>The Rebirth (Part 3)</text:p>
          </table:table-cell>
          <table:table-cell office:value-type="string" calcext:value-type="string">
            <text:p>John Moschitta, Jr.</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Arcee</text:p>
          </table:table-cell>
          <table:table-cell office:value-type="string" calcext:value-type="string">
            <text:p>Arcee is the only female Autobot to appear on a regular basis. She was created in an effort by the film's producers to expand the market audience to include girls as well as to appear less sexist. Some have criticized the character for being overly stereotypically female due mainly to her need to protect Daniel Witwicky and act as a surrogate mother, but she is still shown to be a tough female warrior (i.e.: The Dweller in the Depths). She eventually becomes a Headmaster with Daniel (in an Exo-suit) forming her head. Although she has been paired with Springer (for most of Season 3), Chromedome (2 episodes of the second half of Headmasters) and Brainstorm (most of the second half of Headmasters), she seems to be more attached to Hot Rod/Rodimus Prime (in the Movie and Dark Awakening and the first half of Headmasters).</text:p>
          </table:table-cell>
          <table:table-cell office:value-type="string" calcext:value-type="string">
            <text:p>Cybertronian Convertible</text:p>
          </table:table-cell>
          <table:table-cell office:value-type="string" calcext:value-type="string">
            <text:p>The Transformers: The Movie</text:p>
          </table:table-cell>
          <table:table-cell office:value-type="string" calcext:value-type="string">
            <text:p>The Rebirth (Part 3)</text:p>
          </table:table-cell>
          <table:table-cell office:value-type="string" calcext:value-type="string">
            <text:p>Susan Blu</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Wheelie</text:p>
          </table:table-cell>
          <table:table-cell office:value-type="string" calcext:value-type="string">
            <text:p>Wheelie is the sole survivor from a party of intergalactic colonists who crash landed on Earth. He's a barbaric little savage who managed to stay alive by cunning, stealth, and fearlessness. Speaks in odd rhyming sentences and despises the Decepticons. Fights only when he's under attack and has to defend himself. Staunch friend to the Dinobots and a reliable ally for Hot Rod and Kup.</text:p>
          </table:table-cell>
          <table:table-cell office:value-type="string" calcext:value-type="string">
            <text:p>Cybertronian Car</text:p>
          </table:table-cell>
          <table:table-cell office:value-type="string" calcext:value-type="string">
            <text:p>The Transformers: The Movie</text:p>
          </table:table-cell>
          <table:table-cell office:value-type="string" calcext:value-type="string">
            <text:p>The Return of Optimus Prime (Part 2)</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Main Character</text:p>
          </table:table-cell>
        </table:table-row>
        <table:table-row table:style-name="ro1">
          <table:table-cell office:value-type="string" calcext:value-type="string">
            <text:p>Hound</text:p>
          </table:table-cell>
          <table:table-cell office:value-type="string" calcext:value-type="string">
            <text:p>Hound loves the natural wonders of Earth, prefers it to Cybertron. Brave, fearless, loyal. Secretly desires to be human. Uses turret gun as radar scope, infrared radiation collector. Tracks machines as well as humans. Hologram gun projects 3-dimensional grid laser-light topographical maps. Vulnerable to thermal and electromagnetic interference.</text:p>
          </table:table-cell>
          <table:table-cell office:value-type="string" calcext:value-type="string">
            <text:p>1943 Mitsubishi J59 Military Jeep</text:p>
          </table:table-cell>
          <table:table-cell office:value-type="string" calcext:value-type="string">
            <text:p>More Than Meets the Eye (Part 1)</text:p>
          </table:table-cell>
          <table:table-cell office:value-type="string" calcext:value-type="string">
            <text:p>Transformers: The Movie. Later appeared in Transformers: Headmasters.</text:p>
          </table:table-cell>
          <table:table-cell office:value-type="string" calcext:value-type="string">
            <text:p>Ken Sansom</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Mirage</text:p>
          </table:table-cell>
          <table:table-cell office:value-type="string" calcext:value-type="string">
            <text:p>Mirage is not thrilled about being an Autobot freedom fighter. Prefers hunting turbofoxes on Cybertron with his high-priced friends. Effective fighter, more effective intelligence gatherer. Electro-disrupter can cast illusions altering his physical placement and appearance for up to 6 minutes. Expert marksman with armor-piercing rocket-dart hunting rifle. Unsure of Autobot cause... can't be fully trusted.</text:p>
          </table:table-cell>
          <table:table-cell office:value-type="string" calcext:value-type="string">
            <text:p>1975 F-1 Ligier JS-11 Formula-1 racer</text:p>
          </table:table-cell>
          <table:table-cell office:value-type="string" calcext:value-type="string">
            <text:p>More Than Meets the Eye (Part 1)</text:p>
          </table:table-cell>
          <table:table-cell office:value-type="string" calcext:value-type="string">
            <text:p>Masquerade. Early script for Transformers: The Movie shows him being blown up by Megeatron.</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Trailbreaker</text:p>
          </table:table-cell>
          <table:table-cell office:value-type="string" calcext:value-type="string">
            <text:p>Trailbreaker makes light of any situation, no matter how serious. Practical joker and cheerleader, but considers himself a liability to Autobots since he consumes the most fuel. Lacks self-esteem and often asks to be left behind. Projects nearly impenetrable invisible force-field. Can jam radio transmissions. Very slow. Often mopes about his handicaps, but his bravery and defensive prowess is unquestioned.</text:p>
          </table:table-cell>
          <table:table-cell office:value-type="string" calcext:value-type="string">
            <text:p>1985 Toyota 4WD Hilux</text:p>
          </table:table-cell>
          <table:table-cell office:value-type="string" calcext:value-type="string">
            <text:p>Appears in More Than Meets the Eye (Part 1). First speaks in More Than Meets the Eye (Part 2).</text:p>
          </table:table-cell>
          <table:table-cell office:value-type="string" calcext:value-type="string">
            <text:p>Cosmic Rust. Early script for Transformers:The Movie shows his dead body as the Decepticons retreated from Autobot City.</text:p>
          </table:table-cell>
          <table:table-cell office:value-type="string" calcext:value-type="string">
            <text:p>Frank Welker</text:p>
          </table:table-cell>
          <table:table-cell office:value-type="string" calcext:value-type="string">
            <text:p>Unknown (possibly dead)</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Sunstreaker</text:p>
          </table:table-cell>
          <table:table-cell office:value-type="string" calcext:value-type="string">
            <text:p>The complete egotist, Sunstreaker thinks he is the most beautiful thing on Earth. Loves his sleek styling, contemptuous of other Autobot race cars. Fires laser-guided ground-to-air rockets and high energy electron pulses at 300 bursts/sec. Tough polymer-steel skin resists artillery. Not a team player. Can be baited into dangerous situations, but is a very calm, competent and ruthless war machine.</text:p>
          </table:table-cell>
          <table:table-cell office:value-type="string" calcext:value-type="string">
            <text:p>1974 Super-Tuned Lamborghini Countach LP500S</text:p>
          </table:table-cell>
          <table:table-cell office:value-type="string" calcext:value-type="string">
            <text:p>Appears in More Than Meets the Eye (Part 1). First speaks in More Than Meets the Eye (Part 2).</text:p>
          </table:table-cell>
          <table:table-cell office:value-type="string" calcext:value-type="string">
            <text:p>The Transformers: The Movie. Later appeared in Transformers: Headmasters (In Japan).</text:p>
          </table:table-cell>
          <table:table-cell office:value-type="string" calcext:value-type="string">
            <text:p>Corey Burton</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Bluestreak</text:p>
          </table:table-cell>
          <table:table-cell office:value-type="string" calcext:value-type="string">
            <text:p>Bluestreak often talks incessantly and inanely. Lightens the situation for all Autobots with his good-natured manner. Despite formidable weaponry and blazing speed, he hates war. Haunted by memory of Decepticons destroying his home-city. Fires bombs up to 8.3 miles and lightning-like 80,000 volt beam up to 12 miles of limited accuracy. Often inhibited by his disdain for combat.</text:p>
          </table:table-cell>
          <table:table-cell office:value-type="string" calcext:value-type="string">
            <text:p>1974 Nissan 280ZX</text:p>
          </table:table-cell>
          <table:table-cell office:value-type="string" calcext:value-type="string">
            <text:p>Appears in More Than Meets the Eye (Part 1). First speaks in More Than Meets the Eye (Part 3).</text:p>
          </table:table-cell>
          <table:table-cell office:value-type="string" calcext:value-type="string">
            <text:p>He was last seen helping Kup put up the barricades in "The Transformers: The Movie". It's unknown whether or not he made it back to Autobot City in time.</text:p>
          </table:table-cell>
          <table:table-cell office:value-type="string" calcext:value-type="string">
            <text:p>Casey Kasem</text:p>
          </table:table-cell>
          <table:table-cell office:value-type="string" calcext:value-type="string">
            <text:p>Unknown (possibly dead)</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Tracks</text:p>
          </table:table-cell>
          <table:table-cell office:value-type="string" calcext:value-type="string">
            <text:p>Called "lousy Earth-lover" by some fellow Autobots because he prefers sleek Earth car form to original robot form. Thinks they're jealous of his good looks but they feel struggle against Decepticons should be his top concern. As car goes 280 mph... uses wings under rear fenders for sub-sonic flight. As car or robot uses launcher to fire heat-seeking incendiary missiles 60 miles. Has blinding black beam gun.</text:p>
          </table:table-cell>
          <table:table-cell office:value-type="string" calcext:value-type="string">
            <text:p>1982 Chevrolet Corvette Stingray</text:p>
          </table:table-cell>
          <table:table-cell office:value-type="string" calcext:value-type="string">
            <text:p>Appears in Dinobot Island (Part 1). First speaks in Dinobot Island (Part 2).</text:p>
          </table:table-cell>
          <table:table-cell office:value-type="string" calcext:value-type="string">
            <text:p>"Scramble City". Survived battle of Autobot City in "The Transformers: The Movie" but did not make final cut.</text:p>
          </table:table-cell>
          <table:table-cell office:value-type="string" calcext:value-type="string">
            <text:p>Michael McConnohie</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Grapple</text:p>
          </table:table-cell>
          <table:table-cell office:value-type="string" calcext:value-type="string">
            <text:p>On Cybertron his buildings are considered works of art... On Earth his ideas limited by war. Takes pride in his work, prone to severe depression if they're destroyed in battle. As crane can lift up to 35-ton object and position it with precision and grace. As robot has high-temperature arc-welder rifle... can launch rockets 4.5 miles from wrist sockets. Prone to breakdown in vehicle mode.</text:p>
          </table:table-cell>
          <table:table-cell office:value-type="string" calcext:value-type="string">
            <text:p>1951 Mitsubishi Fuso Crane Truck</text:p>
          </table:table-cell>
          <table:table-cell office:value-type="string" calcext:value-type="string">
            <text:p>Appears in Dinobot Island (Part 1). First speaks in The Master Builder.</text:p>
          </table:table-cell>
          <table:table-cell office:value-type="string" calcext:value-type="string">
            <text:p>Seen briefly in The Transformers: The Movie</text:p>
          </table:table-cell>
          <table:table-cell office:value-type="string" calcext:value-type="string">
            <text:p>Peter Renaday</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Red Alert</text:p>
          </table:table-cell>
          <table:table-cell office:value-type="string" calcext:value-type="string">
            <text:p>Paranoia makes him good at his job... nothing escapes his notice, no matter how small. When his sensors are activated, thinks trouble is coming. Edgy... unpopular with comrades, but appreciated. Can trigger alarms in other Autobots. Excellent sensory perception. Fast in vehicular mode. Carries 25-mile range rocket launcher and particle beam rifle. Prone to rash judgements which can lead to injury to himself and comrades.</text:p>
          </table:table-cell>
          <table:table-cell office:value-type="string" calcext:value-type="string">
            <text:p>Lamborghini Countach LP500S</text:p>
          </table:table-cell>
          <table:table-cell office:value-type="string" calcext:value-type="string">
            <text:p>Dinobot Island (Part 1)</text:p>
          </table:table-cell>
          <table:table-cell office:value-type="string" calcext:value-type="string">
            <text:p>The Revenge of Bruticus Storyboards for Transformers: The Movie show Red Alert killed by the Constructicons after helping Sideswipe, Tracks, and Ultra Magnus stop Devastator. The scene was cut out of the Battle of Autobot City.</text:p>
          </table:table-cell>
          <table:table-cell office:value-type="string" calcext:value-type="string">
            <text:p>Michael Chain</text:p>
          </table:table-cell>
          <table:table-cell office:value-type="string" calcext:value-type="string">
            <text:p>Unknown (possibly dead)</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Smokescreen</text:p>
          </table:table-cell>
          <table:table-cell office:value-type="string" calcext:value-type="string">
            <text:p>Whether engaged in raging battle or friendly conversation, an ulterior purpose usually exists. Job is to lead enemy astray. Sneaky, but charming and affable... considered most devious yet most trusted of Autobots. In car mode, emits thick smoke from tailpipe... attracts to metal. In robot mode, shoots missiles which wreak havoc on enemy aircraft radar and guidance systems... electro-disrupter rifle shorts out electrical targets.</text:p>
          </table:table-cell>
          <table:table-cell office:value-type="string" calcext:value-type="string">
            <text:p>Datsun 280ZX Turbo</text:p>
          </table:table-cell>
          <table:table-cell office:value-type="string" calcext:value-type="string">
            <text:p>Appears in Dinobot Island (Part 1). First speaks in The Master Builder.</text:p>
          </table:table-cell>
          <table:table-cell office:value-type="string" calcext:value-type="string">
            <text:p>Scramble City. In the original Storyboards for Transformers: The Movie, it was Smokescreen who lay dead, rather than Wheeljack (Though Wheeljack's corpse is painted with Smokescreen's color scheme when Springer enters the room before the shot changes to focus on Arcee moving Windcharger's body). Later seen in Transformers: Headmasters (in Japan)</text:p>
          </table:table-cell>
          <table:table-cell office:value-type="string" calcext:value-type="string">
            <text:p>Jack Angel</text:p>
          </table:table-cell>
          <table:table-cell office:value-type="string" calcext:value-type="string">
            <text:p>Unknown (possibly 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Hoist</text:p>
          </table:table-cell>
          <table:table-cell office:value-type="string" calcext:value-type="string">
            <text:p>"No exceptions!" - All Autobots must submit to his maintenance schedule... knows they must operate at peak efficiency in battle. Jovial, enjoys job and is good at it - will find any problem, from engine overhaul to smallest leaky gasket. As tow truck, hauls 40,000 lbs. As robot, very strong... launches heat-seeking missiles from wrist sockets. Full spectrum multi-sensor behind his head determines an object's composition, density, tensile strength, energy properties.</text:p>
          </table:table-cell>
          <table:table-cell office:value-type="string" calcext:value-type="string">
            <text:p>1984 Toyota 4WD Hilux Tow Truck</text:p>
          </table:table-cell>
          <table:table-cell office:value-type="string" calcext:value-type="string">
            <text:p>Dinobot Island Part 1</text:p>
          </table:table-cell>
          <table:table-cell office:value-type="string" calcext:value-type="string">
            <text:p>Scramble city</text:p>
          </table:table-cell>
          <table:table-cell office:value-type="string" calcext:value-type="string">
            <text:p>Michael Chain</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Inferno</text:p>
          </table:table-cell>
          <table:table-cell office:value-type="string" calcext:value-type="string">
            <text:p>"The hotter things get, the better I like it!"... not only fires, but battle too. Often distracted from performing his job to engage in combat. Can do anything Earth fire trucks can in vehicular mode. Great strength... ceramic-plated armored skin can take up to 8000 degrees Celsius. Extinguisher rifle shoots flame-suppressing foam and an energy damping beam to counter other beams. Forearms shoot missiles. Doesn't follow orders well, not very mobile as robot.</text:p>
          </table:table-cell>
          <table:table-cell office:value-type="string" calcext:value-type="string">
            <text:p>1955 Mitsubishi Fuso Fire Truck</text:p>
          </table:table-cell>
          <table:table-cell office:value-type="string" calcext:value-type="string">
            <text:p>Dinobots Island Part 1</text:p>
          </table:table-cell>
          <table:table-cell office:value-type="string" calcext:value-type="string">
            <text:p>Scramble City, but was credited in "The Transformers: The Movie"</text:p>
          </table:table-cell>
          <table:table-cell office:value-type="string" calcext:value-type="string">
            <text:p>Walker Edmiston</text:p>
          </table:table-cell>
          <table:table-cell office:value-type="string" calcext:value-type="string">
            <text:p>Alive</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Skids</text:p>
          </table:table-cell>
          <table:table-cell office:value-type="string" calcext:value-type="string">
            <text:p>A daydreamer... often bumps into things at 60 mph while pondering Earth life instead of a Decepticon attack. Considers Earth one vast lab for his research. His findings are often invaluable to fellow Autobots. Enormous memory storage capacity. Carries a liquid nitrogen rifle with 600 foot range. Twin electron blaster of 20,000 volts can short-circuit almost anything. At 560 mph can stop within 25 feet. Not very fast... often in danger due to daydreaming.</text:p>
          </table:table-cell>
          <table:table-cell office:value-type="string" calcext:value-type="string">
            <text:p>Honda City Turbo Mini-Van</text:p>
          </table:table-cell>
          <table:table-cell office:value-type="string" calcext:value-type="string">
            <text:p>Quest for Survival</text:p>
          </table:table-cell>
          <table:table-cell office:value-type="string" calcext:value-type="string">
            <text:p>Triple Takeover</text:p>
          </table:table-cell>
          <table:table-cell office:value-type="string" calcext:value-type="string">
            <text:p>Michael Chain (Quest for Survival) and Dan Gilvezan (Triple Takeover)</text:p>
          </table:table-cell>
          <table:table-cell office:value-type="string" calcext:value-type="string">
            <text:p>Unknown (possibly dead)</text:p>
          </table:table-cell>
          <table:table-cell office:value-type="string" calcext:value-type="string">
            <text:p>Autobot</text:p>
          </table:table-cell>
          <table:table-cell office:value-type="string" calcext:value-type="string">
            <text:p>Autobot Car</text:p>
          </table:table-cell>
        </table:table-row>
        <table:table-row table:style-name="ro1">
          <table:table-cell office:value-type="string" calcext:value-type="string">
            <text:p>Windcharger</text:p>
          </table:table-cell>
          <table:table-cell office:value-type="string" calcext:value-type="string">
            <text:p>Windcharger is the fastest Autobot over short distances. Good in situations requiring fast, decisive action. Enthusiastic but inpatient. Short attention span. Casts powerful magnetic fields which can attract or repel large metal objects. Smashes them at closer distances. These abilities use up tremendous energy. Often burns himself out due to carelessness.</text:p>
          </table:table-cell>
          <table:table-cell office:value-type="string" calcext:value-type="string">
            <text:p>1984 Pontiac Trans Am</text:p>
          </table:table-cell>
          <table:table-cell office:value-type="string" calcext:value-type="string">
            <text:p>Appears in More Than Meets the Eye (Part 1). First speaks in S.O.S. Dinobots.</text:p>
          </table:table-cell>
          <table:table-cell office:value-type="string" calcext:value-type="string">
            <text:p>Was found dead by Arcee in The Transformers: The Movie. Appeared in Call of the Primitives as an animation error.</text:p>
          </table:table-cell>
          <table:table-cell office:value-type="string" calcext:value-type="string">
            <text:p>John Stephenson</text:p>
          </table:table-cell>
          <table:table-cell office:value-type="string" calcext:value-type="string">
            <text:p>Dead</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Brawn</text:p>
          </table:table-cell>
          <table:table-cell office:value-type="string" calcext:value-type="string">
            <text:p>To Brawn, Earth is essentially a hostile environment - and he loves it. Strong, rugged, agile - the most macho of all Autobots. Delights in challenges. Sorry for those not as tough as himself. Second strongest Autobot - can lift 190,000 pounds and knock down a small building with one punch. High resistance to artillery fire. Vulnerable to attack by electromagnetic waves.</text:p>
          </table:table-cell>
          <table:table-cell office:value-type="string" calcext:value-type="string">
            <text:p>1969 Land Rover</text:p>
          </table:table-cell>
          <table:table-cell office:value-type="string" calcext:value-type="string">
            <text:p>Appears in More Than Meets the Eye (Part 1). First speaks in More Than Meets the Eye (Part 2).</text:p>
          </table:table-cell>
          <table:table-cell office:value-type="string" calcext:value-type="string">
            <text:p>Killed by Megatron in gun mode held by Starscream in Transformers: The Movie Appeared in carnage in c-minor as an animation error.</text:p>
          </table:table-cell>
          <table:table-cell office:value-type="string" calcext:value-type="string">
            <text:p>Corey Burton</text:p>
          </table:table-cell>
          <table:table-cell office:value-type="string" calcext:value-type="string">
            <text:p>Dead</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Huffer</text:p>
          </table:table-cell>
          <table:table-cell office:value-type="string" calcext:value-type="string">
            <text:p>Huffer is cynical, hard-boiled and pessimistic. "He looks at the world through sludge-colored windshields." Will complain it can't be built, then builds it anyway. Not too sociable, but absolutely reliable. Arm sensors can test materials for strength, heat resistance, elasticity, etc. Extremely strong. Superior mathematical and geometrical abilities. Often unhappy and homesick for Cybertron.</text:p>
          </table:table-cell>
          <table:table-cell office:value-type="string" calcext:value-type="string">
            <text:p>Single Axle Cab-Over</text:p>
          </table:table-cell>
          <table:table-cell office:value-type="string" calcext:value-type="string">
            <text:p>Appears in More Than Meets the Eye (Part 1). First speaks in More Than Meets the Eye (Part 2).</text:p>
          </table:table-cell>
          <table:table-cell office:value-type="string" calcext:value-type="string">
            <text:p>The Transformers: The Movie. He was last seen helping Kup put up barricades in the film. He received offscreen damage and was mentioned dead by Daniel Witwicky in Dark Awakening.</text:p>
          </table:table-cell>
          <table:table-cell office:value-type="string" calcext:value-type="string">
            <text:p>John Stephenson</text:p>
          </table:table-cell>
          <table:table-cell office:value-type="string" calcext:value-type="string">
            <text:p>Dead</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Gears</text:p>
          </table:table-cell>
          <table:table-cell office:value-type="string" calcext:value-type="string">
            <text:p>Gears is anti-social, a self-proclaimed misfit. Finds fault in everything and everyone. Acts this way to help cheer others up as they try to cheer him up. Tremendous strength and endurance. Totes heavy loads long distances. Launches to height of 20 miles, floats down on compressed air. Becomes an easy target due to limited maneuverability. Can detect infrared.</text:p>
          </table:table-cell>
          <table:table-cell office:value-type="string" calcext:value-type="string">
            <text:p>1952 4WD Off-Road Pickup Truck</text:p>
          </table:table-cell>
          <table:table-cell office:value-type="string" calcext:value-type="string">
            <text:p>Appears in More Than Meets the Eye (Part 1). First speaks in More Than Meets the Eye (Part 2).</text:p>
          </table:table-cell>
          <table:table-cell office:value-type="string" calcext:value-type="string">
            <text:p>"The Transformers: The Movie" It's likely he was killed when Unicron attacked Moon base 1 since he wasn't seen on the shuttle that came to Earth.</text:p>
          </table:table-cell>
          <table:table-cell office:value-type="string" calcext:value-type="string">
            <text:p>Don Messick</text:p>
          </table:table-cell>
          <table:table-cell office:value-type="string" calcext:value-type="string">
            <text:p>Unknown (possibly dead)</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Warpath</text:p>
          </table:table-cell>
          <table:table-cell office:value-type="string" calcext:value-type="string">
            <text:p>Thinks he's more impressive than his comrades do... likes to show off his sharpshooting. Boisterous, loud-mouthed... raucous sense of humor makes him welcome company. Vain - upset by even the smallest scratch to his gun barrel. Can go 30 mph over roughest terrain, hit a hex-nut 1.5 miles away. Shoots explosives, thermal, cryogenic, acid, sonic shells. Great strength, but helpless if upended.</text:p>
          </table:table-cell>
          <table:table-cell office:value-type="string" calcext:value-type="string">
            <text:p>M551 Sheridan Tank</text:p>
          </table:table-cell>
          <table:table-cell office:value-type="string" calcext:value-type="string">
            <text:p>A prime problem</text:p>
          </table:table-cell>
          <table:table-cell office:value-type="string" calcext:value-type="string">
            <text:p>Ghost in the Machine</text:p>
          </table:table-cell>
          <table:table-cell office:value-type="string" calcext:value-type="string">
            <text:p>Alan Oppenheimer</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Seaspray</text:p>
          </table:table-cell>
          <table:table-cell office:value-type="string" calcext:value-type="string">
            <text:p>Displays a zest for his job unmatched by fellow Autobots. Loves the ocean and its creatures... unhappy when he returns to land and reverts to robot form. Loves the thrill of naval battle. Can go 120 knots, 4000-mile range. Has sonar radar and underwater and surface-to-air lasers, also used in robot mode. Wheels allow limited land travel. Not too strong or mobile as robot.</text:p>
          </table:table-cell>
          <table:table-cell office:value-type="string" calcext:value-type="string">
            <text:p>Hovercraft</text:p>
          </table:table-cell>
          <table:table-cell office:value-type="string" calcext:value-type="string">
            <text:p>Dinobot Island (Part 2)</text:p>
          </table:table-cell>
          <table:table-cell office:value-type="string" calcext:value-type="string">
            <text:p>Thief in the Night</text:p>
          </table:table-cell>
          <table:table-cell office:value-type="string" calcext:value-type="string">
            <text:p>Alan Oppenheimer and Wally Burr (PSA)</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Powerglide</text:p>
          </table:table-cell>
          <table:table-cell office:value-type="string" calcext:value-type="string">
            <text:p>A show off... proud that he's one of few Autobots that can fly. Incredible maneuverability... delights in displaying his dazzling aerial virtuousity, to friends or foes... just wants their appreciation of his talent. Cruises at 500 mph... can increase power output and speed to 3200 mph for short periods. Carries small concussion bombs... shoots thermal beam as plane and robot. Gets into more troubles with enemy planes than he can handle.</text:p>
          </table:table-cell>
          <table:table-cell office:value-type="string" calcext:value-type="string">
            <text:p>A-10 Warthog</text:p>
          </table:table-cell>
          <table:table-cell office:value-type="string" calcext:value-type="string">
            <text:p>A prime problem</text:p>
          </table:table-cell>
          <table:table-cell office:value-type="string" calcext:value-type="string">
            <text:p>Ghost in the Machine</text:p>
          </table:table-cell>
          <table:table-cell office:value-type="string" calcext:value-type="string">
            <text:p>Michael Chain</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Beachcomber</text:p>
          </table:table-cell>
          <table:table-cell office:value-type="string" calcext:value-type="string">
            <text:p>No interest in warfare; prefers long, lone trips into deserts and along coasts... only places he feels he can escape to and relax. Cool-headed, low-key, personable - what Earthlings call "laid-back". Fights when called upon despite anti-war feelings. Range of 800 miles... can go over very rugged terrain. Sensors can determine chemical composition of land and find needed resources. Susceptible to mental stress.</text:p>
          </table:table-cell>
          <table:table-cell office:value-type="string" calcext:value-type="string">
            <text:p>1945 Dune Buggy</text:p>
          </table:table-cell>
          <table:table-cell office:value-type="string" calcext:value-type="string">
            <text:p>The Insecticon Syndrome</text:p>
          </table:table-cell>
          <table:table-cell office:value-type="string" calcext:value-type="string">
            <text:p>Five Faces of Darkness (Part 5)</text:p>
          </table:table-cell>
          <table:table-cell office:value-type="string" calcext:value-type="string">
            <text:p>Alan Oppenheimer</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Cosmos</text:p>
          </table:table-cell>
          <table:table-cell office:value-type="string" calcext:value-type="string">
            <text:p>Lonely in outer space... relieves boredom by scaring humans by hovering over their backyards at night or zig-zagging through meteor showers. Can achieve Earth orbit, even go to Moon and back with enough fuel. Acts as communications satellite... optical sensors can see bicycle at 600 miles. Has pinpoint accuracy, high-powered particle beam. Not well-suited to function on ground as robot.</text:p>
          </table:table-cell>
          <table:table-cell office:value-type="string" calcext:value-type="string">
            <text:p>Flying Saucer</text:p>
          </table:table-cell>
          <table:table-cell office:value-type="string" calcext:value-type="string">
            <text:p>Megatron's Master Plan (Part 2)</text:p>
          </table:table-cell>
          <table:table-cell office:value-type="string" calcext:value-type="string">
            <text:p>Grimlock's New Brain</text:p>
          </table:table-cell>
          <table:table-cell office:value-type="string" calcext:value-type="string">
            <text:p>Michael McConnohie</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Outback</text:p>
          </table:table-cell>
          <table:table-cell office:value-type="string" calcext:value-type="string">
            <text:p>Thinks going by the book is going the long way. Doesn't follow plans - or roads! Cuts across parking lots, sidewalks, backyards to get where he's going. Travels at 110 mph, range 800 miles, his 4-wheel drive handles roughest terrain, climbs grades up to 50 degrees. Carries turret-mounted mortar cannon that shoots armour-piercing shells.</text:p>
          </table:table-cell>
          <table:table-cell office:value-type="string" calcext:value-type="string">
            <text:p>Series III Land Rover</text:p>
          </table:table-cell>
          <table:table-cell office:value-type="string" calcext:value-type="string">
            <text:p>Five Faces of Darkness (Part 1)</text:p>
          </table:table-cell>
          <table:table-cell office:value-type="string" calcext:value-type="string">
            <text:p>The Quintesson Journal</text:p>
          </table:table-cell>
          <table:table-cell office:value-type="string" calcext:value-type="string">
            <text:p>Dan Gilvezan (Five Faces of Darkness) and Gregg Berger (The Quintesson Journal)</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Pipes</text:p>
          </table:table-cell>
          <table:table-cell office:value-type="string" calcext:value-type="string">
            <text:p>Fascinated by seemingly worthless Earthen gadgetry - carrot juicers, musical wrist-watches, electrical hair combers, etc.. Collects them in unused corner of Ark, creating a mini museum of American consumerisim. Travels at 100 mph, range 400 miles, hauls up to 60 tons. Twin exhaust pipes emit corrosive gases that can dissolve 2" thick steel slab in 10 minutes.</text:p>
          </table:table-cell>
          <table:table-cell office:value-type="string" calcext:value-type="string">
            <text:p>Single Axle Cab-Over</text:p>
          </table:table-cell>
          <table:table-cell office:value-type="string" calcext:value-type="string">
            <text:p>Five Faces of Darkness (Part 5)</text:p>
          </table:table-cell>
          <table:table-cell office:value-type="string" calcext:value-type="string">
            <text:p>Forever Is a Long Time Coming</text:p>
          </table:table-cell>
          <table:table-cell office:value-type="string" calcext:value-type="string">
            <text:p>Hal Rayle</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Swerve</text:p>
          </table:table-cell>
          <table:table-cell office:value-type="string" calcext:value-type="string">
            <text:p>If Autobots had drivers licenses, his would have been revoked. A menace on highways. Doesn't pay attention to where he's going or the orders he's being given - easily distracted by anything. Hands' sensors can determine physical and chemical properties of metals. Goes 120 mph, range 500 miles in car mode. Gets into lots of accidents.</text:p>
          </table:table-cell>
          <table:table-cell office:value-type="string" calcext:value-type="string">
            <text:p>Pickup Truck</text:p>
          </table:table-cell>
          <table:table-cell office:value-type="string" calcext:value-type="string">
            <text:p>Five Faces of Darkness (Part 5)</text:p>
          </table:table-cell>
          <table:table-cell office:value-type="string" calcext:value-type="string">
            <text:p>Forever Is a Long Time Coming</text:p>
          </table:table-cell>
          <table:table-cell office:value-type="string" calcext:value-type="string">
            <text:p>None</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Tailgate</text:p>
          </table:table-cell>
          <table:table-cell office:value-type="string" calcext:value-type="string">
            <text:p>He sometimes has his mind stuck in low gear, believes 55 mph speed limit is infringement on rights of cars. Garages are prisons to him... doesn't understand Earth machines are not alive. Goes 180 mph, range 600 miles. Uses ferrocobalt magnet under hood to be pulled by and within a few feet of other vehicles, reducing his fuel use to near zero. Prone to overheating.</text:p>
          </table:table-cell>
          <table:table-cell office:value-type="string" calcext:value-type="string">
            <text:p>1986 Pontiac Trans Am</text:p>
          </table:table-cell>
          <table:table-cell office:value-type="string" calcext:value-type="string">
            <text:p>Five Faces of Darkness (Part 5)</text:p>
          </table:table-cell>
          <table:table-cell office:value-type="string" calcext:value-type="string">
            <text:p>Five Faces of Darkness (Part 5), only appearance</text:p>
          </table:table-cell>
          <table:table-cell office:value-type="string" calcext:value-type="string">
            <text:p>Ted Schwartz</text:p>
          </table:table-cell>
          <table:table-cell office:value-type="string" calcext:value-type="string">
            <text:p>Alive</text:p>
          </table:table-cell>
          <table:table-cell office:value-type="string" calcext:value-type="string">
            <text:p>Autobot</text:p>
          </table:table-cell>
          <table:table-cell office:value-type="string" calcext:value-type="string">
            <text:p>Mini-Bot</text:p>
          </table:table-cell>
        </table:table-row>
        <table:table-row table:style-name="ro1">
          <table:table-cell office:value-type="string" calcext:value-type="string">
            <text:p>Skyfire/Jetfire</text:p>
          </table:table-cell>
          <table:table-cell office:value-type="string" calcext:value-type="string">
            <text:p>Swiftest Autobot. Daring in battle... believes victory will come via technological advancement. Adds twin scramjet modules and liquid hydrogen fuel tanks to escape Earth's gravity. Flies halfway around the world in 30 minutes. Carries 4 particle-beam cannons and heat-seeking photon missiles. Prone to mechanical failures due to advanced technology.</text:p>
          </table:table-cell>
          <table:table-cell office:value-type="string" calcext:value-type="string">
            <text:p>Cybertronian Jet, (Jetfire VF-1S Super Valkyrie)</text:p>
          </table:table-cell>
          <table:table-cell office:value-type="string" calcext:value-type="string">
            <text:p>Fire In the Sky</text:p>
          </table:table-cell>
          <table:table-cell office:value-type="string" calcext:value-type="string">
            <text:p>Day of the Machines A ship that looks like Skyfire was seen and destroyed in "Dark Awakening". It is unknown if this was really Skyfire.</text:p>
          </table:table-cell>
          <table:table-cell office:value-type="string" calcext:value-type="string">
            <text:p>Gregg Berger</text:p>
          </table:table-cell>
          <table:table-cell office:value-type="string" calcext:value-type="string">
            <text:p>Unknown (possibly dead)</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Blaster</text:p>
          </table:table-cell>
          <table:table-cell office:value-type="string" calcext:value-type="string">
            <text:p>Finds all Earth music interesting, but it's rock'n'roll - good, hard and loud - that really sparks his circuits. In the forefront of any situation he's involved in. As AM/FM stereo cassette player, he can perform as deck plus receive radio signals of all frequencies with power outputs as low as 1/1,000,000 watt. Acts as Autobot communications center... can transmit up to 4,000 miles. Carries electro-scrambler gun that disrupts electrical devices.</text:p>
          </table:table-cell>
          <table:table-cell office:value-type="string" calcext:value-type="string">
            <text:p>1984 Radio-Cassette Deck</text:p>
          </table:table-cell>
          <table:table-cell office:value-type="string" calcext:value-type="string">
            <text:p>Dinobot Island (Part 1)</text:p>
          </table:table-cell>
          <table:table-cell office:value-type="string" calcext:value-type="string">
            <text:p>The Return of Optimus Prime (Part 2)</text:p>
          </table:table-cell>
          <table:table-cell office:value-type="string" calcext:value-type="string">
            <text:p>Buster Jones</text:p>
          </table:table-cell>
          <table:table-cell office:value-type="string" calcext:value-type="string">
            <text:p>Alive (Later killed and rebuilt into Twincast in Transformers Headmasters.)</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Perceptor</text:p>
          </table:table-cell>
          <table:table-cell office:value-type="string" calcext:value-type="string">
            <text:p>Unquenchable thirst for knowledge... seeks it to exclusion of all else... Main role is to study the best ways the Autobots can adapt to Earth. Extremely smart. Scientific specialties are metallurgy, molecular chemistry, electrical engineering. As microscope, capable of powerful magnification. Lens barrel converts to powerful light cannon. Carries concussion rifle in robot mode. Absent minded. Lenses are his weakest part.</text:p>
          </table:table-cell>
          <table:table-cell office:value-type="string" calcext:value-type="string">
            <text:p>Microscope</text:p>
          </table:table-cell>
          <table:table-cell office:value-type="string" calcext:value-type="string">
            <text:p>Dinobot Island (Part 2)</text:p>
          </table:table-cell>
          <table:table-cell office:value-type="string" calcext:value-type="string">
            <text:p>The Face of Nijika Later appeared in Transformers: Victory (In Japan).</text:p>
          </table:table-cell>
          <table:table-cell office:value-type="string" calcext:value-type="string">
            <text:p>Paul Eiding</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Omega Supreme</text:p>
          </table:table-cell>
          <table:table-cell office:value-type="string" calcext:value-type="string">
            <text:p>The ultimate defense force! Great strength, even greater courage. Serious, even grim... last line of Autobot defense. Protects the Ark and all else vital to his cause. As robot, can shatter a mountainside, lift 300,000 tons with clawed arm, destroy 12" steel cube with plasma blaster arm. Has head-mounted laser cannon. Can transform to laser cannon tank and launching pad with rocket. Rocket can achieve planetary orbit.</text:p>
          </table:table-cell>
          <table:table-cell office:value-type="string" calcext:value-type="string">
            <text:p>Base with Tank and Rocket ship</text:p>
          </table:table-cell>
          <table:table-cell office:value-type="string" calcext:value-type="string">
            <text:p>Blaster Blues</text:p>
          </table:table-cell>
          <table:table-cell office:value-type="string" calcext:value-type="string">
            <text:p>The Big Broadcast of 2006</text:p>
          </table:table-cell>
          <table:table-cell office:value-type="string" calcext:value-type="string">
            <text:p>Jack Angel</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Devcon</text:p>
          </table:table-cell>
          <table:table-cell office:value-type="string" calcext:value-type="string">
            <text:p>Bounty hunter. Helped Smokescreen save the Autobots from certain death.</text:p>
          </table:table-cell>
          <table:table-cell office:value-type="string" calcext:value-type="string">
            <text:p>Cybertronian Jet or Cybertronian Car</text:p>
          </table:table-cell>
          <table:table-cell office:value-type="string" calcext:value-type="string">
            <text:p>The Gambler</text:p>
          </table:table-cell>
          <table:table-cell office:value-type="string" calcext:value-type="string">
            <text:p>The Gambler, only appearance</text:p>
          </table:table-cell>
          <table:table-cell office:value-type="string" calcext:value-type="string">
            <text:p>John Stephenson</text:p>
          </table:table-cell>
          <table:table-cell office:value-type="string" calcext:value-type="string">
            <text:p>Unknown</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Alpha Trion/A3</text:p>
          </table:table-cell>
          <table:table-cell office:value-type="string" calcext:value-type="string">
            <text:p>The oldest Autobot. One of the original creations of the Cybertronian super-computer Vector Sigma. Was once known as A3 in his earliest days. Was the guardian of the Matrix of Leadership when it had no bearer and was the one who created Optimus Prime. His body is lifeless but his spirit remains in Vector Sigma as well as the Matrix of Leadership.</text:p>
          </table:table-cell>
          <table:table-cell office:value-type="string" calcext:value-type="string">
            <text:p>none</text:p>
          </table:table-cell>
          <table:table-cell office:value-type="string" calcext:value-type="string">
            <text:p>The Search for Alpha Trion</text:p>
          </table:table-cell>
          <table:table-cell office:value-type="string" calcext:value-type="string">
            <text:p>Sacrifices himself in The Key to Vector Sigma (Part 2). Last Seen in The Rebirth (Part 3) as part of Vector Sigma.</text:p>
          </table:table-cell>
          <table:table-cell office:value-type="string" calcext:value-type="string">
            <text:p>John Stephenson, Corey Burton (War Dawn) and Tony Pope (A3, Forever is a Long Time Coming)</text:p>
          </table:table-cell>
          <table:table-cell office:value-type="string" calcext:value-type="string">
            <text:p>Part of Vector Sigma (Later appears as a ghost in Transformers Headmasters)</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Broadside</text:p>
          </table:table-cell>
          <table:table-cell office:value-type="string" calcext:value-type="string">
            <text:p>Doesn't like transforming into carrier or jet - gets seasick on water, has fear of heights. Effective, valiant warrior, but other Autobots wish he wouldn't gripe so much. Expands to 1200 ft. length as carrier, capable of landing jets and carrying other Autobots. 15,000 mile range, 40 knots maximum speed. Projects 80,000 volt electric field around himself in jet mode. Has high-energy plasma-pulse gun and shattering vibro-ax in robot mode.</text:p>
          </table:table-cell>
          <table:table-cell office:value-type="string" calcext:value-type="string">
            <text:p>Aircraft carrier/Jet Fighter</text:p>
          </table:table-cell>
          <table:table-cell office:value-type="string" calcext:value-type="string">
            <text:p>Carnage in C-Minor</text:p>
          </table:table-cell>
          <table:table-cell office:value-type="string" calcext:value-type="string">
            <text:p>The Burden Hardest to Bear</text:p>
          </table:table-cell>
          <table:table-cell office:value-type="string" calcext:value-type="string">
            <text:p>Bill Martin</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Metroplex</text:p>
          </table:table-cell>
          <table:table-cell office:value-type="string" calcext:value-type="string">
            <text:p>Startlingly versatile, staggeringly strong, the Autobots last line of defense... a mighty instrument of titanic destructive force. Extremely modest about his achievements... berates himself for not doing more. In robot mode, he can lift 70,000 tons, has shoulder-mounted twin high-energy maser cannons and omni-directional receiving and transmitting antenna. In city mode, has helipad and fully equipped repair bays that can handle four vehicles at once. Left rear tower transforms into tank, Slammer, who has rocket-propelled mortar cannon. Scamper is sports car with side mounted electro-blasters; transforms into robot, uses high-energy particle beam pistol. Six-gun is small robot, has ion-pulse rifles for arms, twin surface-to-air guided missile launchers on back, acetylene pistol. In battle station mode, uses all these weapons and twin disrupter rays, laser lances, powerful anti-matter projectors.</text:p>
          </table:table-cell>
          <table:table-cell office:value-type="string" calcext:value-type="string">
            <text:p>Autobot City/Battle Station</text:p>
          </table:table-cell>
          <table:table-cell office:value-type="string" calcext:value-type="string">
            <text:p>Scramble City first spoke in Five Faces of Darkness (Part 5)</text:p>
          </table:table-cell>
          <table:table-cell office:value-type="string" calcext:value-type="string">
            <text:p>The Return of Optimus Prime (Part 1)</text:p>
          </table:table-cell>
          <table:table-cell office:value-type="string" calcext:value-type="string">
            <text:p>Bud Davis and Ron Feinberg (Five Faces of Darkness, Part 5)</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Sky Lynx</text:p>
          </table:table-cell>
          <table:table-cell office:value-type="string" calcext:value-type="string">
            <text:p>A powerful fighter. Self-centered and boastful. Fearless, daring, believes himself to be superior to many of his fellow Autobots. Shell-resistant and steel-reinforced hull can withstand enemy bombardment and extreme temperature variations. Possesses solar powered auxiliary engines. Acetylene blaster inside cockput shoots 3000 degree flames. As space shuttle, has interplanetary travel capabilities - maximum speed 30,000 mph, range 40,000,000 miles.</text:p>
          </table:table-cell>
          <table:table-cell office:value-type="string" calcext:value-type="string">
            <text:p>Space Shuttle/Pteranodon/Lynx</text:p>
          </table:table-cell>
          <table:table-cell office:value-type="string" calcext:value-type="string">
            <text:p>Five Faces of Darkness (Part 5)</text:p>
          </table:table-cell>
          <table:table-cell office:value-type="string" calcext:value-type="string">
            <text:p>The Return of Optimus Prime (Part 2)</text:p>
          </table:table-cell>
          <table:table-cell office:value-type="string" calcext:value-type="string">
            <text:p>Aron Kincaid</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Punch/Counterpunch</text:p>
          </table:table-cell>
          <table:table-cell office:value-type="string" calcext:value-type="string">
            <text:p>Punch, the Autobot, transforms into Counterpunch, the Decepticon, to infiltrate enemy installations. Cool-headed, a robot of few words, reveals little of his true self to either side. Maximum car mode speed: 160 mph. Uses twin mortar launcher in Autobot mode, photon cannon in Decepticon mode.</text:p>
          </table:table-cell>
          <table:table-cell office:value-type="string" calcext:value-type="string">
            <text:p>Pontiac Fiero (Punch) / Lamborghini Diablo (Counterpunch)</text:p>
          </table:table-cell>
          <table:table-cell office:value-type="string" calcext:value-type="string">
            <text:p>The Rebirth (Part 1)</text:p>
          </table:table-cell>
          <table:table-cell office:value-type="string" calcext:value-type="string">
            <text:p>The Rebirth (Part 2)</text:p>
          </table:table-cell>
          <table:table-cell office:value-type="string" calcext:value-type="string">
            <text:p>John Moschitta, Jr.</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Sandstorm</text:p>
          </table:table-cell>
          <table:table-cell office:value-type="string" calcext:value-type="string">
            <text:p>Always takes death-defying risks. Anything less than dangerous is boring to him. In battle, gets close enough to count the bolts in Decepticon armor plates. As helicopter and buggy, he's adept at using rotors and exhaust to whip up blinding clouds of dust and sand. Extremely maneuverable. Carries sandblaster gun that shoots streams of silicate particles that can erode anything.</text:p>
          </table:table-cell>
          <table:table-cell office:value-type="string" calcext:value-type="string">
            <text:p>1965 Dune Buggy/Agusta Helicopter</text:p>
          </table:table-cell>
          <table:table-cell office:value-type="string" calcext:value-type="string">
            <text:p>Fight or Flee</text:p>
          </table:table-cell>
          <table:table-cell office:value-type="string" calcext:value-type="string">
            <text:p>Starscream's Ghost</text:p>
          </table:table-cell>
          <table:table-cell office:value-type="string" calcext:value-type="string">
            <text:p>Jerry Houser</text:p>
          </table:table-cell>
          <table:table-cell office:value-type="string" calcext:value-type="string">
            <text:p>Alive</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Beta</text:p>
          </table:table-cell>
          <table:table-cell office:value-type="string" calcext:value-type="string">
            <text:p>Female Autobot. Used to work with Alpha Trion back on Cybertron.</text:p>
          </table:table-cell>
          <table:table-cell office:value-type="string" calcext:value-type="string">
            <text:p>none</text:p>
          </table:table-cell>
          <table:table-cell office:value-type="string" calcext:value-type="string">
            <text:p>Forever Is a Long Time Coming</text:p>
          </table:table-cell>
          <table:table-cell office:value-type="string" calcext:value-type="string">
            <text:p>Forever Is a Long Time Coming, only appearance</text:p>
          </table:table-cell>
          <table:table-cell office:value-type="string" calcext:value-type="string">
            <text:p>Susan Blu</text:p>
          </table:table-cell>
          <table:table-cell office:value-type="string" calcext:value-type="string">
            <text:p>Unknown</text:p>
          </table:table-cell>
          <table:table-cell office:value-type="string" calcext:value-type="string">
            <text:p>Autobot</text:p>
          </table:table-cell>
          <table:table-cell office:value-type="string" calcext:value-type="string">
            <text:p>Other</text:p>
          </table:table-cell>
        </table:table-row>
        <table:table-row table:style-name="ro1">
          <table:table-cell office:value-type="string" calcext:value-type="string">
            <text:p>Grimlock</text:p>
          </table:table-cell>
          <table:table-cell office:value-type="string" calcext:value-type="string">
            <text:p>Most fearsome and powerful Dinobot. Although dedicated to the Autobot cause, resents authority. Cold, merciless, but a valiant warrior. Has contempt for the weak, including all humans. Great strength, uses jaws to break almost anything in two. Carries energon sword and galaxial rocket launcher in Dinobot mode. Other than arrogance and lack of speed, has no real weakness.</text:p>
          </table:table-cell>
          <table:table-cell office:value-type="string" calcext:value-type="string">
            <text:p>Tyrannosaurus rex</text:p>
          </table:table-cell>
          <table:table-cell office:value-type="string" calcext:value-type="string">
            <text:p>Created by Wheeljack and Ratchet in S.O.S. Dinobots</text:p>
          </table:table-cell>
          <table:table-cell office:value-type="string" calcext:value-type="string">
            <text:p>Call Of The Primitives</text:p>
          </table:table-cell>
          <table:table-cell office:value-type="string" calcext:value-type="string">
            <text:p>Gregg Berger</text:p>
          </table:table-cell>
          <table:table-cell office:value-type="string" calcext:value-type="string">
            <text:p>Alive</text:p>
          </table:table-cell>
          <table:table-cell office:value-type="string" calcext:value-type="string">
            <text:p>Autobot</text:p>
          </table:table-cell>
          <table:table-cell office:value-type="string" calcext:value-type="string">
            <text:p>Dinobot</text:p>
          </table:table-cell>
        </table:table-row>
        <table:table-row table:style-name="ro1">
          <table:table-cell office:value-type="string" calcext:value-type="string">
            <text:p>Slag</text:p>
          </table:table-cell>
          <table:table-cell office:value-type="string" calcext:value-type="string">
            <text:p>Enjoys melting enemies into pools of liquid metal. Like his fellow Dinobots, resents authority. Disruptive - often brawls with comrades. Shoots 3000 degrees Celsius flame up to 80 feet from mouth. Enormous strength - can shatter a brick building with head. Uses electron blaster in Dinobot mode. Rash, not too bright. Nasty, mean-spirited... often the other Autobots won't help when he's in trouble.</text:p>
          </table:table-cell>
          <table:table-cell office:value-type="string" calcext:value-type="string">
            <text:p>Triceratops</text:p>
          </table:table-cell>
          <table:table-cell office:value-type="string" calcext:value-type="string">
            <text:p>Created by Wheeljack and Ratchet in S.O.S. Dinobots</text:p>
          </table:table-cell>
          <table:table-cell office:value-type="string" calcext:value-type="string">
            <text:p>Call Of The Primitives</text:p>
          </table:table-cell>
          <table:table-cell office:value-type="string" calcext:value-type="string">
            <text:p>Neil Ross</text:p>
          </table:table-cell>
          <table:table-cell office:value-type="string" calcext:value-type="string">
            <text:p>Alive</text:p>
          </table:table-cell>
          <table:table-cell office:value-type="string" calcext:value-type="string">
            <text:p>Autobot</text:p>
          </table:table-cell>
          <table:table-cell office:value-type="string" calcext:value-type="string">
            <text:p>Dinobot</text:p>
          </table:table-cell>
        </table:table-row>
        <table:table-row table:style-name="ro1">
          <table:table-cell office:value-type="string" calcext:value-type="string">
            <text:p>Sludge</text:p>
          </table:table-cell>
          <table:table-cell office:value-type="string" calcext:value-type="string">
            <text:p>Likes to make presence known - a footstep can be heard and felt in a 3-mile radius. Gentle and shy, but terrifying and unstoppable in battle. Like other Dinobots, dislikes authority. Can exert 40,000 psi via feet - enough to shatter a bridge. Immense strength and endurance. Adept at fighting in water, swamp, and jungle. Slow, not too clever - often victim of the calamities he causes.</text:p>
          </table:table-cell>
          <table:table-cell office:value-type="string" calcext:value-type="string">
            <text:p>Apatosaurus</text:p>
          </table:table-cell>
          <table:table-cell office:value-type="string" calcext:value-type="string">
            <text:p>Created by Wheeljack and Ratchet in S.O.S. Dinobots</text:p>
          </table:table-cell>
          <table:table-cell office:value-type="string" calcext:value-type="string">
            <text:p>Call of the Primitives</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Dinobot</text:p>
          </table:table-cell>
        </table:table-row>
        <table:table-row table:style-name="ro1">
          <table:table-cell office:value-type="string" calcext:value-type="string">
            <text:p>Snarl</text:p>
          </table:table-cell>
          <table:table-cell office:value-type="string" calcext:value-type="string">
            <text:p>An unhappy loner of few words and fewer opinions. Finds joy only in battle. Hates his Dinobot form, longs to return to Cybertron. Large golden plates on spinal assembly are solar collectors... strength increases tenfold in sunlight. Tail can shatter 20 foot concrete cube. Armored hide resists most missiles. Vulnerable to nighttime attacks due to his weaker state. Slow... uncooperative nature hinders others from helping him.</text:p>
          </table:table-cell>
          <table:table-cell office:value-type="string" calcext:value-type="string">
            <text:p>Stegosaurus</text:p>
          </table:table-cell>
          <table:table-cell office:value-type="string" calcext:value-type="string">
            <text:p>Created by Wheeljack and Ratchet in War of the Dinobots</text:p>
          </table:table-cell>
          <table:table-cell office:value-type="string" calcext:value-type="string">
            <text:p>Call Of The Primitives</text:p>
          </table:table-cell>
          <table:table-cell office:value-type="string" calcext:value-type="string">
            <text:p>Hal Rayle</text:p>
          </table:table-cell>
          <table:table-cell office:value-type="string" calcext:value-type="string">
            <text:p>Alive</text:p>
          </table:table-cell>
          <table:table-cell office:value-type="string" calcext:value-type="string">
            <text:p>Autobot</text:p>
          </table:table-cell>
          <table:table-cell office:value-type="string" calcext:value-type="string">
            <text:p>Dinobot</text:p>
          </table:table-cell>
        </table:table-row>
        <table:table-row table:style-name="ro1">
          <table:table-cell office:value-type="string" calcext:value-type="string">
            <text:p>Swoop</text:p>
          </table:table-cell>
          <table:table-cell office:value-type="string" calcext:value-type="string">
            <text:p>Enjoys watching enemies scatter before him as he dives down from sky... considers spreading fear his greatest weapon. This Dinobot's kind, good-natured side disguised by his horrifying form... even his comrades shy away. Flies at 250 mph... air-to-air missile launcher under each wing fires missiles equivalent of 5000 lbs. TNT, 8 mile range. As robot, uses launchers and 4000 degrees Celsius thermal sword. Fragile wings vulnerable to enemy firepower.</text:p>
          </table:table-cell>
          <table:table-cell office:value-type="string" calcext:value-type="string">
            <text:p>Pteranodon</text:p>
          </table:table-cell>
          <table:table-cell office:value-type="string" calcext:value-type="string">
            <text:p>Created by Wheeljack and Ratchet in War of the Dinobots</text:p>
          </table:table-cell>
          <table:table-cell office:value-type="string" calcext:value-type="string">
            <text:p>Call of the Primitives</text:p>
          </table:table-cell>
          <table:table-cell office:value-type="string" calcext:value-type="string">
            <text:p>Michael Bell</text:p>
          </table:table-cell>
          <table:table-cell office:value-type="string" calcext:value-type="string">
            <text:p>Alive</text:p>
          </table:table-cell>
          <table:table-cell office:value-type="string" calcext:value-type="string">
            <text:p>Autobot</text:p>
          </table:table-cell>
          <table:table-cell office:value-type="string" calcext:value-type="string">
            <text:p>Dinobot</text:p>
          </table:table-cell>
        </table:table-row>
        <table:table-row table:style-name="ro1">
          <table:table-cell office:value-type="string" calcext:value-type="string">
            <text:p>Silverbolt</text:p>
          </table:table-cell>
          <table:table-cell office:value-type="string" calcext:value-type="string">
            <text:p>Scared of heights. Brave, grimly determined warrior, but he struggles to maintain that image in order to hide his phobia. Selected by Optimus Prime to command so he'd be too busy worrying about others to worry about himself. In jet mode, speed of Mach 1.9, range 4500 miles. Carries electrostatic battery that releases bolt of up to 150,000 volts through his nose cone. Uses electrostatic discharger rifle in robot mode.</text:p>
          </table:table-cell>
          <table:table-cell office:value-type="string" calcext:value-type="string">
            <text:p>Concorde</text:p>
          </table:table-cell>
          <table:table-cell office:value-type="string" calcext:value-type="string">
            <text:p>Created by the Autobots in The Key to Vector Sigma (Part 2)</text:p>
          </table:table-cell>
          <table:table-cell office:value-type="string" calcext:value-type="string">
            <text:p>Was wounded by Sixshot in The Rebirth (Part 1) and rebuilt into engines to move Cybertron in The Rebirth (Part 3)</text:p>
          </table:table-cell>
          <table:table-cell office:value-type="string" calcext:value-type="string">
            <text:p>Charlie Adler</text:p>
          </table:table-cell>
          <table:table-cell office:value-type="string" calcext:value-type="string">
            <text:p>Alive</text:p>
          </table:table-cell>
          <table:table-cell office:value-type="string" calcext:value-type="string">
            <text:p>Autobot</text:p>
          </table:table-cell>
          <table:table-cell office:value-type="string" calcext:value-type="string">
            <text:p>Aerialbot</text:p>
          </table:table-cell>
        </table:table-row>
        <table:table-row table:style-name="ro1">
          <table:table-cell office:value-type="string" calcext:value-type="string">
            <text:p>Air Raid</text:p>
          </table:table-cell>
          <table:table-cell office:value-type="string" calcext:value-type="string">
            <text:p>Prefers streaking into a cluster of Decepticons to shooting at them from long range... says, "that always sparks their wires a bit." Tactically, most fearless Aerialbot... just wants to have fun. Flies at Mach 2.5, range 1500 miles. Carries air-to-air heat-seeking missiles, uses torque rifle whose beam applies 80,000 psi of rotational force.</text:p>
          </table:table-cell>
          <table:table-cell office:value-type="string" calcext:value-type="string">
            <text:p>1973 F-15 Eagle</text:p>
          </table:table-cell>
          <table:table-cell office:value-type="string" calcext:value-type="string">
            <text:p>Created by the Autobots in The Key to Vector Sigma (Part 2)</text:p>
          </table:table-cell>
          <table:table-cell office:value-type="string" calcext:value-type="string">
            <text:p>Was wounded by Sixshot in The Rebirth (Part 1) and rebuilt into engines to move Cybertron in The Rebirth (Part 2)</text:p>
          </table:table-cell>
          <table:table-cell office:value-type="string" calcext:value-type="string">
            <text:p>Rob Paulsen</text:p>
          </table:table-cell>
          <table:table-cell office:value-type="string" calcext:value-type="string">
            <text:p>Alive</text:p>
          </table:table-cell>
          <table:table-cell office:value-type="string" calcext:value-type="string">
            <text:p>Autobot</text:p>
          </table:table-cell>
          <table:table-cell office:value-type="string" calcext:value-type="string">
            <text:p>Aerialbot</text:p>
          </table:table-cell>
        </table:table-row>
        <table:table-row table:style-name="ro1">
          <table:table-cell office:value-type="string" calcext:value-type="string">
            <text:p>Slingshot</text:p>
          </table:table-cell>
          <table:table-cell office:value-type="string" calcext:value-type="string">
            <text:p>He won't ever win a Mr. Popularity contest - incessant braggart, takes credit for exploits of other Autobots. Optimus Prime is supportive since he's hard-working and loyal, but he secretly lacks self-confidence. Vertical-take-off-and-landing aircraft, flies at Mach 1.6, range 800 miles, extremely maneuverable. Sharpshooter - has twin mortar cannons as jet, neutron rifle as robot.</text:p>
          </table:table-cell>
          <table:table-cell office:value-type="string" calcext:value-type="string">
            <text:p>Harrier Jump Jet</text:p>
          </table:table-cell>
          <table:table-cell office:value-type="string" calcext:value-type="string">
            <text:p>Created by the Autobots in The Key to Vector Sigma (Part 2)</text:p>
          </table:table-cell>
          <table:table-cell office:value-type="string" calcext:value-type="string">
            <text:p>Was wounded by Sixshot in The Rebirth (Part 1) and rebuilt into engines to move Cybertron in The Rebirth (Part 2)</text:p>
          </table:table-cell>
          <table:table-cell office:value-type="string" calcext:value-type="string">
            <text:p>Rob Paulsen</text:p>
          </table:table-cell>
          <table:table-cell office:value-type="string" calcext:value-type="string">
            <text:p>Alive</text:p>
          </table:table-cell>
          <table:table-cell office:value-type="string" calcext:value-type="string">
            <text:p>Autobot</text:p>
          </table:table-cell>
          <table:table-cell office:value-type="string" calcext:value-type="string">
            <text:p>Aerialbot</text:p>
          </table:table-cell>
        </table:table-row>
        <table:table-row table:style-name="ro1">
          <table:table-cell office:value-type="string" calcext:value-type="string">
            <text:p>Skydive</text:p>
          </table:table-cell>
          <table:table-cell office:value-type="string" calcext:value-type="string">
            <text:p>Would rather read about jet fighters than be one... fascinated by the science of aerial warfare. Can, within the limits of his design, duplicate the flying motion of anything he sees... maybe most skilled flyer of all Transformers. Flies at Mach 2.6, range 1400 miles. Carries laser guided missiles uses mega-gun that crumbles objects by breaking molecular bonds. Prone to mid-air stalls.</text:p>
          </table:table-cell>
          <table:table-cell office:value-type="string" calcext:value-type="string">
            <text:p>1967 F-16</text:p>
          </table:table-cell>
          <table:table-cell office:value-type="string" calcext:value-type="string">
            <text:p>Created by the Autobots in The Key to Vector Sigma (Part 2)</text:p>
          </table:table-cell>
          <table:table-cell office:value-type="string" calcext:value-type="string">
            <text:p>Was wounded by Sixshot in The Rebirth (Part 1) and rebuilt into engines to move Cybertron in The Rebirth (Part 2)</text:p>
          </table:table-cell>
          <table:table-cell office:value-type="string" calcext:value-type="string">
            <text:p>Laurie Faso</text:p>
          </table:table-cell>
          <table:table-cell office:value-type="string" calcext:value-type="string">
            <text:p>Alive</text:p>
          </table:table-cell>
          <table:table-cell office:value-type="string" calcext:value-type="string">
            <text:p>Autobot</text:p>
          </table:table-cell>
          <table:table-cell office:value-type="string" calcext:value-type="string">
            <text:p>Aerialbot</text:p>
          </table:table-cell>
        </table:table-row>
        <table:table-row table:style-name="ro1">
          <table:table-cell office:value-type="string" calcext:value-type="string">
            <text:p>Fireflight</text:p>
          </table:table-cell>
          <table:table-cell office:value-type="string" calcext:value-type="string">
            <text:p>If Aerialbots needed pilots' licenses, he'd never have gotten his... a hazard in the skies. Doesn't pay attention to where he's going since he's too busy marvelling at scenery. Flies at Mach 2.0, range 1000 miles. Carries flammable "fire-fog" missiles, uses photon displacer gun that affects sight by distorting light waves.</text:p>
          </table:table-cell>
          <table:table-cell office:value-type="string" calcext:value-type="string">
            <text:p>F-4 Phantom</text:p>
          </table:table-cell>
          <table:table-cell office:value-type="string" calcext:value-type="string">
            <text:p>Created by the Autobots in The Key to Vector Sigma (Part 2)</text:p>
          </table:table-cell>
          <table:table-cell office:value-type="string" calcext:value-type="string">
            <text:p>Was wounded by Sixshot in The Rebirth (Part 1) and rebuilt into engines to move Cybertron in The Rebirth (Part 3) |</text:p>
          </table:table-cell>
          <table:table-cell office:value-type="string" calcext:value-type="string">
            <text:p>Jeff Mackay</text:p>
          </table:table-cell>
          <table:table-cell office:value-type="string" calcext:value-type="string">
            <text:p>Alive</text:p>
          </table:table-cell>
          <table:table-cell office:value-type="string" calcext:value-type="string">
            <text:p>Autobot</text:p>
          </table:table-cell>
          <table:table-cell office:value-type="string" calcext:value-type="string">
            <text:p>Aerialbot</text:p>
          </table:table-cell>
        </table:table-row>
        <table:table-row table:style-name="ro1">
          <table:table-cell office:value-type="string" calcext:value-type="string">
            <text:p>Superion</text:p>
          </table:table-cell>
          <table:table-cell office:value-type="string" calcext:value-type="string">
            <text:p>A fierce and frightful fighting machine. Suppresses thought of the five Aerialbots that comprise him, directs his thinking to one purpose: destruction of Decepticons. Cold, aloof. Flies at 800 mph, range 5800 miles. Can demolish a battleship with one blow. Uses electrostatic discharger rifle. Difficult for him to adapt to new situations or be innovative due to limited mental functions.</text:p>
          </table:table-cell>
          <table:table-cell office:value-type="string" calcext:value-type="string">
            <text:p>The 5 Aerialbots</text:p>
          </table:table-cell>
          <table:table-cell office:value-type="string" calcext:value-type="string">
            <text:p>The Key to Vector Sigma (Part 2)</text:p>
          </table:table-cell>
          <table:table-cell office:value-type="string" calcext:value-type="string">
            <text:p>The Return of Optimus Prime (Part 1)</text:p>
          </table:table-cell>
          <table:table-cell office:value-type="string" calcext:value-type="string">
            <text:p>Ed Gilbert and Frank Welker (The Key to Vector Sigma)</text:p>
          </table:table-cell>
          <table:table-cell office:value-type="string" calcext:value-type="string">
            <text:p>Alive</text:p>
          </table:table-cell>
          <table:table-cell office:value-type="string" calcext:value-type="string">
            <text:p>Autobot</text:p>
          </table:table-cell>
          <table:table-cell office:value-type="string" calcext:value-type="string">
            <text:p>Aerialbot</text:p>
          </table:table-cell>
        </table:table-row>
        <table:table-row table:style-name="ro1">
          <table:table-cell office:value-type="string" calcext:value-type="string">
            <text:p>Streetwise</text:p>
          </table:table-cell>
          <table:table-cell office:value-type="string" calcext:value-type="string">
            <text:p>Nothing escapes his notice... amazing capacity to adapt to understand his environment. Clever and determined - nothing deters him from seeking his prey - except an empty fuel tank. As car, has powerful double-mounted air-compressor cannon with 50 mile range; as robot uses blinding photon pistol. Sometimes overheats as car.</text:p>
          </table:table-cell>
          <table:table-cell office:value-type="string" calcext:value-type="string">
            <text:p>Nissan 300ZX Z31 Police Car</text:p>
          </table:table-cell>
          <table:table-cell office:value-type="string" calcext:value-type="string">
            <text:p>Revenge of Bruticus</text:p>
          </table:table-cell>
          <table:table-cell office:value-type="string" calcext:value-type="string">
            <text:p>The Rebirth (Part 3)</text:p>
          </table:table-cell>
          <table:table-cell office:value-type="string" calcext:value-type="string">
            <text:p>Peter Cullen</text:p>
          </table:table-cell>
          <table:table-cell office:value-type="string" calcext:value-type="string">
            <text:p>Alive</text:p>
          </table:table-cell>
          <table:table-cell office:value-type="string" calcext:value-type="string">
            <text:p>Autobot</text:p>
          </table:table-cell>
          <table:table-cell office:value-type="string" calcext:value-type="string">
            <text:p>Protectobots</text:p>
          </table:table-cell>
        </table:table-row>
        <table:table-row table:style-name="ro1">
          <table:table-cell office:value-type="string" calcext:value-type="string">
            <text:p>Groove</text:p>
          </table:table-cell>
          <table:table-cell office:value-type="string" calcext:value-type="string">
            <text:p>A full tank, clear skies, open road - that's all he wants out of life. Relaxed, easy going, happy wherever he is. Pacifist - difficult for him to accept his role as part of the Protectobot team. Speed: 140 mph, range: 800 miles. Uses twin vaporators, which shoot mists of oxidizing, freezing, and corrosive liquids; and photon pistol.</text:p>
          </table:table-cell>
          <table:table-cell office:value-type="string" calcext:value-type="string">
            <text:p>Harley Davidson Tour Glide Motorcycle</text:p>
          </table:table-cell>
          <table:table-cell office:value-type="string" calcext:value-type="string">
            <text:p>Revenge of Bruticus</text:p>
          </table:table-cell>
          <table:table-cell office:value-type="string" calcext:value-type="string">
            <text:p>The Rebirth (Part 3)</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Protectobots</text:p>
          </table:table-cell>
        </table:table-row>
        <table:table-row table:style-name="ro1">
          <table:table-cell office:value-type="string" calcext:value-type="string">
            <text:p>First Aid</text:p>
          </table:table-cell>
          <table:table-cell office:value-type="string" calcext:value-type="string">
            <text:p>Hates seeing any machine in pain - even those who don't know it, like a broken street lamp or an overheated car. Compassionate, cautious - will restrict an Autobot to repair bay for faulty directional signal. Carries dual-barrelled decrystallizer cannon - weakens metal by disrupting crystal-line structure - and photon pistol. Fists shoot laser beams used for welding in surgery.</text:p>
          </table:table-cell>
          <table:table-cell office:value-type="string" calcext:value-type="string">
            <text:p>Toyota Hiace</text:p>
          </table:table-cell>
          <table:table-cell office:value-type="string" calcext:value-type="string">
            <text:p>First appeared in Revenge of Bruticus. First spoke in Surprise Party.</text:p>
          </table:table-cell>
          <table:table-cell office:value-type="string" calcext:value-type="string">
            <text:p>The Rebirth (Part 3)</text:p>
          </table:table-cell>
          <table:table-cell office:value-type="string" calcext:value-type="string">
            <text:p>Michael Bell</text:p>
          </table:table-cell>
          <table:table-cell office:value-type="string" calcext:value-type="string">
            <text:p>Alive</text:p>
          </table:table-cell>
          <table:table-cell office:value-type="string" calcext:value-type="string">
            <text:p>Autobot</text:p>
          </table:table-cell>
          <table:table-cell office:value-type="string" calcext:value-type="string">
            <text:p>Protectobots</text:p>
          </table:table-cell>
        </table:table-row>
        <table:table-row table:style-name="ro1">
          <table:table-cell office:value-type="string" calcext:value-type="string">
            <text:p>Hot Spot</text:p>
          </table:table-cell>
          <table:table-cell office:value-type="string" calcext:value-type="string">
            <text:p>Likes to be where the action is. Charismatic, inspiring... other Protectobots have difficulty keeping up with his non-stop pace. Believes in being maximally operational every moment of one's life. His fire truck hose shoots high-pressure water 1200 feet. As robot, can press 60,000 pounds, uses fireball cannons that shoot bursts of 2000 degrees F. blue flame 1.5 miles.</text:p>
          </table:table-cell>
          <table:table-cell office:value-type="string" calcext:value-type="string">
            <text:p>Mitsubishi Fuso Fire Truck</text:p>
          </table:table-cell>
          <table:table-cell office:value-type="string" calcext:value-type="string">
            <text:p>First appeared in Revenge of Bruticus. First spoke in B.O.T..</text:p>
          </table:table-cell>
          <table:table-cell office:value-type="string" calcext:value-type="string">
            <text:p>The Rebirth (Part 3)</text:p>
          </table:table-cell>
          <table:table-cell office:value-type="string" calcext:value-type="string">
            <text:p>Dan Gilvezan</text:p>
          </table:table-cell>
          <table:table-cell office:value-type="string" calcext:value-type="string">
            <text:p>Alive</text:p>
          </table:table-cell>
          <table:table-cell office:value-type="string" calcext:value-type="string">
            <text:p>Autobot</text:p>
          </table:table-cell>
          <table:table-cell office:value-type="string" calcext:value-type="string">
            <text:p>Protectobots</text:p>
          </table:table-cell>
        </table:table-row>
        <table:table-row table:style-name="ro1">
          <table:table-cell office:value-type="string" calcext:value-type="string">
            <text:p>Blades</text:p>
          </table:table-cell>
          <table:table-cell office:value-type="string" calcext:value-type="string">
            <text:p>Basically a street fighter - prefers using rotor blades for slashing Decepticons rather than for flying. Considers long-range air attacks unsporting, cowardly. Maximum speed: 400 mph; range: 1200 miles. Twin launchers fire "smart" rockets that seek targets based on encoded computer images. Uses photon pistol.</text:p>
          </table:table-cell>
          <table:table-cell office:value-type="string" calcext:value-type="string">
            <text:p>Bell 204 Helicopter</text:p>
          </table:table-cell>
          <table:table-cell office:value-type="string" calcext:value-type="string">
            <text:p>Revenge of Bruticus</text:p>
          </table:table-cell>
          <table:table-cell office:value-type="string" calcext:value-type="string">
            <text:p>The Rebirth (Part 3)</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Protectobots</text:p>
          </table:table-cell>
        </table:table-row>
        <table:table-row table:style-name="ro1">
          <table:table-cell office:value-type="string" calcext:value-type="string">
            <text:p>Defensor</text:p>
          </table:table-cell>
          <table:table-cell office:value-type="string" calcext:value-type="string">
            <text:p>Views humans as if they were his own children - will expend his last drop of fuel to protect them. Seeks human friendship, but humans fear his hulking, mechanical form. Can lift 300,000 pounds with one hand. Impervious to most artillery, can surround himself with force field for brief periods. Carries fireball cannon... shoots 2000 degree bursts of blue fire 1.5 miles.</text:p>
          </table:table-cell>
          <table:table-cell office:value-type="string" calcext:value-type="string">
            <text:p>The 5 Protectobots</text:p>
          </table:table-cell>
          <table:table-cell office:value-type="string" calcext:value-type="string">
            <text:p>B.O.T.</text:p>
          </table:table-cell>
          <table:table-cell office:value-type="string" calcext:value-type="string">
            <text:p>The Return of Optimus Prime (Part 1)</text:p>
          </table:table-cell>
          <table:table-cell office:value-type="string" calcext:value-type="string">
            <text:p>Christopher Collins</text:p>
          </table:table-cell>
          <table:table-cell office:value-type="string" calcext:value-type="string">
            <text:p>Alive</text:p>
          </table:table-cell>
          <table:table-cell office:value-type="string" calcext:value-type="string">
            <text:p>Autobot</text:p>
          </table:table-cell>
          <table:table-cell office:value-type="string" calcext:value-type="string">
            <text:p>Protectobots</text:p>
          </table:table-cell>
        </table:table-row>
        <table:table-row table:style-name="ro1">
          <table:table-cell office:value-type="string" calcext:value-type="string">
            <text:p>Elita One/Ariel</text:p>
          </table:table-cell>
          <table:table-cell office:value-type="string" calcext:value-type="string">
            <text:p>Elita One is a devoted Autobot and powerful warrior, fearless in the face of the enemy, but compassionate to those who need her help. She is eternally in love with the heroic Optimus Prime.</text:p>
          </table:table-cell>
          <table:table-cell office:value-type="string" calcext:value-type="string">
            <text:p>Cybertronian car</text:p>
          </table:table-cell>
          <table:table-cell office:value-type="string" calcext:value-type="string">
            <text:p>The Search for Alpha Trion</text:p>
          </table:table-cell>
          <table:table-cell office:value-type="string" calcext:value-type="string">
            <text:p>War Dawn (Ariel)</text:p>
          </table:table-cell>
          <table:table-cell office:value-type="string" calcext:value-type="string">
            <text:p>Marlene Aragon and Samantha Newark (Ariel)</text:p>
          </table:table-cell>
          <table:table-cell office:value-type="string" calcext:value-type="string">
            <text:p>Unknown</text:p>
          </table:table-cell>
          <table:table-cell office:value-type="string" calcext:value-type="string">
            <text:p>Autobot</text:p>
          </table:table-cell>
          <table:table-cell office:value-type="string" calcext:value-type="string">
            <text:p>Female Autobot</text:p>
          </table:table-cell>
        </table:table-row>
        <table:table-row table:style-name="ro1">
          <table:table-cell office:value-type="string" calcext:value-type="string">
            <text:p>Chromia</text:p>
          </table:table-cell>
          <table:table-cell office:value-type="string" calcext:value-type="string">
            <text:p>Chromia is a soldier under the command of Elita One and seems to function as a second-in-command for her, leading the rest of the team when Elita's not around. She's brave, hard as nails and, not surprisingly, in a relationship with Ironhide. She has also taken over from Firestar as Flareup's mentor when the latter turned out to be better suited to more offense-oriented tasks.</text:p>
          </table:table-cell>
          <table:table-cell office:value-type="string" calcext:value-type="string">
            <text:p>Cybertronian van</text:p>
          </table:table-cell>
          <table:table-cell table:number-columns-repeated="2" office:value-type="string" calcext:value-type="string">
            <text:p>The Search for Alpha Trion</text:p>
          </table:table-cell>
          <table:table-cell office:value-type="string" calcext:value-type="string">
            <text:p>Linda Gary</text:p>
          </table:table-cell>
          <table:table-cell office:value-type="string" calcext:value-type="string">
            <text:p>Unknown</text:p>
          </table:table-cell>
          <table:table-cell office:value-type="string" calcext:value-type="string">
            <text:p>Autobot</text:p>
          </table:table-cell>
          <table:table-cell office:value-type="string" calcext:value-type="string">
            <text:p>Female Autobot</text:p>
          </table:table-cell>
        </table:table-row>
        <table:table-row table:style-name="ro1">
          <table:table-cell office:value-type="string" calcext:value-type="string">
            <text:p>Firestar</text:p>
          </table:table-cell>
          <table:table-cell office:value-type="string" calcext:value-type="string">
            <text:p>Firestar is one of the members of Elita One's Autobot resistance and specialized in rescue missions. Practical and unprepossessing, she is nonetheless particularly useful during thefts of Decepticon Energon cubes, as her vehicle mode is capable of transporting large numbers of them, Firestar is a close friend of Inferno and Chromia, and entrusted the safety of her protégé Flareup to the latter.</text:p>
          </table:table-cell>
          <table:table-cell office:value-type="string" calcext:value-type="string">
            <text:p>Cybertronian truck</text:p>
          </table:table-cell>
          <table:table-cell table:number-columns-repeated="2" office:value-type="string" calcext:value-type="string">
            <text:p>The Search for Alpha Trion</text:p>
          </table:table-cell>
          <table:table-cell office:value-type="string" calcext:value-type="string">
            <text:p>Morgan Lofting</text:p>
          </table:table-cell>
          <table:table-cell office:value-type="string" calcext:value-type="string">
            <text:p>Unknown</text:p>
          </table:table-cell>
          <table:table-cell office:value-type="string" calcext:value-type="string">
            <text:p>Autobot</text:p>
          </table:table-cell>
          <table:table-cell office:value-type="string" calcext:value-type="string">
            <text:p>Female Autobot</text:p>
          </table:table-cell>
        </table:table-row>
        <table:table-row table:style-name="ro1">
          <table:table-cell office:value-type="string" calcext:value-type="string">
            <text:p>Moonracer</text:p>
          </table:table-cell>
          <table:table-cell office:value-type="string" calcext:value-type="string">
            <text:p>Amongst her colleagues, Moonracer is the joy and the laughter. The bubbly little sister, Moonracer has much naïve optimism in it and, to the dismay of her partners-in-guerrilla warfare, pratfalls. She worries that others, either friends or enemies, don't take her seriously and dismiss her as simply being cute. But she'll show them. She'll show them she too can be hardcore, according to Powerglide, Moonracer is the best sharpshooter in the galaxy, according to herself, she's the best in the Universe.</text:p>
          </table:table-cell>
          <table:table-cell office:value-type="string" calcext:value-type="string">
            <text:p>Cybertronian car</text:p>
          </table:table-cell>
          <table:table-cell table:number-columns-repeated="2" office:value-type="string" calcext:value-type="string">
            <text:p>The Search for Alpha Trion</text:p>
          </table:table-cell>
          <table:table-cell office:value-type="string" calcext:value-type="string">
            <text:p>Morgan Lofting</text:p>
          </table:table-cell>
          <table:table-cell office:value-type="string" calcext:value-type="string">
            <text:p>Unknown</text:p>
          </table:table-cell>
          <table:table-cell office:value-type="string" calcext:value-type="string">
            <text:p>Autobot</text:p>
          </table:table-cell>
          <table:table-cell office:value-type="string" calcext:value-type="string">
            <text:p>Female Autobot</text:p>
          </table:table-cell>
        </table:table-row>
        <table:table-row table:style-name="ro1">
          <table:table-cell office:value-type="string" calcext:value-type="string">
            <text:p>Nosecone</text:p>
          </table:table-cell>
          <table:table-cell office:value-type="string" calcext:value-type="string">
            <text:p>He makes enemy fortifications look like walls of Swiss cheese by the time he's finished with them. Slow and methodical - weathers artillery fire with the same calm he endures criticism of his apparent laziness. In vehicle mode, durabyllium - steel alloy drill can pierce almost any material; 2 rocket-propelled missiles use vidicon cameras to lock onto targets. In robot mode, has X-ray laser pistol.</text:p>
          </table:table-cell>
          <table:table-cell office:value-type="string" calcext:value-type="string">
            <text:p>Cybertronian drill</text:p>
          </table:table-cell>
          <table:table-cell office:value-type="string" calcext:value-type="string">
            <text:p>Created by Grimlock in Grimlock's New Brain</text:p>
          </table:table-cell>
          <table:table-cell office:value-type="string" calcext:value-type="string">
            <text:p>The Rebirth (Part 3)</text:p>
          </table:table-cell>
          <table:table-cell office:value-type="string" calcext:value-type="string">
            <text:p>David Workman</text:p>
          </table:table-cell>
          <table:table-cell office:value-type="string" calcext:value-type="string">
            <text:p>Alive</text:p>
          </table:table-cell>
          <table:table-cell office:value-type="string" calcext:value-type="string">
            <text:p>Autobot</text:p>
          </table:table-cell>
          <table:table-cell office:value-type="string" calcext:value-type="string">
            <text:p>Technobot</text:p>
          </table:table-cell>
        </table:table-row>
        <table:table-row table:style-name="ro1">
          <table:table-cell office:value-type="string" calcext:value-type="string">
            <text:p>Lightspeed</text:p>
          </table:table-cell>
          <table:table-cell office:value-type="string" calcext:value-type="string">
            <text:p>He longs to be reconstructed into an interstellar spacecraft so he can explore the vast gulfs of space, feels he's a prisoner of gravity in his present form. In jet car mode, goes from 0 to 500 mph in 8 seconds. Cruising speed: 300 mph. Has twin infra-red scope missile launchers. In robot mode has blinding light-burst gun.</text:p>
          </table:table-cell>
          <table:table-cell office:value-type="string" calcext:value-type="string">
            <text:p>Race Car</text:p>
          </table:table-cell>
          <table:table-cell office:value-type="string" calcext:value-type="string">
            <text:p>Created by Grimlock in Grimlock's New Brain</text:p>
          </table:table-cell>
          <table:table-cell office:value-type="string" calcext:value-type="string">
            <text:p>The Rebirth (Part 3)</text:p>
          </table:table-cell>
          <table:table-cell office:value-type="string" calcext:value-type="string">
            <text:p>Danny Mann</text:p>
          </table:table-cell>
          <table:table-cell office:value-type="string" calcext:value-type="string">
            <text:p>Alive</text:p>
          </table:table-cell>
          <table:table-cell office:value-type="string" calcext:value-type="string">
            <text:p>Autobot</text:p>
          </table:table-cell>
          <table:table-cell office:value-type="string" calcext:value-type="string">
            <text:p>Technobot</text:p>
          </table:table-cell>
        </table:table-row>
        <table:table-row table:style-name="ro1">
          <table:table-cell office:value-type="string" calcext:value-type="string">
            <text:p>Strafe</text:p>
          </table:table-cell>
          <table:table-cell office:value-type="string" calcext:value-type="string">
            <text:p>He never looks at his targets before he shoots since he never aims—he just sprays artillery in all directions as soon as he arrives. High-strung, unnerved by quiet, expert marksman. Lightning fast reflexes. In vehicle mode, maximum ground speed: 250 mph; maximum air speed: 580 mph. Carries twin automatic light-pulse blasters. In robot mode, uses heat-ray rifle.</text:p>
          </table:table-cell>
          <table:table-cell office:value-type="string" calcext:value-type="string">
            <text:p>Jet Fighter</text:p>
          </table:table-cell>
          <table:table-cell office:value-type="string" calcext:value-type="string">
            <text:p>Created by Grimlock in Grimlock's New Brain</text:p>
          </table:table-cell>
          <table:table-cell office:value-type="string" calcext:value-type="string">
            <text:p>The Rebirth (Part 3)</text:p>
          </table:table-cell>
          <table:table-cell office:value-type="string" calcext:value-type="string">
            <text:p>Steve Bulen</text:p>
          </table:table-cell>
          <table:table-cell office:value-type="string" calcext:value-type="string">
            <text:p>Alive</text:p>
          </table:table-cell>
          <table:table-cell office:value-type="string" calcext:value-type="string">
            <text:p>Autobot</text:p>
          </table:table-cell>
          <table:table-cell office:value-type="string" calcext:value-type="string">
            <text:p>Technobot</text:p>
          </table:table-cell>
        </table:table-row>
        <table:table-row table:style-name="ro1">
          <table:table-cell office:value-type="string" calcext:value-type="string">
            <text:p>Scattershot</text:p>
          </table:table-cell>
          <table:table-cell office:value-type="string" calcext:value-type="string">
            <text:p>Leader of the Techtobots. A brawling, bragging berserker... he wades into a Decepticon patrol with all barrels blazing, doesn't stop until he's out of ammo. Calls those who disapprove of his methods 'tinplated bucketheads.' Rude, gruff, and direct. In vehicle and battle station modes, has electron pulse cannon in nosecone; array of sonic, thermal and artillery shell guns. In robot mode, has 500 rounds-per-minute automatic acid-pellet gun.</text:p>
          </table:table-cell>
          <table:table-cell office:value-type="string" calcext:value-type="string">
            <text:p>Cybertronian Jet Fighter/Cannon</text:p>
          </table:table-cell>
          <table:table-cell office:value-type="string" calcext:value-type="string">
            <text:p>Created by Grimlock in Grimlock's New Brain</text:p>
          </table:table-cell>
          <table:table-cell office:value-type="string" calcext:value-type="string">
            <text:p>The Rebirth (Part 3)</text:p>
          </table:table-cell>
          <table:table-cell office:value-type="string" calcext:value-type="string">
            <text:p>Stephen Keener</text:p>
          </table:table-cell>
          <table:table-cell office:value-type="string" calcext:value-type="string">
            <text:p>Alive</text:p>
          </table:table-cell>
          <table:table-cell office:value-type="string" calcext:value-type="string">
            <text:p>Autobot</text:p>
          </table:table-cell>
          <table:table-cell office:value-type="string" calcext:value-type="string">
            <text:p>Technobot</text:p>
          </table:table-cell>
        </table:table-row>
        <table:table-row table:style-name="ro1">
          <table:table-cell office:value-type="string" calcext:value-type="string">
            <text:p>Afterburner</text:p>
          </table:table-cell>
          <table:table-cell office:value-type="string" calcext:value-type="string">
            <text:p>Quick to anger, even quicker to attack. Defiant, uncooperative, nasty tempered. Hates authority. In vehicle mode, uses solid rocket fuel packs to boost speed to 450 mph. Tires secrete adhesive that enables him to drive up most walls. Carries 2 laser-guided incendiary missiles, rapid-fire plasma pulse cannon. In robot mode, uses semi-automatic sonic blaster pistol.</text:p>
          </table:table-cell>
          <table:table-cell office:value-type="string" calcext:value-type="string">
            <text:p>Motorcycle</text:p>
          </table:table-cell>
          <table:table-cell office:value-type="string" calcext:value-type="string">
            <text:p>Created by Grimlock in Grimlock's New Brain</text:p>
          </table:table-cell>
          <table:table-cell office:value-type="string" calcext:value-type="string">
            <text:p>The Rebirth (Part 3)</text:p>
          </table:table-cell>
          <table:table-cell office:value-type="string" calcext:value-type="string">
            <text:p>Jim Cummings</text:p>
          </table:table-cell>
          <table:table-cell office:value-type="string" calcext:value-type="string">
            <text:p>Alive</text:p>
          </table:table-cell>
          <table:table-cell office:value-type="string" calcext:value-type="string">
            <text:p>Autobot</text:p>
          </table:table-cell>
          <table:table-cell office:value-type="string" calcext:value-type="string">
            <text:p>Technobot</text:p>
          </table:table-cell>
        </table:table-row>
        <table:table-row table:style-name="ro1">
          <table:table-cell office:value-type="string" calcext:value-type="string">
            <text:p>Computron</text:p>
          </table:table-cell>
          <table:table-cell office:value-type="string" calcext:value-type="string">
            <text:p>He always makes the right choice... but takes several minutes to make it, since he first completely analyzes input from the 5 Technobots who comprise him. They sometimes merge to figure out great tasks. Has great strength, equipped with data processing, communications, radar equipment. Uses Scattershot's automatic acid-pellet gun. Chooses his words with great care and precision—when Computron talks, everyone listens.</text:p>
          </table:table-cell>
          <table:table-cell office:value-type="string" calcext:value-type="string">
            <text:p>The 5 Technobots</text:p>
          </table:table-cell>
          <table:table-cell office:value-type="string" calcext:value-type="string">
            <text:p>Grimlock's New Brain</text:p>
          </table:table-cell>
          <table:table-cell office:value-type="string" calcext:value-type="string">
            <text:p>The Return of Optimus Prime (Part 1)</text:p>
          </table:table-cell>
          <table:table-cell office:value-type="string" calcext:value-type="string">
            <text:p>Bert Kramer</text:p>
          </table:table-cell>
          <table:table-cell office:value-type="string" calcext:value-type="string">
            <text:p>Alive</text:p>
          </table:table-cell>
          <table:table-cell office:value-type="string" calcext:value-type="string">
            <text:p>Autobot</text:p>
          </table:table-cell>
          <table:table-cell office:value-type="string" calcext:value-type="string">
            <text:p>Technobot</text:p>
          </table:table-cell>
        </table:table-row>
        <table:table-row table:style-name="ro1">
          <table:table-cell office:value-type="string" calcext:value-type="string">
            <text:p>Chase</text:p>
          </table:table-cell>
          <table:table-cell office:value-type="string" calcext:value-type="string">
            <text:p>Impatient, overeager, usually ten miles down the road before other Throttlebots have shifted into gear. Likes to brag about past exploits and future conquests. Very popular. In car mode, can cruise at 240 mph. Excellent vision—can see long distances in three directions at the same time. Possesses an array of radar dishes positioned under roof in car mode. Prone to drive shaft and transmission problems.</text:p>
          </table:table-cell>
          <table:table-cell office:value-type="string" calcext:value-type="string">
            <text:p>Ferrari Testarossa</text:p>
          </table:table-cell>
          <table:table-cell office:value-type="string" calcext:value-type="string">
            <text:p>The Return of Optimus Prime Part 1</text:p>
          </table:table-cell>
          <table:table-cell office:value-type="string" calcext:value-type="string">
            <text:p>The Rebirth Part 3</text:p>
          </table:table-cell>
          <table:table-cell office:value-type="string" calcext:value-type="string">
            <text:p>Rob Paulsen</text:p>
          </table:table-cell>
          <table:table-cell office:value-type="string" calcext:value-type="string">
            <text:p>Alive</text:p>
          </table:table-cell>
          <table:table-cell office:value-type="string" calcext:value-type="string">
            <text:p>Autobot</text:p>
          </table:table-cell>
          <table:table-cell office:value-type="string" calcext:value-type="string">
            <text:p>Throttlebot</text:p>
          </table:table-cell>
        </table:table-row>
        <table:table-row table:style-name="ro1">
          <table:table-cell office:value-type="string" calcext:value-type="string">
            <text:p>Freeway</text:p>
          </table:table-cell>
          <table:table-cell office:value-type="string" calcext:value-type="string">
            <text:p>The Throttlebot's self-appointed comedian. Specializes in insulting others, but gets angry when others make fun of him. His car radio intercepts and decodes enemy radio broadcasts, transmits erroneous ones instead. Uses sonic land mines, magnetic homing grenades, rusting agents, etc. for sabotage. At times he laughs so hard at his jokes he blows internal circuits and disables himself.</text:p>
          </table:table-cell>
          <table:table-cell office:value-type="string" calcext:value-type="string">
            <text:p>Chevrolet Corvette</text:p>
          </table:table-cell>
          <table:table-cell office:value-type="string" calcext:value-type="string">
            <text:p>The Return of Optimus Prime Part 1</text:p>
          </table:table-cell>
          <table:table-cell office:value-type="string" calcext:value-type="string">
            <text:p>The Rebirth Part 3</text:p>
          </table:table-cell>
          <table:table-cell office:value-type="string" calcext:value-type="string">
            <text:p>Danny Mann</text:p>
          </table:table-cell>
          <table:table-cell office:value-type="string" calcext:value-type="string">
            <text:p>Alive</text:p>
          </table:table-cell>
          <table:table-cell office:value-type="string" calcext:value-type="string">
            <text:p>Autobot</text:p>
          </table:table-cell>
          <table:table-cell office:value-type="string" calcext:value-type="string">
            <text:p>Throttlebot</text:p>
          </table:table-cell>
        </table:table-row>
        <table:table-row table:style-name="ro1">
          <table:table-cell office:value-type="string" calcext:value-type="string">
            <text:p>Goldbug</text:p>
          </table:table-cell>
          <table:table-cell office:value-type="string" calcext:value-type="string">
            <text:p>After Bumblebee was badly damaged while fighting a hate-plague infected Superion, he was rebuilt as a Throttlebot by a Quintesson who was aiding the Autobots at the time. The newly brought back to life Optimus Prime gave Bumblebee his new name Goldbug due to his new look. As Goldbug, he has the mind of the Autobot Bumblebee, but with a new, improved body. More serious, assertive, mature than he was. Realizes what others think of him isn't nearly as important as what he thinks of himself. Excellent fuel efficiency; 2 1/2 times better than the next best Throttlebot. Adaptable to underwater, cold and hot environments. Can withstand temperatures from -150 to 180 degrees Fahrenheit.</text:p>
          </table:table-cell>
          <table:table-cell office:value-type="string" calcext:value-type="string">
            <text:p>1979 VW Beetle</text:p>
          </table:table-cell>
          <table:table-cell office:value-type="string" calcext:value-type="string">
            <text:p>The Return of Optimus Prime (Part 2)</text:p>
          </table:table-cell>
          <table:table-cell office:value-type="string" calcext:value-type="string">
            <text:p>Was rebuilt from Bumblebee into Goldbug in The Return of Optimus Prime, Part 2 and last appeared in The Rebirth Part 3.</text:p>
          </table:table-cell>
          <table:table-cell office:value-type="string" calcext:value-type="string">
            <text:p>Dan Gilvezan</text:p>
          </table:table-cell>
          <table:table-cell office:value-type="string" calcext:value-type="string">
            <text:p>Alive</text:p>
          </table:table-cell>
          <table:table-cell office:value-type="string" calcext:value-type="string">
            <text:p>Autobot</text:p>
          </table:table-cell>
          <table:table-cell office:value-type="string" calcext:value-type="string">
            <text:p>Throttlebot</text:p>
          </table:table-cell>
        </table:table-row>
        <table:table-row table:style-name="ro1">
          <table:table-cell office:value-type="string" calcext:value-type="string">
            <text:p>Rollbar</text:p>
          </table:table-cell>
          <table:table-cell office:value-type="string" calcext:value-type="string">
            <text:p>Impulsive, loves to take chances, put his life on the line. Speaks in corny, macho cliches, which unintentionally elicits laughter from the other Throttlebots. Extremely agile in jeep mode; can go into flips and rolls with very little loss in speed. Has built-in chemical sensors, radiation detectors, audio and video recorders to assist his tracking.</text:p>
          </table:table-cell>
          <table:table-cell office:value-type="string" calcext:value-type="string">
            <text:p>Jeep Wrangler</text:p>
          </table:table-cell>
          <table:table-cell office:value-type="string" calcext:value-type="string">
            <text:p>The Return of Optimus Prime Part 1</text:p>
          </table:table-cell>
          <table:table-cell office:value-type="string" calcext:value-type="string">
            <text:p>The Rebirth Part 1</text:p>
          </table:table-cell>
          <table:table-cell office:value-type="string" calcext:value-type="string">
            <text:p>Dan Gilvezan</text:p>
          </table:table-cell>
          <table:table-cell office:value-type="string" calcext:value-type="string">
            <text:p>Alive</text:p>
          </table:table-cell>
          <table:table-cell office:value-type="string" calcext:value-type="string">
            <text:p>Autobot</text:p>
          </table:table-cell>
          <table:table-cell office:value-type="string" calcext:value-type="string">
            <text:p>Throttlebot</text:p>
          </table:table-cell>
        </table:table-row>
        <table:table-row table:style-name="ro1">
          <table:table-cell office:value-type="string" calcext:value-type="string">
            <text:p>Searchlight</text:p>
          </table:table-cell>
          <table:table-cell office:value-type="string" calcext:value-type="string">
            <text:p>A creature of the night. Cruises the Earth with the curiosity of a cat. Nothing is too insignificant or irrelevant to escape his notice. Quiet, serious; a loner. Top row of headlights equipped with stereoscopic digital video cameras, spectroscopic chemical analyzer, and radiation detector. Bottom lights can produce strobe effect, full color spectrum with blinding 10,000 watt brightness.</text:p>
          </table:table-cell>
          <table:table-cell office:value-type="string" calcext:value-type="string">
            <text:p>Ford RS200</text:p>
          </table:table-cell>
          <table:table-cell office:value-type="string" calcext:value-type="string">
            <text:p>The Return of Optimus Prime Part 1</text:p>
          </table:table-cell>
          <table:table-cell office:value-type="string" calcext:value-type="string">
            <text:p>The Rebirth Part 3</text:p>
          </table:table-cell>
          <table:table-cell office:value-type="string" calcext:value-type="string">
            <text:p>Steve Bulen</text:p>
          </table:table-cell>
          <table:table-cell office:value-type="string" calcext:value-type="string">
            <text:p>Alive</text:p>
          </table:table-cell>
          <table:table-cell office:value-type="string" calcext:value-type="string">
            <text:p>Autobot</text:p>
          </table:table-cell>
          <table:table-cell office:value-type="string" calcext:value-type="string">
            <text:p>Throttlebot</text:p>
          </table:table-cell>
        </table:table-row>
        <table:table-row table:style-name="ro1">
          <table:table-cell office:value-type="string" calcext:value-type="string">
            <text:p>Wideload</text:p>
          </table:table-cell>
          <table:table-cell office:value-type="string" calcext:value-type="string">
            <text:p>Usually he's so dirty you'd think he sweated grease, but he's a neatness fanatic. Vain and superficial—judges others on appearances. Uses spare time to work on his polish. Can haul up to 1,000,000 pounds. Uses hands and tires' sensors to find new sources of raw materials. Unusually susceptible to rust, an embarrassment given his pride in his appearance.</text:p>
          </table:table-cell>
          <table:table-cell office:value-type="string" calcext:value-type="string">
            <text:p>Dump Truck</text:p>
          </table:table-cell>
          <table:table-cell office:value-type="string" calcext:value-type="string">
            <text:p>The Return of Optimus Prime Part 1</text:p>
          </table:table-cell>
          <table:table-cell office:value-type="string" calcext:value-type="string">
            <text:p>The Rebirth Part 1</text:p>
          </table:table-cell>
          <table:table-cell office:value-type="string" calcext:value-type="string">
            <text:p>Corey Burton</text:p>
          </table:table-cell>
          <table:table-cell office:value-type="string" calcext:value-type="string">
            <text:p>Alive</text:p>
          </table:table-cell>
          <table:table-cell office:value-type="string" calcext:value-type="string">
            <text:p>Autobot</text:p>
          </table:table-cell>
          <table:table-cell office:value-type="string" calcext:value-type="string">
            <text:p>Throttlebot</text:p>
          </table:table-cell>
        </table:table-row>
        <table:table-row table:style-name="ro1">
          <table:table-cell office:value-type="string" calcext:value-type="string">
            <text:p>Sureshot</text:p>
          </table:table-cell>
          <table:table-cell office:value-type="string" calcext:value-type="string">
            <text:p>His confidence borders on arrogance—can hit targets blindfolded, from memory. Resents his twin laser cannon, Spoilsport, since he needs no help from Sureshot to shoot, and never asks for any. Spoilsport likes to shoot and show off on his own. The two only cooperate when their lives depend on it. In vehicle mode, Sureshot's maximum speed: 290 mph, range: 1200 miles.</text:p>
          </table:table-cell>
          <table:table-cell office:value-type="string" calcext:value-type="string">
            <text:p>Race Car</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Steve Bulen</text:p>
          </table:table-cell>
          <table:table-cell office:value-type="string" calcext:value-type="string">
            <text:p>Alive</text:p>
          </table:table-cell>
          <table:table-cell office:value-type="string" calcext:value-type="string">
            <text:p>Autobot</text:p>
          </table:table-cell>
          <table:table-cell office:value-type="string" calcext:value-type="string">
            <text:p>Targetmaster</text:p>
          </table:table-cell>
        </table:table-row>
        <table:table-row table:style-name="ro1">
          <table:table-cell office:value-type="string" calcext:value-type="string">
            <text:p>Pointblank</text:p>
          </table:table-cell>
          <table:table-cell office:value-type="string" calcext:value-type="string">
            <text:p>He's a somber, no-nonsense sort, weary from millions of years of war on Cybertron. Believes words can do more harm than weapons, so he has few to offer. Understands the reason for the Autobot-Nebulan alliance, but disapproves of it. Peacemaker, his stereophonic sonic blaster, is a Nebulan law enforcement official who's trying, but failing, to persuade Pointblank to be more accommodating.</text:p>
          </table:table-cell>
          <table:table-cell office:value-type="string" calcext:value-type="string">
            <text:p>Truck</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Neil Ross</text:p>
          </table:table-cell>
          <table:table-cell office:value-type="string" calcext:value-type="string">
            <text:p>Alive</text:p>
          </table:table-cell>
          <table:table-cell office:value-type="string" calcext:value-type="string">
            <text:p>Autobot</text:p>
          </table:table-cell>
          <table:table-cell office:value-type="string" calcext:value-type="string">
            <text:p>Targetmaster</text:p>
          </table:table-cell>
        </table:table-row>
        <table:table-row table:style-name="ro1">
          <table:table-cell office:value-type="string" calcext:value-type="string">
            <text:p>Crosshairs</text:p>
          </table:table-cell>
          <table:table-cell office:value-type="string" calcext:value-type="string">
            <text:p>Meticulous, cautious, some would say overcautious—won't take a shot unless he's sure he can't miss... won't waste ammo. Pinpointer, his dual rocket-propelled grenade launcher, can lock on target in less than .0003 seconds, but usually trusts Crosshairs to decide when to shoot. In vehicle mode, maximum speed: 160 mph, range: 750 miles; built for traversing rough terrain.</text:p>
          </table:table-cell>
          <table:table-cell office:value-type="string" calcext:value-type="string">
            <text:p>Truck</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Neil Ross</text:p>
          </table:table-cell>
          <table:table-cell office:value-type="string" calcext:value-type="string">
            <text:p>Alive</text:p>
          </table:table-cell>
          <table:table-cell office:value-type="string" calcext:value-type="string">
            <text:p>Autobot</text:p>
          </table:table-cell>
          <table:table-cell office:value-type="string" calcext:value-type="string">
            <text:p>Targetmaster</text:p>
          </table:table-cell>
        </table:table-row>
        <table:table-row table:style-name="ro1">
          <table:table-cell office:value-type="string" calcext:value-type="string">
            <text:p>Hardhead</text:p>
          </table:table-cell>
          <table:table-cell office:value-type="string" calcext:value-type="string">
            <text:p>The only way to get him to follow advice is to persuade him to come up with the idea himself. Stubborn, doesn't talk much. Binary-bonded to Duros, a Nebulan who loves a battle as much as he does. In tank mode, maximum speed: 155 mph. Range: 450 miles. Has 120MM laser-guided gun that shoots incendiary, sonic and explosive shells. In robot mode, has 2 shatterblasters that shoot diamond-hard shards.</text:p>
          </table:table-cell>
          <table:table-cell office:value-type="string" calcext:value-type="string">
            <text:p>Tank</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Stephen Keener</text:p>
          </table:table-cell>
          <table:table-cell office:value-type="string" calcext:value-type="string">
            <text:p>Alive</text:p>
          </table:table-cell>
          <table:table-cell office:value-type="string" calcext:value-type="string">
            <text:p>Autobot</text:p>
          </table:table-cell>
          <table:table-cell office:value-type="string" calcext:value-type="string">
            <text:p>Headmaster</text:p>
          </table:table-cell>
        </table:table-row>
        <table:table-row table:style-name="ro1">
          <table:table-cell office:value-type="string" calcext:value-type="string">
            <text:p>Chromedome</text:p>
          </table:table-cell>
          <table:table-cell office:value-type="string" calcext:value-type="string">
            <text:p>Spent several thousand years crunching numbers at Cybertron's Institute for Higher Programming before a Decepticon attack reduced it to a pile of smoking microchips. Binary-bonded to Stylor, an egotistical Nebulan more concerned with personal appearance than warfare. In car mode, maximum speed: 478 mph. Range: 630 miles. Hood-mounted infra-red range finder automatically targets roof-mounted dual lasers.</text:p>
          </table:table-cell>
          <table:table-cell office:value-type="string" calcext:value-type="string">
            <text:p>Car</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Headmaster</text:p>
          </table:table-cell>
        </table:table-row>
        <table:table-row table:style-name="ro1">
          <table:table-cell office:value-type="string" calcext:value-type="string">
            <text:p>Brainstorm</text:p>
          </table:table-cell>
          <table:table-cell office:value-type="string" calcext:value-type="string">
            <text:p>So full of ideas that he often begins disclosing a new one before he finishes explaining an old one. Worked with the mysterious Nebulan medical doctor, Arcana, to whom he's binary-bonded, to devise new technology that created the Headmasters. In jet mode, maximum speed: 5200 mph. Range: 8000 miles. In robot mode, carries high-energy photon pulse cannons. Sometimes overheats and shorts out sections of his cerebro-circuitry.</text:p>
          </table:table-cell>
          <table:table-cell office:value-type="string" calcext:value-type="string">
            <text:p>Jet Fighter</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Michael Bell</text:p>
          </table:table-cell>
          <table:table-cell office:value-type="string" calcext:value-type="string">
            <text:p>Alive</text:p>
          </table:table-cell>
          <table:table-cell office:value-type="string" calcext:value-type="string">
            <text:p>Autobot</text:p>
          </table:table-cell>
          <table:table-cell office:value-type="string" calcext:value-type="string">
            <text:p>Headmaster</text:p>
          </table:table-cell>
        </table:table-row>
        <table:table-row table:style-name="ro1">
          <table:table-cell office:value-type="string" calcext:value-type="string">
            <text:p>Highbrow</text:p>
          </table:table-cell>
          <table:table-cell office:value-type="string" calcext:value-type="string">
            <text:p>To him, warfare is barbaric, worthy of only the most primitive... thinks differences need to be talked about, which he does endlessly. Uses big words no one else understands. A self-righteous snob. Binary-bonded to Gort, a cheerful, courageous young Nebulan. In helicopter mode, maximum speed: 1200 mph; equipped with radioactive jammers, target-indicating radar, magnetic, infra-red, and audio sensors. In robot mode, uses 2 corrosive acid rainmaker rifles.</text:p>
          </table:table-cell>
          <table:table-cell office:value-type="string" calcext:value-type="string">
            <text:p>Helicopter</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Johnny Haymer</text:p>
          </table:table-cell>
          <table:table-cell office:value-type="string" calcext:value-type="string">
            <text:p>Alive</text:p>
          </table:table-cell>
          <table:table-cell office:value-type="string" calcext:value-type="string">
            <text:p>Autobot</text:p>
          </table:table-cell>
          <table:table-cell office:value-type="string" calcext:value-type="string">
            <text:p>Headmaster</text:p>
          </table:table-cell>
        </table:table-row>
        <table:table-row table:style-name="ro1">
          <table:table-cell office:value-type="string" calcext:value-type="string">
            <text:p>Cerebros</text:p>
          </table:table-cell>
          <table:table-cell office:value-type="string" calcext:value-type="string">
            <text:p>War-weary Autobot who must be repeatedly persuaded to join the others. Eventually became a Headmaster with Spike as his counterpart.</text:p>
          </table:table-cell>
          <table:table-cell office:value-type="string" calcext:value-type="string">
            <text:p>Miniature Battle Station/Fortress Maximus's head</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Jered Barclay</text:p>
          </table:table-cell>
          <table:table-cell office:value-type="string" calcext:value-type="string">
            <text:p>Alive</text:p>
          </table:table-cell>
          <table:table-cell office:value-type="string" calcext:value-type="string">
            <text:p>Autobot</text:p>
          </table:table-cell>
          <table:table-cell office:value-type="string" calcext:value-type="string">
            <text:p>Headmaster</text:p>
          </table:table-cell>
        </table:table-row>
        <table:table-row table:style-name="ro1">
          <table:table-cell office:value-type="string" calcext:value-type="string">
            <text:p>Fortress Maximus</text:p>
          </table:table-cell>
          <table:table-cell office:value-type="string" calcext:value-type="string">
            <text:p>Valiant, courageous, a warrior without peer... but peace is his most fervent wish. Fights only out of necessity; believes all violence is ultimately pointless and counterproductive. Transforms to battle station and city modes. Armed with twin laser-guided mortars on legs, heat-seeking dual laser blasters, and fusion-powered photon rifle. Has communications, detection, and repair equipment. Controls two armored vehicles, Gasket and Grommet, which combine to form Cog. Head transforms to semi-autonomous Cerebros, who is binary-bonded to the Nebulan leader, Spike.</text:p>
          </table:table-cell>
          <table:table-cell office:value-type="string" calcext:value-type="string">
            <text:p>City/Battle Station</text:p>
          </table:table-cell>
          <table:table-cell office:value-type="string" calcext:value-type="string">
            <text:p>Created by Spike Witwicky in The Rebirth (Part 3)</text:p>
          </table:table-cell>
          <table:table-cell office:value-type="string" calcext:value-type="string">
            <text:p>The Rebirth (Part 3), only appearance</text:p>
          </table:table-cell>
          <table:table-cell office:value-type="string" calcext:value-type="string">
            <text:p>Stephen Keener</text:p>
          </table:table-cell>
          <table:table-cell office:value-type="string" calcext:value-type="string">
            <text:p>Alive</text:p>
          </table:table-cell>
          <table:table-cell office:value-type="string" calcext:value-type="string">
            <text:p>Autobot</text:p>
          </table:table-cell>
          <table:table-cell office:value-type="string" calcext:value-type="string">
            <text:p>Headmaster</text:p>
          </table:table-cell>
        </table:table-row>
        <table:table-row table:style-name="ro1">
          <table:table-cell office:value-type="string" calcext:value-type="string">
            <text:p>Fastlane/Cloudraker</text:p>
          </table:table-cell>
          <table:table-cell office:value-type="string" calcext:value-type="string">
            <text:p>Cloudraker often acts frustrated, can't reach escape velocity and achieve orbit. Extreme claustrophobe - feels the sky isn't big enough for him. Usually flies as high as he can. Terrified of being on the ground. In vehicle mode, uses 2 gravity-rod rifles to cause objects to float away or crash to the ground. Fastlane is a bit immature, sometimes acts like a thrill-seeking show-off, enjoys looking for new ways to get his kicks. Usually makes reckless driving a way of life. In vehicle mode, reaches maximum speed of 220 mph; maximum speed with booster jets: 550 mph. Range: 350 miles. In robot mode, carries 2 sonic boom rifles; one blast can shatter foot-thick steel.</text:p>
          </table:table-cell>
          <table:table-cell office:value-type="string" calcext:value-type="string">
            <text:p>Dune Buggy (Fastlane), Jet (Cloudraker)</text:p>
          </table:table-cell>
          <table:table-cell office:value-type="string" calcext:value-type="string">
            <text:p>The Rebirth (Part 1)</text:p>
          </table:table-cell>
          <table:table-cell office:value-type="string" calcext:value-type="string">
            <text:p>The Rebirth (Part 2)</text:p>
          </table:table-cell>
          <table:table-cell office:value-type="string" calcext:value-type="string">
            <text:p>Rob Paulsen (Fastlane), Danny Mann (Cloudraker)</text:p>
          </table:table-cell>
          <table:table-cell office:value-type="string" calcext:value-type="string">
            <text:p>Alive</text:p>
          </table:table-cell>
          <table:table-cell office:value-type="string" calcext:value-type="string">
            <text:p>Autobot</text:p>
          </table:table-cell>
          <table:table-cell office:value-type="string" calcext:value-type="string">
            <text:p>Clonebot</text:p>
          </table:table-cell>
        </table:table-row>
        <table:table-row table:style-name="ro1">
          <table:table-cell office:value-type="string" calcext:value-type="string">
            <text:p>Wreck-Gar</text:p>
          </table:table-cell>
          <table:table-cell office:value-type="string" calcext:value-type="string">
            <text:p>Wreck-Gar is the leader of the Junkions, a race of junk robots, and is the most well known Junkion. He's made of rusted scraps, chassis bits, mantfold parts, and dented odd and ends. A little scatterbrained, he speaks in odd-ryming, pieced together sentences. His words are a junkyard collection of broadcast fragments from TV commercials and radio jingles. In robot mode he carries an armor axe and a decelerator laser that inhibits an enemy robot's flow of cerebal impulses. When blasted he transformers he transformers from motorcycle to robot mode back and forth so fast continuously that it repairs himself. Wreck-Gar and his fellow Junkions have allied themselves with the Autobots.</text:p>
          </table:table-cell>
          <table:table-cell office:value-type="string" calcext:value-type="string">
            <text:p>Motorcycle</text:p>
          </table:table-cell>
          <table:table-cell office:value-type="string" calcext:value-type="string">
            <text:p>The Transformers: The Movie.</text:p>
          </table:table-cell>
          <table:table-cell office:value-type="string" calcext:value-type="string">
            <text:p>The Return of Optimus Prime (Part 1)</text:p>
          </table:table-cell>
          <table:table-cell office:value-type="string" calcext:value-type="string">
            <text:p>Eric Idle (movie) and Tony Pope (TV series)</text:p>
          </table:table-cell>
          <table:table-cell office:value-type="string" calcext:value-type="string">
            <text:p>Alive</text:p>
          </table:table-cell>
          <table:table-cell office:value-type="string" calcext:value-type="string">
            <text:p>Autobot</text:p>
          </table:table-cell>
          <table:table-cell office:value-type="string" calcext:value-type="string">
            <text:p>Junkion</text:p>
          </table:table-cell>
        </table:table-row>
        <table:table-row table:style-name="ro1">
          <table:table-cell office:value-type="string" calcext:value-type="string">
            <text:p>Junkyard</text:p>
          </table:table-cell>
          <table:table-cell office:value-type="string" calcext:value-type="string">
            <text:p>Junkyard also known as Junkheap is the public face of the Junkion commerce, and often sells used and refurbished components and items to other civilizations. Unlike most Junkions who are always quoting TV and media, and can be very hard to understand if you are not a Junkion, Junkyard usually speaks in plain English. Junkyard is also very good at identifying the needs of his customers, and is very good in business, and is a skilled technician, and does not like to fight in battle.</text:p>
          </table:table-cell>
          <table:table-cell office:value-type="string" calcext:value-type="string">
            <text:p>Motorcycle</text:p>
          </table:table-cell>
          <table:table-cell office:value-type="string" calcext:value-type="string">
            <text:p>The Transformers: The Movie.</text:p>
          </table:table-cell>
          <table:table-cell office:value-type="string" calcext:value-type="string">
            <text:p>The Big Broadcast of 2006</text:p>
          </table:table-cell>
          <table:table-cell office:value-type="string" calcext:value-type="string">
            <text:p>Jerry Houser</text:p>
          </table:table-cell>
          <table:table-cell office:value-type="string" calcext:value-type="string">
            <text:p>Alive</text:p>
          </table:table-cell>
          <table:table-cell office:value-type="string" calcext:value-type="string">
            <text:p>Autobot</text:p>
          </table:table-cell>
          <table:table-cell office:value-type="string" calcext:value-type="string">
            <text:p>Junkion</text:p>
          </table:table-cell>
        </table:table-row>
        <table:table-row table:style-name="ro1">
          <table:table-cell office:value-type="string" calcext:value-type="string">
            <text:p>Scrapheap</text:p>
          </table:table-cell>
          <table:table-cell office:value-type="string" calcext:value-type="string">
            <text:p>Scrapheap is a youthful and rebellious Junkion, whose average day consists of non-stop television marathons, rummaging through trash, and the occasional knock-down dragout morotcycle rally-slash slugfest. He often finds hidden treasures picking through the trash piles of refuse of his homeworld, but that's not want he spend his life doing. He sees a career of his homeworld as an inventor as his ticket off his planet, and he's not above lying, stealing, and cheating, to get what he needs to make it happen.</text:p>
          </table:table-cell>
          <table:table-cell office:value-type="string" calcext:value-type="string">
            <text:p>Motorcycle</text:p>
          </table:table-cell>
          <table:table-cell office:value-type="string" calcext:value-type="string">
            <text:p>The Transformers: The Movie.</text:p>
          </table:table-cell>
          <table:table-cell office:value-type="string" calcext:value-type="string">
            <text:p>The Big Broadcast of 2006</text:p>
          </table:table-cell>
          <table:table-cell office:value-type="string" calcext:value-type="string">
            <text:p>Frank Welker</text:p>
          </table:table-cell>
          <table:table-cell office:value-type="string" calcext:value-type="string">
            <text:p>Alive</text:p>
          </table:table-cell>
          <table:table-cell office:value-type="string" calcext:value-type="string">
            <text:p>Autobot</text:p>
          </table:table-cell>
          <table:table-cell office:value-type="string" calcext:value-type="string">
            <text:p>Junkion</text:p>
          </table:table-cell>
        </table:table-row>
        <table:table-row table:style-name="ro1">
          <table:table-cell office:value-type="string" calcext:value-type="string">
            <text:p>Nancy</text:p>
          </table:table-cell>
          <table:table-cell office:value-type="string" calcext:value-type="string">
            <text:p>Nancy is a Junkion who appears to be the consort of the Junkion leader Wreck-Gar, and is the only known female Junkion. Nancy also seems to have some sort of relationship with a Wreck-Gar as well, perhaps a romantic one. The only transformer with a human name, she spending countless hours watching TV, and like all Junkions she can be blasted to pieces without taking any noticeable permanent damage, and is capable of repairing herself within seconds.</text:p>
          </table:table-cell>
          <table:table-cell office:value-type="string" calcext:value-type="string">
            <text:p>Motorcycle</text:p>
          </table:table-cell>
          <table:table-cell table:number-columns-repeated="2" office:value-type="string" calcext:value-type="string">
            <text:p>The Big Broadcast of 2006</text:p>
          </table:table-cell>
          <table:table-cell office:value-type="string" calcext:value-type="string">
            <text:p>Linda Gary</text:p>
          </table:table-cell>
          <table:table-cell office:value-type="string" calcext:value-type="string">
            <text:p>Alive</text:p>
          </table:table-cell>
          <table:table-cell office:value-type="string" calcext:value-type="string">
            <text:p>Autobot</text:p>
          </table:table-cell>
          <table:table-cell office:value-type="string" calcext:value-type="string">
            <text:p>Junkion</text:p>
          </table:table-cell>
        </table:table-row>
        <table:table-row table:style-name="ro1">
          <table:table-cell office:value-type="string" calcext:value-type="string">
            <text:p>Megatron</text:p>
          </table:table-cell>
          <table:table-cell office:value-type="string" calcext:value-type="string">
            <text:p>Megatron combines brute strength, military cunning, ruthlessness and terror. Aches to return to Cybertron to complete the Decepticon conquest, but only after destroying all Autobots on Earth. Plans to possess all of Earth's resources. Incredibly powerful and intelligent. Fires particle beam fusion cannon. Can link up interdimensionally to a black hole and draw anti-matter from it for use as a weapon. Megatron has no known weakness.</text:p>
          </table:table-cell>
          <table:table-cell office:value-type="string" calcext:value-type="string">
            <text:p>1913 U.N.C.L.E. Walther P38</text:p>
          </table:table-cell>
          <table:table-cell office:value-type="string" calcext:value-type="string">
            <text:p>More Than Meets the Eye (Part 1)</text:p>
          </table:table-cell>
          <table:table-cell office:value-type="string" calcext:value-type="string">
            <text:p>Turned into Galvatron in The Transformers: The Movie. Last seen in The Return of Optimus Prime, Part 1 in a flashback.</text:p>
          </table:table-cell>
          <table:table-cell office:value-type="string" calcext:value-type="string">
            <text:p>Frank Welker</text:p>
          </table:table-cell>
          <table:table-cell office:value-type="string" calcext:value-type="string">
            <text:p>Reformed (Galvatron)</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Soundwave</text:p>
          </table:table-cell>
          <table:table-cell office:value-type="string" calcext:value-type="string">
            <text:p>It is said Soundwave can hear a fly sneeze. Uses anything he hears for blackmail to advance his status. Opportunist. Despised by all other Decepticons. Sensors can detect even lowest energy radio transmissions. Able to read minds by monitoring electrical brain impulses. Acts as radio link for others. Locates and identifies Autobots, then informs Decepticons. Carries a concussion blaster gun. Often target of retaliation by his comrades.</text:p>
          </table:table-cell>
          <table:table-cell office:value-type="string" calcext:value-type="string">
            <text:p>Microcassette recorder</text:p>
          </table:table-cell>
          <table:table-cell office:value-type="string" calcext:value-type="string">
            <text:p>More Than Meets the Eye (Part 1)</text:p>
          </table:table-cell>
          <table:table-cell office:value-type="string" calcext:value-type="string">
            <text:p>The Return of Optimus Prime (Part 1)</text:p>
          </table:table-cell>
          <table:table-cell office:value-type="string" calcext:value-type="string">
            <text:p>Frank Welker and Hal Rayle (Fight or Flee)</text:p>
          </table:table-cell>
          <table:table-cell office:value-type="string" calcext:value-type="string">
            <text:p>Alive (Killed and rebuilt into Soundblaster in Transformers: Headmasters.)</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Shockwave</text:p>
          </table:table-cell>
          <table:table-cell office:value-type="string" calcext:value-type="string">
            <text:p>Cold, brutal, scientific approach to war. Seeks to overthrow Megatron as leader of Decepticons because he believes logic says he would be better. As laser gun, can emit lethal beams of energy from anywhere on the electromagnetic spectrum: gamma rays, x-rays, light, infrared rays, radio waves, etc. Flies in laser gun or robot mode. High fuel use, but can be powered by nuclear sources. Often confounded by initiative, emotional thinking.</text:p>
          </table:table-cell>
          <table:table-cell office:value-type="string" calcext:value-type="string">
            <text:p>Laser Cannon</text:p>
          </table:table-cell>
          <table:table-cell office:value-type="string" calcext:value-type="string">
            <text:p>More Than Meets the Eye (Part 1)</text:p>
          </table:table-cell>
          <table:table-cell office:value-type="string" calcext:value-type="string">
            <text:p>Transformers: The Movie. (Early scripts for Transformers: The Movie say he was killed during Unicron's attack on Cybertron but the scene didn't make the final cut).</text:p>
          </table:table-cell>
          <table:table-cell office:value-type="string" calcext:value-type="string">
            <text:p>Corey Burton</text:p>
          </table:table-cell>
          <table:table-cell office:value-type="string" calcext:value-type="string">
            <text:p>Unknown (most likely dead)</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Skywarp</text:p>
          </table:table-cell>
          <table:table-cell office:value-type="string" calcext:value-type="string">
            <text:p>Skywarp is the sneakiest of all Decepticons. Enjoys playing cruel pranks on fellow Decepticons and appearing out of nowhere to attack Autobots. Not too smart. Would be useless without Megatron's supervision. Top speed of 1500 mph. Can instantly teleport up to 2.5 miles. Carries heat-seeking missiles and variable-calibre machine guns.</text:p>
          </table:table-cell>
          <table:table-cell office:value-type="string" calcext:value-type="string">
            <text:p>1975 F-15 Eagle</text:p>
          </table:table-cell>
          <table:table-cell office:value-type="string" calcext:value-type="string">
            <text:p>More Than Meets the Eye (Part 1)</text:p>
          </table:table-cell>
          <table:table-cell office:value-type="string" calcext:value-type="string">
            <text:p>Turned into one of the two Cyclonus' in The Transformers: The Movie. Was seen in Starscream's coronation due to an animation error.</text:p>
          </table:table-cell>
          <table:table-cell office:value-type="string" calcext:value-type="string">
            <text:p>Frank Welker</text:p>
          </table:table-cell>
          <table:table-cell office:value-type="string" calcext:value-type="string">
            <text:p>Reformed (Cyclonus)</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Starscream</text:p>
          </table:table-cell>
          <table:table-cell office:value-type="string" calcext:value-type="string">
            <text:p>Seeks to replace Megatron as leader. Ruthless, cold-blooded, and cruel. Considers himself the most sophisticated and handsome of Decepticons. Believes Decepticons should rely more on guile and speed rather than brute force to defeat Autobots. Fastest flyer of group, can reach Mach 2.8 and an altitude of 52 miles. Shoots cluster bombs and null-rays which disrupts the flow of electricity. Very good at what he does, but sometimes overrates himself.</text:p>
          </table:table-cell>
          <table:table-cell office:value-type="string" calcext:value-type="string">
            <text:p>1975 F-15 Eagle</text:p>
          </table:table-cell>
          <table:table-cell office:value-type="string" calcext:value-type="string">
            <text:p>More Than Meets the Eye (Part 1)</text:p>
          </table:table-cell>
          <table:table-cell office:value-type="string" calcext:value-type="string">
            <text:p>Killed by Galvatron in The Transformers: The Movie. Later revived by Unicron in Ghost in the Machine</text:p>
          </table:table-cell>
          <table:table-cell office:value-type="string" calcext:value-type="string">
            <text:p>Christopher Collins</text:p>
          </table:table-cell>
          <table:table-cell office:value-type="string" calcext:value-type="string">
            <text:p>Alive (Ghost)</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Thundercracker</text:p>
          </table:table-cell>
          <table:table-cell office:value-type="string" calcext:value-type="string">
            <text:p>Thundercracker is contemptuous of anything that cannot fly. Not totally convinced of the Decepticons' cause, but they've persuaded him to continue battling the Autobots. Flies at speeds up to 1500 mph... produces controlled, deafening sonic booms - can be heard for 200 miles. Equipped with powerful drone rockets and incendiary guns. Doubts about his cause sometimes impedes his effectiveness.</text:p>
          </table:table-cell>
          <table:table-cell office:value-type="string" calcext:value-type="string">
            <text:p>1975 F-15 Eagle</text:p>
          </table:table-cell>
          <table:table-cell office:value-type="string" calcext:value-type="string">
            <text:p>More Than Meets the Eye (Part 1)</text:p>
          </table:table-cell>
          <table:table-cell office:value-type="string" calcext:value-type="string">
            <text:p>Turned into Scourge in The Transformers: The Movie. Was seen in Starscream's coronation due to an animation error.</text:p>
          </table:table-cell>
          <table:table-cell office:value-type="string" calcext:value-type="string">
            <text:p>John Stephenson and Wally Burr (War Dawn)</text:p>
          </table:table-cell>
          <table:table-cell office:value-type="string" calcext:value-type="string">
            <text:p>Reformed (Scourge)</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Reflector</text:p>
          </table:table-cell>
          <table:table-cell office:value-type="string" calcext:value-type="string">
            <text:p>A strange one, he is basically a 3-in-1 warrior-spy; 3 small Decepticons with a "hive-mind" and ALL TALK AT THE SAME TIME! Loves to observe things: vegetation, architecture, Earthen topography, and particularly comrade's mistakes. Likes to blackmail his associates and is impressed with his own ability. Has highly developed infra-red vision that can record images in darkness, through camouflage and at great distances. In camera mode, can emit powerful flash explosion that leaves enemy blind and disorientated for up to 15 seconds.</text:p>
          </table:table-cell>
          <table:table-cell office:value-type="string" calcext:value-type="string">
            <text:p>1981 Kodak Camera</text:p>
          </table:table-cell>
          <table:table-cell office:value-type="string" calcext:value-type="string">
            <text:p>More Than Meets the Eye (Part 1)</text:p>
          </table:table-cell>
          <table:table-cell office:value-type="string" calcext:value-type="string">
            <text:p>Transformers:The Movie</text:p>
          </table:table-cell>
          <table:table-cell office:value-type="string" calcext:value-type="string">
            <text:p>Christopher Collins</text:p>
          </table:table-cell>
          <table:table-cell office:value-type="string" calcext:value-type="string">
            <text:p>Unknown (possibly dead)</text:p>
          </table:table-cell>
          <table:table-cell office:value-type="string" calcext:value-type="string">
            <text:p>Decepticon</text:p>
          </table:table-cell>
          <table:table-cell office:value-type="string" calcext:value-type="string">
            <text:p>Main Character</text:p>
          </table:table-cell>
        </table:table-row>
        <table:table-row table:style-name="ro1">
          <table:table-cell office:value-type="string" calcext:value-type="string">
            <text:p>Shrapnel</text:p>
          </table:table-cell>
          <table:table-cell office:value-type="string" calcext:value-type="string">
            <text:p>The noise of war and the screams of his foes are music to this loathsome Insecticon's audio-modules... has piercing battle cry... can be heard 8 miles away. In insect mode can use antennae to control almost any electrical device. In robot mode can attract lightning bolts to antennae and shoot them out hands. Grenade launcher shoots 30 pound steel balls that splinter into razor-sharp spikes. Insulation can stop his electrical blasts.</text:p>
          </table:table-cell>
          <table:table-cell office:value-type="string" calcext:value-type="string">
            <text:p>Stag beetle</text:p>
          </table:table-cell>
          <table:table-cell office:value-type="string" calcext:value-type="string">
            <text:p>A Plague of Insecticons</text:p>
          </table:table-cell>
          <table:table-cell office:value-type="string" calcext:value-type="string">
            <text:p>Turned into a sweep in Transformers: The Movie. Last seen in Five Faces of Darkness (Part 5) (as an animation error).</text:p>
          </table:table-cell>
          <table:table-cell office:value-type="string" calcext:value-type="string">
            <text:p>Hal Rayle</text:p>
          </table:table-cell>
          <table:table-cell office:value-type="string" calcext:value-type="string">
            <text:p>Reformed (Sweep)</text:p>
          </table:table-cell>
          <table:table-cell office:value-type="string" calcext:value-type="string">
            <text:p>Decepticon</text:p>
          </table:table-cell>
          <table:table-cell office:value-type="string" calcext:value-type="string">
            <text:p>Insecticon</text:p>
          </table:table-cell>
        </table:table-row>
        <table:table-row table:style-name="ro1">
          <table:table-cell office:value-type="string" calcext:value-type="string">
            <text:p>Bombshell</text:p>
          </table:table-cell>
          <table:table-cell office:value-type="string" calcext:value-type="string">
            <text:p>Can turn foes into helpless accomplices by injecting cerebro-shells into their heads (robot or human) with his stinger... gives him control of their minds... has a cruel sense of humor... arms himself by having his victims debase themselves. In insect mode this Insecticon can fly 5.7 miles. In robot mode wears head-mounted mortar... throws 50 pound explosive shell 8 miles. Cerebro-shells can be used against him if removed from victims head.</text:p>
          </table:table-cell>
          <table:table-cell office:value-type="string" calcext:value-type="string">
            <text:p>Japanese rhinoceros beetle</text:p>
          </table:table-cell>
          <table:table-cell office:value-type="string" calcext:value-type="string">
            <text:p>A Plague of Insecticons</text:p>
          </table:table-cell>
          <table:table-cell office:value-type="string" calcext:value-type="string">
            <text:p>Turned into one of the two Cyclonus' in Transformers: The Movie. Last seen in Thief in the Night due to animation error.</text:p>
          </table:table-cell>
          <table:table-cell office:value-type="string" calcext:value-type="string">
            <text:p>Michael Bell</text:p>
          </table:table-cell>
          <table:table-cell office:value-type="string" calcext:value-type="string">
            <text:p>Reformed (Cyclonus)</text:p>
          </table:table-cell>
          <table:table-cell office:value-type="string" calcext:value-type="string">
            <text:p>Decepticon</text:p>
          </table:table-cell>
          <table:table-cell office:value-type="string" calcext:value-type="string">
            <text:p>Insecticon</text:p>
          </table:table-cell>
        </table:table-row>
        <table:table-row table:style-name="ro1">
          <table:table-cell office:value-type="string" calcext:value-type="string">
            <text:p>Kickback</text:p>
          </table:table-cell>
          <table:table-cell office:value-type="string" calcext:value-type="string">
            <text:p>Charming but cruelly clever... makes friends so he can influence them to do his bidding by digging up facts he can hold against them. Humans particularly susceptible to this Insecticon. In insect mode can jump 40 ft. for a distance of .1 mile... kick a hole in 1/4" steel. In robot mode can fly 30 mph up to 100 miles. Sub-machine gun fires 300 rounds per minute. Very vulnerable as insect and flying in high winds.</text:p>
          </table:table-cell>
          <table:table-cell office:value-type="string" calcext:value-type="string">
            <text:p>Grasshopper</text:p>
          </table:table-cell>
          <table:table-cell office:value-type="string" calcext:value-type="string">
            <text:p>A Plague of Insecticons</text:p>
          </table:table-cell>
          <table:table-cell office:value-type="string" calcext:value-type="string">
            <text:p>Turned into a Sweep in The Transformers: The Movie. Last seen in Five Faces of Darkness (Part 5) due to an animation error.</text:p>
          </table:table-cell>
          <table:table-cell office:value-type="string" calcext:value-type="string">
            <text:p>Clive Revill</text:p>
          </table:table-cell>
          <table:table-cell office:value-type="string" calcext:value-type="string">
            <text:p>Reformed (Sweep)</text:p>
          </table:table-cell>
          <table:table-cell office:value-type="string" calcext:value-type="string">
            <text:p>Decepticon</text:p>
          </table:table-cell>
          <table:table-cell office:value-type="string" calcext:value-type="string">
            <text:p>Insecticon</text:p>
          </table:table-cell>
        </table:table-row>
        <table:table-row table:style-name="ro1">
          <table:table-cell office:value-type="string" calcext:value-type="string">
            <text:p>Hook</text:p>
          </table:table-cell>
          <table:table-cell office:value-type="string" calcext:value-type="string">
            <text:p>With precision of a fine jeweler, performs his job with skill unequalled among The Transformers, whether reconnecting a damaged microchip or setting a two-ton girder into place. Snobbish, supercilious, unpopular perfectionist. Lifts 20 tons.</text:p>
          </table:table-cell>
          <table:table-cell office:value-type="string" calcext:value-type="string">
            <text:p>1970 Crane Vehicle</text:p>
          </table:table-cell>
          <table:table-cell office:value-type="string" calcext:value-type="string">
            <text:p>Heavy Metal War</text:p>
          </table:table-cell>
          <table:table-cell office:value-type="string" calcext:value-type="string">
            <text:p>The Rebirth (Part 1)</text:p>
          </table:table-cell>
          <table:table-cell office:value-type="string" calcext:value-type="string">
            <text:p>Neil Ross and Corey Burton (Day of the Machines)</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Scrapper</text:p>
          </table:table-cell>
          <table:table-cell office:value-type="string" calcext:value-type="string">
            <text:p>A wizard at designing fortresses and energy plants, but modest. Shows his true malevolent genius by incorporating defeated Autobots into his buildings' structures. Shovel can slice through 12 in. thick carbon-steel, lift 30 tons.</text:p>
          </table:table-cell>
          <table:table-cell office:value-type="string" calcext:value-type="string">
            <text:p>1971 Front End Loader</text:p>
          </table:table-cell>
          <table:table-cell office:value-type="string" calcext:value-type="string">
            <text:p>Heavy Metal War</text:p>
          </table:table-cell>
          <table:table-cell office:value-type="string" calcext:value-type="string">
            <text:p>The Rebirth (Part 1)</text:p>
          </table:table-cell>
          <table:table-cell office:value-type="string" calcext:value-type="string">
            <text:p>Michael Bell</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Bonecrusher</text:p>
          </table:table-cell>
          <table:table-cell office:value-type="string" calcext:value-type="string">
            <text:p>Rubble-strewn wasteland is his idea of beautiful landscape. His wild ways create fear and terror. As vehicle, at 30 mph exerts 800,000 psi... has short-range concussion bomb launcher. As robot, carries laser pistol.</text:p>
          </table:table-cell>
          <table:table-cell office:value-type="string" calcext:value-type="string">
            <text:p>1972 Bulldozer</text:p>
          </table:table-cell>
          <table:table-cell office:value-type="string" calcext:value-type="string">
            <text:p>Heavy Metal War</text:p>
          </table:table-cell>
          <table:table-cell office:value-type="string" calcext:value-type="string">
            <text:p>The Rebirth (Part 1)</text:p>
          </table:table-cell>
          <table:table-cell office:value-type="string" calcext:value-type="string">
            <text:p>Neil Ross and Michael Bell (The Autobot Run)</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Long Haul</text:p>
          </table:table-cell>
          <table:table-cell office:value-type="string" calcext:value-type="string">
            <text:p>Unhappy with unglamorous role, but understands its importance... helps build Decepticons' massive energy-recovery installations. As vehicle, can carry 90 tons for 1200 miles, use a dual heat-seeking missile mount. Can be goaded into fight in which he's overmatched.</text:p>
          </table:table-cell>
          <table:table-cell office:value-type="string" calcext:value-type="string">
            <text:p>1973 Dump truck</text:p>
          </table:table-cell>
          <table:table-cell office:value-type="string" calcext:value-type="string">
            <text:p>Heavy Metal War</text:p>
          </table:table-cell>
          <table:table-cell office:value-type="string" calcext:value-type="string">
            <text:p>The Rebirth (Part 1)</text:p>
          </table:table-cell>
          <table:table-cell office:value-type="string" calcext:value-type="string">
            <text:p>Gregg Berger</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Scavenger</text:p>
          </table:table-cell>
          <table:table-cell office:value-type="string" calcext:value-type="string">
            <text:p>Desperately tries to prove his worth to comrades by trying to find things of value - whether by digging up hillside or a backyard. Only tolerated by Megatron because of ability to use shovel's magnetic, ionic, electrical, gas sensors to detect presence of fuels, metals, etc.</text:p>
          </table:table-cell>
          <table:table-cell office:value-type="string" calcext:value-type="string">
            <text:p>1974 Excavator</text:p>
          </table:table-cell>
          <table:table-cell office:value-type="string" calcext:value-type="string">
            <text:p>Heavy Metal War</text:p>
          </table:table-cell>
          <table:table-cell office:value-type="string" calcext:value-type="string">
            <text:p>The Rebirth (Part 1)</text:p>
          </table:table-cell>
          <table:table-cell office:value-type="string" calcext:value-type="string">
            <text:p>Don Messick</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Mixmaster</text:p>
          </table:table-cell>
          <table:table-cell office:value-type="string" calcext:value-type="string">
            <text:p>Nothing is safe from him... will use anything from unliving rock to living robot in making new materials. Uses acids and bonding agents to reduce and recombine almost anything inside mixing drum... a chemistry lab on wheels.</text:p>
          </table:table-cell>
          <table:table-cell office:value-type="string" calcext:value-type="string">
            <text:p>1975 Cement Truck</text:p>
          </table:table-cell>
          <table:table-cell office:value-type="string" calcext:value-type="string">
            <text:p>Heavy Metal War</text:p>
          </table:table-cell>
          <table:table-cell office:value-type="string" calcext:value-type="string">
            <text:p>The Rebirth (Part 1)</text:p>
          </table:table-cell>
          <table:table-cell office:value-type="string" calcext:value-type="string">
            <text:p>Frank Welker</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Devastator</text:p>
          </table:table-cell>
          <table:table-cell office:value-type="string" calcext:value-type="string">
            <text:p>Awesome and terrifying, this Decepticon is a bizarre combination of six Constructicons: Scrapper, Scavenger, Bonecrusher, Hook, Long Haul and Mixmaster. Pure brutality - sole purpose is to crush all in his path. His mind is a melding together of his 6 parts, but limited by their competing thoughts. Enormous height, incredible strength - can knock down a bridge with one punch. Has 10,000 degrees Celsius solar energy beam rifle. Slow, awkward, not too bright. Revealed in the episode "The Secert Of Omega Supreme" that Devastator and Omega Supreme used to be friends; the Constructicons built Crystal City on Cybertron, while Omega Supreme guarded it. But, one day, Megatron's Robo-Smasher reprogrammed the Constructicons to be Megatron's loyal servants. The very same day, they tricked Omega Supreme into thinking that the outskirts of the city was in danger. Because Omega Supreme bought it, what he didn't know was that he was tricked, but, by the time he realized he was fooled, it was too late, for the Constructicons already destroyed Crystal City while Omega Supreme shouted "NO!!!!!!!!". When he got back, he realized that the Constructicons' reprogramming was Megatron's work, so Omega Supreme vowed to find his former frineds, get their reprogramming eraesed, and kill Megatron. Weeks later, Omega Supreme finally tracked down the Constructicons. He blasted a hole on the road to trap the Constructicons and knock them out, one by one, long enough for Omega Supreme to erase their reprogramming. But what Omega Supreme didn't know was that Megatron's work couldn't be reversed and that Omega Supreme's former pals were given a new transformation: Devastator. When Devaststor lured Omega Supreme into the Robo-Smasher to be reprogrammed, it didn't work, for Omega Supreme's strength matched Devastator's, so the Robo-Smasher blew up, and Omega Supreme's hatred for Megatron was gone, but now, Omega Supreme felt hatred toward the Constructicons and vowed to kill them, either one by one, or if they all merged into Devastator.</text:p>
          </table:table-cell>
          <table:table-cell office:value-type="string" calcext:value-type="string">
            <text:p>The 6 Constructicons</text:p>
          </table:table-cell>
          <table:table-cell office:value-type="string" calcext:value-type="string">
            <text:p>Heavy Metal War</text:p>
          </table:table-cell>
          <table:table-cell office:value-type="string" calcext:value-type="string">
            <text:p>The Burden Hardest to Bear</text:p>
          </table:table-cell>
          <table:table-cell office:value-type="string" calcext:value-type="string">
            <text:p>Arthur Burghardt</text:p>
          </table:table-cell>
          <table:table-cell office:value-type="string" calcext:value-type="string">
            <text:p>Alive</text:p>
          </table:table-cell>
          <table:table-cell office:value-type="string" calcext:value-type="string">
            <text:p>Decepticon</text:p>
          </table:table-cell>
          <table:table-cell office:value-type="string" calcext:value-type="string">
            <text:p>Constructicon</text:p>
          </table:table-cell>
        </table:table-row>
        <table:table-row table:style-name="ro1">
          <table:table-cell office:value-type="string" calcext:value-type="string">
            <text:p>Thrust</text:p>
          </table:table-cell>
          <table:table-cell office:value-type="string" calcext:value-type="string">
            <text:p>He rattles the air with the roar of his jets... believes half the battle is won if the opponent is "psyched out" by his mere arrival, so he makes no attempt to be sneaky. Pompous, loud-mouthed braggart and not too brave. Sudden, powerful accelerations can topple nearby buildings. Flies at mach 2.5, can double speed in 20 seconds for up to two minutes. Carries four air-to-air missiles and two automatic missile launchers in robot mode.</text:p>
          </table:table-cell>
          <table:table-cell office:value-type="string" calcext:value-type="string">
            <text:p>Vertical Takeoff Jet Fighter</text:p>
          </table:table-cell>
          <table:table-cell office:value-type="string" calcext:value-type="string">
            <text:p>Appears in Dinobot Island (Part 1). First speaks in Dinobot Island (Part 2).</text:p>
          </table:table-cell>
          <table:table-cell office:value-type="string" calcext:value-type="string">
            <text:p>Ghost in the Machine. Originally was killed by Unicron in "Transformers: The Movie", yet popped up in later episodes.</text:p>
          </table:table-cell>
          <table:table-cell office:value-type="string" calcext:value-type="string">
            <text:p>Ed Gilbert</text:p>
          </table:table-cell>
          <table:table-cell office:value-type="string" calcext:value-type="string">
            <text:p>Supposed to be dead.</text:p>
          </table:table-cell>
          <table:table-cell office:value-type="string" calcext:value-type="string">
            <text:p>Decepticon</text:p>
          </table:table-cell>
          <table:table-cell office:value-type="string" calcext:value-type="string">
            <text:p>Conehead</text:p>
          </table:table-cell>
        </table:table-row>
        <table:table-row table:style-name="ro1">
          <table:table-cell office:value-type="string" calcext:value-type="string">
            <text:p>Ramjet</text:p>
          </table:table-cell>
          <table:table-cell office:value-type="string" calcext:value-type="string">
            <text:p>Mid-air collisions are his specialty. Makes little difference if target is opponent or not, he'll crash into it just for fun. A terror without equal in the skies. "The skies are my castle and I like to live alone." His nose module can withstand impact of three-foot thick concrete at 1500 mph. Flies as fast as mach 2.8. Carries cluster bombs. Too many crashes can injure him, particularly internal mechanics.</text:p>
          </table:table-cell>
          <table:table-cell office:value-type="string" calcext:value-type="string">
            <text:p>Jet Fighter</text:p>
          </table:table-cell>
          <table:table-cell office:value-type="string" calcext:value-type="string">
            <text:p>Appears in Dinobot Island (Part 1). First speaks in The Master Builder.</text:p>
          </table:table-cell>
          <table:table-cell office:value-type="string" calcext:value-type="string">
            <text:p>Thief in the Night. Originally was killed by Unicron in "The Transformers: The Movie", but popped up in later episodes.</text:p>
          </table:table-cell>
          <table:table-cell office:value-type="string" calcext:value-type="string">
            <text:p>Jack Angel</text:p>
          </table:table-cell>
          <table:table-cell office:value-type="string" calcext:value-type="string">
            <text:p>Supposed to be dead.</text:p>
          </table:table-cell>
          <table:table-cell office:value-type="string" calcext:value-type="string">
            <text:p>Decepticon</text:p>
          </table:table-cell>
          <table:table-cell office:value-type="string" calcext:value-type="string">
            <text:p>Conehead</text:p>
          </table:table-cell>
        </table:table-row>
        <table:table-row table:style-name="ro1">
          <table:table-cell office:value-type="string" calcext:value-type="string">
            <text:p>Dirge</text:p>
          </table:table-cell>
          <table:table-cell office:value-type="string" calcext:value-type="string">
            <text:p>The sound of his engines causes petrifying fear in those who hear them. He's a master at handling fear. Other Decepticons put off by his mournful, silent ways. "He gives me the creeps," says Ramjet. He carries two concussion missiles. Needs to control a situation otherwise, he, too falls victim to fear - making him useless as a warrior!</text:p>
          </table:table-cell>
          <table:table-cell office:value-type="string" calcext:value-type="string">
            <text:p>Jet Fighter</text:p>
          </table:table-cell>
          <table:table-cell office:value-type="string" calcext:value-type="string">
            <text:p>Appears in Dinobot Island (Part 2). First speaks in Auto Berserk.</text:p>
          </table:table-cell>
          <table:table-cell office:value-type="string" calcext:value-type="string">
            <text:p>Ghost in the Machine. Originally was killed by Unicron in "The Transformers: The Movie" yet popped up in later episodes.</text:p>
          </table:table-cell>
          <table:table-cell office:value-type="string" calcext:value-type="string">
            <text:p>Bud Davis</text:p>
          </table:table-cell>
          <table:table-cell office:value-type="string" calcext:value-type="string">
            <text:p>Supposed to be dead.</text:p>
          </table:table-cell>
          <table:table-cell office:value-type="string" calcext:value-type="string">
            <text:p>Decepticon</text:p>
          </table:table-cell>
          <table:table-cell office:value-type="string" calcext:value-type="string">
            <text:p>Conehead</text:p>
          </table:table-cell>
        </table:table-row>
        <table:table-row table:style-name="ro1">
          <table:table-cell office:value-type="string" calcext:value-type="string">
            <text:p>Trypticon</text:p>
          </table:table-cell>
          <table:table-cell office:value-type="string" calcext:value-type="string">
            <text:p>Doesn't stop blasting until he's hip-deep in smoking rubble. Completely without mercy. Though dim-witted, he's the most lethal fighting machine devised by the Decepticons. In dinosaur mode, jumps 20 miles with rocket backpack. Shoots heat-seeking plasma bombs from mouth and mind-controlling hypno-beam from optical sensor. As city, has landing and repair bays, communications center and rotating scanners. In mobile station mode, has laser cannon, rotating blasters, destructo-beams and dual photon launchers. Ever since the episode "Five Faces Of Darkness Part 5", he and Metroplex became mortal enemies.</text:p>
          </table:table-cell>
          <table:table-cell office:value-type="string" calcext:value-type="string">
            <text:p>Tyrannosaurus rex/Decepticon City/Battle Station</text:p>
          </table:table-cell>
          <table:table-cell office:value-type="string" calcext:value-type="string">
            <text:p>Created by the Constructicons in Five Faces of Darkness (Part 4)</text:p>
          </table:table-cell>
          <table:table-cell office:value-type="string" calcext:value-type="string">
            <text:p>Call of the Primitives</text:p>
          </table:table-cell>
          <table:table-cell office:value-type="string" calcext:value-type="string">
            <text:p>Brad Garrett</text:p>
          </table:table-cell>
          <table:table-cell office:value-type="string" calcext:value-type="string">
            <text:p>Alive</text:p>
          </table:table-cell>
          <table:table-cell office:value-type="string" calcext:value-type="string">
            <text:p>Decepticon</text:p>
          </table:table-cell>
          <table:table-cell office:value-type="string" calcext:value-type="string">
            <text:p>Decepticon City</text:p>
          </table:table-cell>
        </table:table-row>
        <table:table-row table:style-name="ro1">
          <table:table-cell office:value-type="string" calcext:value-type="string">
            <text:p>Motormaster</text:p>
          </table:table-cell>
          <table:table-cell office:value-type="string" calcext:value-type="string">
            <text:p>No one on the road is colder and crueler. Shows no mercy to Autobots who happen to be on the highway with him. Seeks to destroy Optimus Prime so he can claim to be "King of the Road." Can survive a collision with anyone, except Optimus Prime. Reaches a top speed of 140 mph and can shatter a 20-foot concrete block. Uses a 400 mph, wind producing cyclone gun.</text:p>
          </table:table-cell>
          <table:table-cell office:value-type="string" calcext:value-type="string">
            <text:p>Kenworth K100 Aerodyne Sleeper Tractor Trailer</text:p>
          </table:table-cell>
          <table:table-cell office:value-type="string" calcext:value-type="string">
            <text:p>Created by the Decepticons in The Key to Vector Sigma (Part 1)</text:p>
          </table:table-cell>
          <table:table-cell office:value-type="string" calcext:value-type="string">
            <text:p>The Return of Optimus Prime (Part 1)</text:p>
          </table:table-cell>
          <table:table-cell office:value-type="string" calcext:value-type="string">
            <text:p>Roger C. Carmel</text:p>
          </table:table-cell>
          <table:table-cell office:value-type="string" calcext:value-type="string">
            <text:p>Alive</text:p>
          </table:table-cell>
          <table:table-cell office:value-type="string" calcext:value-type="string">
            <text:p>Decepticon</text:p>
          </table:table-cell>
          <table:table-cell office:value-type="string" calcext:value-type="string">
            <text:p>Stunticon</text:p>
          </table:table-cell>
        </table:table-row>
        <table:table-row table:style-name="ro1">
          <table:table-cell office:value-type="string" calcext:value-type="string">
            <text:p>Drag Strip</text:p>
          </table:table-cell>
          <table:table-cell office:value-type="string" calcext:value-type="string">
            <text:p>Nasty, underhanded, loves to gloat over his victories. Would rather be scrapped than lose. Prone to overheating. Megatron would sooner melt him than talk to him, but knows he's even worse company for the Autobots. In car mode, has a plasma-energy blaster. Carries a gravity-enhancing gravito-gun.</text:p>
          </table:table-cell>
          <table:table-cell office:value-type="string" calcext:value-type="string">
            <text:p>Tyrrell P34</text:p>
          </table:table-cell>
          <table:table-cell office:value-type="string" calcext:value-type="string">
            <text:p>Created by the Decepticons in The Key to Vector Sigma (Part 1)</text:p>
          </table:table-cell>
          <table:table-cell office:value-type="string" calcext:value-type="string">
            <text:p>The Return of Optimus Prime (Part 1)</text:p>
          </table:table-cell>
          <table:table-cell office:value-type="string" calcext:value-type="string">
            <text:p>Ron Gans</text:p>
          </table:table-cell>
          <table:table-cell office:value-type="string" calcext:value-type="string">
            <text:p>Alive</text:p>
          </table:table-cell>
          <table:table-cell office:value-type="string" calcext:value-type="string">
            <text:p>Decepticon</text:p>
          </table:table-cell>
          <table:table-cell office:value-type="string" calcext:value-type="string">
            <text:p>Stunticon</text:p>
          </table:table-cell>
        </table:table-row>
        <table:table-row table:style-name="ro1">
          <table:table-cell office:value-type="string" calcext:value-type="string">
            <text:p>Dead End</text:p>
          </table:table-cell>
          <table:table-cell office:value-type="string" calcext:value-type="string">
            <text:p>Sullen, fatalistic, sees little reason to continue Transformers' war. Motivating him to fight is always a problem. Vain - spends most of his time shining himself. In car mode, goes 220 mph. Radar scan covers 200 mile radius. In robot mode, has a compressor-air gun that shoots a 40,000 psi blast of air.</text:p>
          </table:table-cell>
          <table:table-cell office:value-type="string" calcext:value-type="string">
            <text:p>Porsche 928</text:p>
          </table:table-cell>
          <table:table-cell office:value-type="string" calcext:value-type="string">
            <text:p>Created by the Decepticons in The Key to Vector Sigma (Part 1)</text:p>
          </table:table-cell>
          <table:table-cell office:value-type="string" calcext:value-type="string">
            <text:p>The Return of Optimus Prime (Part 1)</text:p>
          </table:table-cell>
          <table:table-cell office:value-type="string" calcext:value-type="string">
            <text:p>Philip L. Clarke</text:p>
          </table:table-cell>
          <table:table-cell office:value-type="string" calcext:value-type="string">
            <text:p>Alive</text:p>
          </table:table-cell>
          <table:table-cell office:value-type="string" calcext:value-type="string">
            <text:p>Decepticon</text:p>
          </table:table-cell>
          <table:table-cell office:value-type="string" calcext:value-type="string">
            <text:p>Stunticon</text:p>
          </table:table-cell>
        </table:table-row>
        <table:table-row table:style-name="ro1">
          <table:table-cell office:value-type="string" calcext:value-type="string">
            <text:p>Breakdown</text:p>
          </table:table-cell>
          <table:table-cell office:value-type="string" calcext:value-type="string">
            <text:p>Thinks everyone is staring at him, even Earth cars and stoplights. His self-consciousness hurts his performance. Finds heavy traffic nerve-wracking. Would prefer to be human so he could fit in better. In car mode, engine emits vibrations that cause mechanical failures in other vehicles; prone to leaky fuel pump. In robot mode, carries a concussion rifle which also causes mechanical failures.</text:p>
          </table:table-cell>
          <table:table-cell office:value-type="string" calcext:value-type="string">
            <text:p>Lamborghini Countach</text:p>
          </table:table-cell>
          <table:table-cell office:value-type="string" calcext:value-type="string">
            <text:p>Created by the Decepticons in The Key to Vector Sigma (Part 1)</text:p>
          </table:table-cell>
          <table:table-cell office:value-type="string" calcext:value-type="string">
            <text:p>The Return of Optimus Prime (Part 1)</text:p>
          </table:table-cell>
          <table:table-cell office:value-type="string" calcext:value-type="string">
            <text:p>Alan Oppenheimer and Jack Angel (The Key to Vector Sigma)</text:p>
          </table:table-cell>
          <table:table-cell office:value-type="string" calcext:value-type="string">
            <text:p>Alive</text:p>
          </table:table-cell>
          <table:table-cell office:value-type="string" calcext:value-type="string">
            <text:p>Decepticon</text:p>
          </table:table-cell>
          <table:table-cell office:value-type="string" calcext:value-type="string">
            <text:p>Stunticon</text:p>
          </table:table-cell>
        </table:table-row>
        <table:table-row table:style-name="ro1">
          <table:table-cell office:value-type="string" calcext:value-type="string">
            <text:p>Wildrider</text:p>
          </table:table-cell>
          <table:table-cell office:value-type="string" calcext:value-type="string">
            <text:p>Look out motorists - he exults in the accidents he causes! Driving recklessly, screaming and laughing. Some comrades think it's an act, others really know he's really as nuts as he appears. Fears quiet, prone to tire blow-outs. In car mode goes up to 250 mph with amazing maneuverability. In robot mode, his scattershot gun sprays laser beams over wide areas.</text:p>
          </table:table-cell>
          <table:table-cell office:value-type="string" calcext:value-type="string">
            <text:p>Ferrari 308 GTB</text:p>
          </table:table-cell>
          <table:table-cell office:value-type="string" calcext:value-type="string">
            <text:p>Created by the Decepticons in The Key to Vector Sigma (Part 1)</text:p>
          </table:table-cell>
          <table:table-cell office:value-type="string" calcext:value-type="string">
            <text:p>The Return of Optimus Prime (Part 1)</text:p>
          </table:table-cell>
          <table:table-cell office:value-type="string" calcext:value-type="string">
            <text:p>Terry McGovern</text:p>
          </table:table-cell>
          <table:table-cell office:value-type="string" calcext:value-type="string">
            <text:p>Alive</text:p>
          </table:table-cell>
          <table:table-cell office:value-type="string" calcext:value-type="string">
            <text:p>Decepticon</text:p>
          </table:table-cell>
          <table:table-cell office:value-type="string" calcext:value-type="string">
            <text:p>Stunticon</text:p>
          </table:table-cell>
        </table:table-row>
        <table:table-row table:style-name="ro1">
          <table:table-cell office:value-type="string" calcext:value-type="string">
            <text:p>Menasor</text:p>
          </table:table-cell>
          <table:table-cell office:value-type="string" calcext:value-type="string">
            <text:p>A clanking, crushing terror that destroys all in his path - the ultimate Decepticon weapon if he wasn't so confused by the opposing thoughts of the 5 Stunticons who comprise him. Tremendous strength, his punch has the force of 140 tons. Impervious to most artillery. Uses Motormaster's cyclone gun and carries an ionizer sword with a 50,000 volt charge. Ever since "The Key To Vector Sigma Part 2", he and Superion became mortal enemies.</text:p>
          </table:table-cell>
          <table:table-cell office:value-type="string" calcext:value-type="string">
            <text:p>The 5 Stunticons</text:p>
          </table:table-cell>
          <table:table-cell office:value-type="string" calcext:value-type="string">
            <text:p>The Key to Vector Sigma (Part 2)</text:p>
          </table:table-cell>
          <table:table-cell office:value-type="string" calcext:value-type="string">
            <text:p>The Ultimate Weapon</text:p>
          </table:table-cell>
          <table:table-cell office:value-type="string" calcext:value-type="string">
            <text:p>Regis Cordic and Roger C. Carmel (The Key to Vector Sigma)</text:p>
          </table:table-cell>
          <table:table-cell office:value-type="string" calcext:value-type="string">
            <text:p>Alive</text:p>
          </table:table-cell>
          <table:table-cell office:value-type="string" calcext:value-type="string">
            <text:p>Decepticon</text:p>
          </table:table-cell>
          <table:table-cell office:value-type="string" calcext:value-type="string">
            <text:p>Stunticon</text:p>
          </table:table-cell>
        </table:table-row>
        <table:table-row table:style-name="ro1">
          <table:table-cell office:value-type="string" calcext:value-type="string">
            <text:p>Brawl</text:p>
          </table:table-cell>
          <table:table-cell office:value-type="string" calcext:value-type="string">
            <text:p>Noisy, irritates all nearby. Hair-trigger temper, blusteringly belligerent... a terrifyingly effective warrior. Enormously strong, resistant to most conventional artillery. As tank, goes 45 mph, range 600 miles. Turret-mounted gun shoots 200 lbs. TNT-equivalent shells, twin sonic cannon shoots powerful, ear-splitting 300-decibel bursts of concentrated sound energy in stereo. In robot mode, has 10-Megawatt electron gun.</text:p>
          </table:table-cell>
          <table:table-cell office:value-type="string" calcext:value-type="string">
            <text:p>Leopard tank</text:p>
          </table:table-cell>
          <table:table-cell office:value-type="string" calcext:value-type="string">
            <text:p>Created by Starscream in Starscream's Brigade</text:p>
          </table:table-cell>
          <table:table-cell office:value-type="string" calcext:value-type="string">
            <text:p>The Rebirth (Part 3)</text:p>
          </table:table-cell>
          <table:table-cell office:value-type="string" calcext:value-type="string">
            <text:p>Tony St. James</text:p>
          </table:table-cell>
          <table:table-cell office:value-type="string" calcext:value-type="string">
            <text:p>Alive</text:p>
          </table:table-cell>
          <table:table-cell office:value-type="string" calcext:value-type="string">
            <text:p>Decepticon</text:p>
          </table:table-cell>
          <table:table-cell office:value-type="string" calcext:value-type="string">
            <text:p>Combaticon</text:p>
          </table:table-cell>
        </table:table-row>
        <table:table-row table:style-name="ro1">
          <table:table-cell office:value-type="string" calcext:value-type="string">
            <text:p>Swindle</text:p>
          </table:table-cell>
          <table:table-cell office:value-type="string" calcext:value-type="string">
            <text:p>Easy-going and good natured, but within him beats the fuel pump of the most greed-driven street hustler. Thrives on wheeling and dealing, works for his own personal material advancement. A one-robot "black market." Uses a scatter blaster that sprays explosive pellets, gyro gun that disrupts Transformers' balance center. Prone to overturning on sharp turns.</text:p>
          </table:table-cell>
          <table:table-cell office:value-type="string" calcext:value-type="string">
            <text:p>FMC XR311 combat support vehicle</text:p>
          </table:table-cell>
          <table:table-cell office:value-type="string" calcext:value-type="string">
            <text:p>Created by Starscream in Starscream's Brigade</text:p>
          </table:table-cell>
          <table:table-cell office:value-type="string" calcext:value-type="string">
            <text:p>The Rebirth (Part 3)</text:p>
          </table:table-cell>
          <table:table-cell office:value-type="string" calcext:value-type="string">
            <text:p>Johnny Haymer</text:p>
          </table:table-cell>
          <table:table-cell office:value-type="string" calcext:value-type="string">
            <text:p>Alive</text:p>
          </table:table-cell>
          <table:table-cell office:value-type="string" calcext:value-type="string">
            <text:p>Decepticon</text:p>
          </table:table-cell>
          <table:table-cell office:value-type="string" calcext:value-type="string">
            <text:p>Combaticon</text:p>
          </table:table-cell>
        </table:table-row>
        <table:table-row table:style-name="ro1">
          <table:table-cell office:value-type="string" calcext:value-type="string">
            <text:p>Blast Off</text:p>
          </table:table-cell>
          <table:table-cell office:value-type="string" calcext:value-type="string">
            <text:p>Feels literally and figuratively above the other Transformers as he soars through outer space. Aristocratic, aloof - disguises his long distance loneliness. Cruelly efficient at raining destruction on Earth. Flies at 26,000 mph, stays in orbit for 8 months. Shoots powerful X-ray laser to hit target 12, 000 miles away. In robot mode, uses ionic blaster.</text:p>
          </table:table-cell>
          <table:table-cell office:value-type="string" calcext:value-type="string">
            <text:p>Space Shuttle</text:p>
          </table:table-cell>
          <table:table-cell office:value-type="string" calcext:value-type="string">
            <text:p>Created by Starscream in Starscream's Brigade</text:p>
          </table:table-cell>
          <table:table-cell office:value-type="string" calcext:value-type="string">
            <text:p>The Rebirth (Part 3)</text:p>
          </table:table-cell>
          <table:table-cell office:value-type="string" calcext:value-type="string">
            <text:p>Milt Jamin</text:p>
          </table:table-cell>
          <table:table-cell office:value-type="string" calcext:value-type="string">
            <text:p>Alive</text:p>
          </table:table-cell>
          <table:table-cell office:value-type="string" calcext:value-type="string">
            <text:p>Decepticon</text:p>
          </table:table-cell>
          <table:table-cell office:value-type="string" calcext:value-type="string">
            <text:p>Combaticon</text:p>
          </table:table-cell>
        </table:table-row>
        <table:table-row table:style-name="ro1">
          <table:table-cell office:value-type="string" calcext:value-type="string">
            <text:p>Vortex</text:p>
          </table:table-cell>
          <table:table-cell office:value-type="string" calcext:value-type="string">
            <text:p>Gives a ride to remember - in your nightmares! Takes Autobots on dizzying, death-defying flights to scare information out of them. As helicopter, goes 300 mph with a range of 1200 miles. Whirls rotor blades to create 200-300 mph wind funnels. Uses semi-automatic glue gun.</text:p>
          </table:table-cell>
          <table:table-cell office:value-type="string" calcext:value-type="string">
            <text:p>SH-2 Seasprite</text:p>
          </table:table-cell>
          <table:table-cell office:value-type="string" calcext:value-type="string">
            <text:p>Created by Starscream in Starscream's Brigade</text:p>
          </table:table-cell>
          <table:table-cell office:value-type="string" calcext:value-type="string">
            <text:p>The Rebirth (Part 3)</text:p>
          </table:table-cell>
          <table:table-cell office:value-type="string" calcext:value-type="string">
            <text:p>Johnny Haymer</text:p>
          </table:table-cell>
          <table:table-cell office:value-type="string" calcext:value-type="string">
            <text:p>Alive</text:p>
          </table:table-cell>
          <table:table-cell office:value-type="string" calcext:value-type="string">
            <text:p>Decepticon</text:p>
          </table:table-cell>
          <table:table-cell office:value-type="string" calcext:value-type="string">
            <text:p>Combaticon</text:p>
          </table:table-cell>
        </table:table-row>
        <table:table-row table:style-name="ro1">
          <table:table-cell office:value-type="string" calcext:value-type="string">
            <text:p>Onslaught</text:p>
          </table:table-cell>
          <table:table-cell office:value-type="string" calcext:value-type="string">
            <text:p>Believes the key to a mission's success lies in the perfection of its planning. Prefers devising sinister schemes to actual combat, but a relentless, furious fighter when stirred into action. As a missile trailer, Onslaught is capable of launching 6500-mile range photon missiles, each equivalent to 3000 tons of TNT. Accuracy of missiles is hampered by electromagnetic interference. Uses powerful sonic stun gun in robot mode.</text:p>
          </table:table-cell>
          <table:table-cell office:value-type="string" calcext:value-type="string">
            <text:p>Self-propelled artillery Truck</text:p>
          </table:table-cell>
          <table:table-cell office:value-type="string" calcext:value-type="string">
            <text:p>Created by Starscream in Starscream's Brigade</text:p>
          </table:table-cell>
          <table:table-cell office:value-type="string" calcext:value-type="string">
            <text:p>The Rebirth (Part 3)</text:p>
          </table:table-cell>
          <table:table-cell office:value-type="string" calcext:value-type="string">
            <text:p>S. Marc Jordan and Steve Bulen (The Rebirth)</text:p>
          </table:table-cell>
          <table:table-cell office:value-type="string" calcext:value-type="string">
            <text:p>Alive</text:p>
          </table:table-cell>
          <table:table-cell office:value-type="string" calcext:value-type="string">
            <text:p>Decepticon</text:p>
          </table:table-cell>
          <table:table-cell office:value-type="string" calcext:value-type="string">
            <text:p>Combaticon</text:p>
          </table:table-cell>
        </table:table-row>
        <table:table-row table:style-name="ro1">
          <table:table-cell office:value-type="string" calcext:value-type="string">
            <text:p>Bruticus</text:p>
          </table:table-cell>
          <table:table-cell office:value-type="string" calcext:value-type="string">
            <text:p>The 5 Combaticons transform into Bruticus. Can destroy his enemies with ultrasonic waves and smash metal bridges with a single chop of his hand. Cold blooded, likes nothing more than destroying Autobots. Once he starts running wild he is unstoppable. Has small brain circuits, making him simple-minded. Carries a sonic stun gun and a missile cannon. He is mortal enemies with Defensor.</text:p>
          </table:table-cell>
          <table:table-cell office:value-type="string" calcext:value-type="string">
            <text:p>The 5 Combaticons</text:p>
          </table:table-cell>
          <table:table-cell office:value-type="string" calcext:value-type="string">
            <text:p>Starscream's Brigade</text:p>
          </table:table-cell>
          <table:table-cell office:value-type="string" calcext:value-type="string">
            <text:p>The Return of Optimus Prime (Part 1)</text:p>
          </table:table-cell>
          <table:table-cell office:value-type="string" calcext:value-type="string">
            <text:p>Roger C. Carmel</text:p>
          </table:table-cell>
          <table:table-cell office:value-type="string" calcext:value-type="string">
            <text:p>Alive</text:p>
          </table:table-cell>
          <table:table-cell office:value-type="string" calcext:value-type="string">
            <text:p>Decepticon</text:p>
          </table:table-cell>
          <table:table-cell office:value-type="string" calcext:value-type="string">
            <text:p>Combaticon</text:p>
          </table:table-cell>
        </table:table-row>
        <table:table-row table:style-name="ro1">
          <table:table-cell office:value-type="string" calcext:value-type="string">
            <text:p>Galvatron</text:p>
          </table:table-cell>
          <table:table-cell office:value-type="string" calcext:value-type="string">
            <text:p>Galvatron is a cold-hearted robotic villain. Revealed to be Megatron reformated by Unicron because his body was badly damaged during his last fight Optimus Prime at Autobot City. Determined to lead the Decepticons and destroy Cybertron since the Autobots took it back from the Decepticons, forcing them to abandon their Earth base and retreat to the planet Charr, which would result in disposing of Megatron's dream of reviving Cybertron. Possesses enough strength to pulverize an Autobot into scrap metal. Unconquerable. Arrogant and compassionless. Plots against his allies, thus weakening his position. In robot mode, he carries a fission laser cannon that emits chemically-produced, direct-current electricity. Ever since Cyclonus and the Sweeps removed him from the plasma lava on the planet Thrull, the lava went into his head casing and he was permanently driven insane that he transformed into cannon mode in space and because the lava increased his strength, the planet Thrull was destroyed when Galvatron blasted it with a single shot. However, his insanity was temporailly gone at the ending of "The Return Of Optimus Prime Part 2" when the newly returned original Autobot leader unleashed the power from the Matrix Of Leadership to destroy the Hate Plague. Unfortunately, the Matrix was permanently rendered empty because Rodimus Prime used some of the Matrix's power to make Unicron's body explode at the ending of the animated movie. Because of it, Galvatron shook hands with Optimus, declaring the war was over and that Optimus had earned Galvatron's respect. But, at the beginning of "The Rebirth", Galvatron revealed he was still insane.</text:p>
          </table:table-cell>
          <table:table-cell office:value-type="string" calcext:value-type="string">
            <text:p>Laser Cannon</text:p>
          </table:table-cell>
          <table:table-cell office:value-type="string" calcext:value-type="string">
            <text:p>Transformers: The Movie</text:p>
          </table:table-cell>
          <table:table-cell office:value-type="string" calcext:value-type="string">
            <text:p>The Rebirth (Part 3) Later killed in Transformers: Headmasters (in Japan).</text:p>
          </table:table-cell>
          <table:table-cell office:value-type="string" calcext:value-type="string">
            <text:p>Leonard Nimoy (movie) and Frank Welker (TV series)</text:p>
          </table:table-cell>
          <table:table-cell office:value-type="string" calcext:value-type="string">
            <text:p>Alive (Dead in Transformers: Headmasters)</text:p>
          </table:table-cell>
          <table:table-cell office:value-type="string" calcext:value-type="string">
            <text:p>Decepticon</text:p>
          </table:table-cell>
          <table:table-cell office:value-type="string" calcext:value-type="string">
            <text:p>Herald of Unicron</text:p>
          </table:table-cell>
        </table:table-row>
        <table:table-row table:style-name="ro1">
          <table:table-cell office:value-type="string" calcext:value-type="string">
            <text:p>Cyclonus</text:p>
          </table:table-cell>
          <table:table-cell office:value-type="string" calcext:value-type="string">
            <text:p>Cyclonus is a huge and emotionless air warrior created by Unicron from the remains of the Insecticon Bombshell or Skywarp (an animation error makes it unclear, and the issue is still hotly debated). He has vast resources of power and can draw strength in direct proportion to his need. Cyclonus is equipped with nuclear-powered turbine engines which enable him to reach speeds greater than Mach 2. In robot mode, he carries an oxidating laser that fuses an enemy robot's internal mechanisms. Cyclonus is a true loyal Decepticon and an honourable second-in-command. He considers the Autobot second-in-command Ultra Magnus as his arch-rival, has no weaknesses and no interests other than conquest. As a Targetmaster, he is paired with Nightstick, a Nebulan master criminal who doubles as a blinding, corroding black-beam gun.</text:p>
          </table:table-cell>
          <table:table-cell office:value-type="string" calcext:value-type="string">
            <text:p>Cybertronian Space Jet</text:p>
          </table:table-cell>
          <table:table-cell office:value-type="string" calcext:value-type="string">
            <text:p>Transformers: The Movie</text:p>
          </table:table-cell>
          <table:table-cell office:value-type="string" calcext:value-type="string">
            <text:p>The Rebirth (Part 3)</text:p>
          </table:table-cell>
          <table:table-cell office:value-type="string" calcext:value-type="string">
            <text:p>Roger C. Carmel and Jack Angel (The Return of Optimus Prime and Season 4)</text:p>
          </table:table-cell>
          <table:table-cell office:value-type="string" calcext:value-type="string">
            <text:p>Alive</text:p>
          </table:table-cell>
          <table:table-cell office:value-type="string" calcext:value-type="string">
            <text:p>Decepticon</text:p>
          </table:table-cell>
          <table:table-cell office:value-type="string" calcext:value-type="string">
            <text:p>Herald of Unicron</text:p>
          </table:table-cell>
        </table:table-row>
        <table:table-row table:style-name="ro1">
          <table:table-cell office:value-type="string" calcext:value-type="string">
            <text:p>Scourge</text:p>
          </table:table-cell>
          <table:table-cell office:value-type="string" calcext:value-type="string">
            <text:p>Scourge is fearsome, merciless and an implacable hunter. Created from the remains of Thundercracker, he leads "The Sweeps", a wolf pack of tracker-terminators designed to hunt down and eradicate Autobots. Scourge possesses powerful high-tech scanning equipment and a disintegrater ray that can cut through solid rock. In robot mode, he carries a laser blaster that shoots short bursts of intense heat. Scourge's only weakness is his arrogance. As a Targetmaster, he is paired with Fracas, a high-temperature incendiary cannon with a volatile temper to match.</text:p>
          </table:table-cell>
          <table:table-cell office:value-type="string" calcext:value-type="string">
            <text:p>Cybertronian Hovercraft</text:p>
          </table:table-cell>
          <table:table-cell office:value-type="string" calcext:value-type="string">
            <text:p>Transformers: The Movie</text:p>
          </table:table-cell>
          <table:table-cell office:value-type="string" calcext:value-type="string">
            <text:p>The Rebirth (Part 3)</text:p>
          </table:table-cell>
          <table:table-cell office:value-type="string" calcext:value-type="string">
            <text:p>Stan Jones</text:p>
          </table:table-cell>
          <table:table-cell office:value-type="string" calcext:value-type="string">
            <text:p>Alive</text:p>
          </table:table-cell>
          <table:table-cell office:value-type="string" calcext:value-type="string">
            <text:p>Decepticon</text:p>
          </table:table-cell>
          <table:table-cell office:value-type="string" calcext:value-type="string">
            <text:p>Herald of Unicron</text:p>
          </table:table-cell>
        </table:table-row>
        <table:table-row table:style-name="ro1">
          <table:table-cell office:value-type="string" calcext:value-type="string">
            <text:p>Sweeps</text:p>
          </table:table-cell>
          <table:table-cell office:value-type="string" calcext:value-type="string">
            <text:p>Formed by Unicron from the remains of Kickback, and Shrapnel, sweeps are identical to their leader Scourge. They don't talk much, but when they do, the voices are different. They are often pushed around and shot at by Galvatron.</text:p>
          </table:table-cell>
          <table:table-cell office:value-type="string" calcext:value-type="string">
            <text:p>Cybertronian Hovercraft</text:p>
          </table:table-cell>
          <table:table-cell office:value-type="string" calcext:value-type="string">
            <text:p>Transformers: The Movie</text:p>
          </table:table-cell>
          <table:table-cell office:value-type="string" calcext:value-type="string">
            <text:p>The Return of Optimus Prime Part 2</text:p>
          </table:table-cell>
          <table:table-cell office:value-type="string" calcext:value-type="string">
            <text:p>Multiple actors.</text:p>
          </table:table-cell>
          <table:table-cell office:value-type="string" calcext:value-type="string">
            <text:p>Alive</text:p>
          </table:table-cell>
          <table:table-cell office:value-type="string" calcext:value-type="string">
            <text:p>Decepticon</text:p>
          </table:table-cell>
          <table:table-cell office:value-type="string" calcext:value-type="string">
            <text:p>Herald of Unicron</text:p>
          </table:table-cell>
        </table:table-row>
        <table:table-row table:style-name="ro1">
          <table:table-cell office:value-type="string" calcext:value-type="string">
            <text:p>Octane</text:p>
          </table:table-cell>
          <table:table-cell office:value-type="string" calcext:value-type="string">
            <text:p>A greedy, mean-spirited bully. Enjoys watching fellow Decepticons become painfully inoperative from lack of fuel. Forces Autobots off roads and Aerialbots to abort landings just for fun. Crashes make him laugh. In jet mode: range 700 miles, maximum speed 750 mph. In tanker mode: range 65,000 miles, maximum speed 90 mph, carries 10,000 gallons of fuel. Carries fuel-powered flamethrower and deflecto-shield. Last known position held is commander of Tryticon (Decepticon City).</text:p>
          </table:table-cell>
          <table:table-cell office:value-type="string" calcext:value-type="string">
            <text:p>Boeing 747/Tanker Truck</text:p>
          </table:table-cell>
          <table:table-cell office:value-type="string" calcext:value-type="string">
            <text:p>Appears in Five Faces of Darkness (Part 1). First speaks in Thief in the Night</text:p>
          </table:table-cell>
          <table:table-cell office:value-type="string" calcext:value-type="string">
            <text:p>Went into exile after Starscream's Ghost. Last seen in The Ultimate Weapon</text:p>
          </table:table-cell>
          <table:table-cell office:value-type="string" calcext:value-type="string">
            <text:p>Beau Weaver</text:p>
          </table:table-cell>
          <table:table-cell office:value-type="string" calcext:value-type="string">
            <text:p>Alive</text:p>
          </table:table-cell>
          <table:table-cell office:value-type="string" calcext:value-type="string">
            <text:p>Decepticon</text:p>
          </table:table-cell>
          <table:table-cell office:value-type="string" calcext:value-type="string">
            <text:p>Multi Changer</text:p>
          </table:table-cell>
        </table:table-row>
        <table:table-row table:style-name="ro1">
          <table:table-cell office:value-type="string" calcext:value-type="string">
            <text:p>Blitzwing</text:p>
          </table:table-cell>
          <table:table-cell office:value-type="string" calcext:value-type="string">
            <text:p>Ability as Triple Changer to rapidly transform makes him one of the most dangerous Decepticons. Cruel sense of humor; but formerly loud-mouthed, belligerent, and brash until after the five-part mini-series "The Five Faces of Darkness", when he became a partial pacifist yet still loyal to his team. As jet, he flies at mach 2.7, range 1500 miles, has heat-seeking concussion missiles. As tank, has track-mounted cannon that fires explosive shells 3.5 miles. As robot has electron-scimitar and gyro-blaster rifle. Often gets stuck in mid-transformation. Can alter his body mass to a larger size for transporting troops/cargo.</text:p>
          </table:table-cell>
          <table:table-cell office:value-type="string" calcext:value-type="string">
            <text:p>Type 74 Tank/MiG-25 Foxbat</text:p>
          </table:table-cell>
          <table:table-cell office:value-type="string" calcext:value-type="string">
            <text:p>Appears in Dinobot Island (Part 1). First speaks in Desertion of the Dinobots (Part 1).</text:p>
          </table:table-cell>
          <table:table-cell office:value-type="string" calcext:value-type="string">
            <text:p>Went into exile after Five Faces of Darkness (Part 5). Last seen in The Ultimate Weapon.</text:p>
          </table:table-cell>
          <table:table-cell office:value-type="string" calcext:value-type="string">
            <text:p>Ed Gilbert</text:p>
          </table:table-cell>
          <table:table-cell office:value-type="string" calcext:value-type="string">
            <text:p>Alive</text:p>
          </table:table-cell>
          <table:table-cell office:value-type="string" calcext:value-type="string">
            <text:p>Decepticon</text:p>
          </table:table-cell>
          <table:table-cell office:value-type="string" calcext:value-type="string">
            <text:p>Multi Changer</text:p>
          </table:table-cell>
        </table:table-row>
        <table:table-row table:style-name="ro1">
          <table:table-cell office:value-type="string" calcext:value-type="string">
            <text:p>Astrotrain</text:p>
          </table:table-cell>
          <table:table-cell office:value-type="string" calcext:value-type="string">
            <text:p>Creating confusion is his specialty. Believes the poor should be exploited, the weak oppressed, and the noble corrupted. As a Triple Changer, can switch from space shuttle to train to robot almost instantaneously. Thrives on foes' panic and fear. As shuttle, travels at 20,000 mph in orbit, up to 50,000 mph out of orbit... can launch weapons and satellites. Carries cargo. As a train, top speed is 400 mph, range 1700 miles. As robot has great strength, carries powerful ionic displacer rifle. Can also alter his mass for transport; usually used as a main space transport.</text:p>
          </table:table-cell>
          <table:table-cell office:value-type="string" calcext:value-type="string">
            <text:p>C62 steam locomotive/Space Shuttle</text:p>
          </table:table-cell>
          <table:table-cell office:value-type="string" calcext:value-type="string">
            <text:p>Appears in Megatron's Master Plan (Part 2). First speaks in Blaster Blues.</text:p>
          </table:table-cell>
          <table:table-cell office:value-type="string" calcext:value-type="string">
            <text:p>The Burden Hardest to Bear</text:p>
          </table:table-cell>
          <table:table-cell office:value-type="string" calcext:value-type="string">
            <text:p>Jack Angel</text:p>
          </table:table-cell>
          <table:table-cell office:value-type="string" calcext:value-type="string">
            <text:p>Alive</text:p>
          </table:table-cell>
          <table:table-cell office:value-type="string" calcext:value-type="string">
            <text:p>Decepticon</text:p>
          </table:table-cell>
          <table:table-cell office:value-type="string" calcext:value-type="string">
            <text:p>Multi Changer</text:p>
          </table:table-cell>
        </table:table-row>
        <table:table-row table:style-name="ro1">
          <table:table-cell office:value-type="string" calcext:value-type="string">
            <text:p>Sixshot</text:p>
          </table:table-cell>
          <table:table-cell office:value-type="string" calcext:value-type="string">
            <text:p>A giant (the TV show doesn't do his size justice; see the comic) six-changer Decepticon with a vile, nasty, murderous disposition. He carries out his job with ferocious intensity. Only redeeming quality is he speaks well of those he's sent to "the great junkyard in the sky," his phrase for destruction. Has 6 forms: robot, armored carrier, ramming-tank, jet-propelled laser pistol, star fighter, and wolf-creature modes. Only the wolf creature has no need for Sixshot's 2 hypersonic concussion blasters, the wolf mode prefers to rip apart enemy Autobots with his razor fangs.</text:p>
          </table:table-cell>
          <table:table-cell office:value-type="string" calcext:value-type="string">
            <text:p>Tank/Armored Car/Starship/Laser Pistol/Wolf</text:p>
          </table:table-cell>
          <table:table-cell table:number-columns-repeated="2" office:value-type="string" calcext:value-type="string">
            <text:p>The Rebirth (Part 1)</text:p>
          </table:table-cell>
          <table:table-cell office:value-type="string" calcext:value-type="string">
            <text:p>Neil Ross</text:p>
          </table:table-cell>
          <table:table-cell office:value-type="string" calcext:value-type="string">
            <text:p>Alive</text:p>
          </table:table-cell>
          <table:table-cell office:value-type="string" calcext:value-type="string">
            <text:p>Decepticon</text:p>
          </table:table-cell>
          <table:table-cell office:value-type="string" calcext:value-type="string">
            <text:p>Multi Changer</text:p>
          </table:table-cell>
        </table:table-row>
        <table:table-row table:style-name="ro1">
          <table:table-cell office:value-type="string" calcext:value-type="string">
            <text:p>Tantrum</text:p>
          </table:table-cell>
          <table:table-cell office:value-type="string" calcext:value-type="string">
            <text:p>Prefers brute force over reason and will NEVER back down from a challenge. Steam comes from his nasal ducts when he's enraged. Smashes head-first into highway trestles and small buildings to relieve his aggression. Always feels better afterwards. Carries 4 exterior fuel tanks, capacity 1600 gallons, as a reserve for himself and his comrades. His horns shoot bolts of 20,000 volt electricity. Carries a catalytic carbine that shoots destructive chemicals, and an electro-sword.</text:p>
          </table:table-cell>
          <table:table-cell office:value-type="string" calcext:value-type="string">
            <text:p>Bull</text:p>
          </table:table-cell>
          <table:table-cell office:value-type="string" calcext:value-type="string">
            <text:p>Appears in Five Faces of Darkness (Part 5). First speaks in Chaos.</text:p>
          </table:table-cell>
          <table:table-cell office:value-type="string" calcext:value-type="string">
            <text:p>Call of the Primitives</text:p>
          </table:table-cell>
          <table:table-cell office:value-type="string" calcext:value-type="string">
            <text:p>Philip L. Clarke</text:p>
          </table:table-cell>
          <table:table-cell office:value-type="string" calcext:value-type="string">
            <text:p>Alive</text:p>
          </table:table-cell>
          <table:table-cell office:value-type="string" calcext:value-type="string">
            <text:p>Decepticon</text:p>
          </table:table-cell>
          <table:table-cell office:value-type="string" calcext:value-type="string">
            <text:p>Predacon</text:p>
          </table:table-cell>
        </table:table-row>
        <table:table-row table:style-name="ro1">
          <table:table-cell office:value-type="string" calcext:value-type="string">
            <text:p>Rampage</text:p>
          </table:table-cell>
          <table:table-cell office:value-type="string" calcext:value-type="string">
            <text:p>Barrels through life with an uncontrolled fury. Has difficulty talking coherently for more than a few seconds before violently lashing out at anything near him, friend or foe. TV calms him... stares at rock music videos for hours. As tiger, can leap 300 ft. in height, 500 ft. in length. A kick from his foreleg can crumble a cinder block wall. As robot, carries 60,000 volt lightning rifle, 5000 degree thermo-sword.</text:p>
          </table:table-cell>
          <table:table-cell office:value-type="string" calcext:value-type="string">
            <text:p>Tiger</text:p>
          </table:table-cell>
          <table:table-cell office:value-type="string" calcext:value-type="string">
            <text:p>Appears in Five Faces of Darkness (Part 5). First speaks in Nightmare Planet.</text:p>
          </table:table-cell>
          <table:table-cell office:value-type="string" calcext:value-type="string">
            <text:p>The Return of Optimus Prime (Part 2) and Call of the Primitives</text:p>
          </table:table-cell>
          <table:table-cell office:value-type="string" calcext:value-type="string">
            <text:p>Laurie Faso</text:p>
          </table:table-cell>
          <table:table-cell office:value-type="string" calcext:value-type="string">
            <text:p>Alive</text:p>
          </table:table-cell>
          <table:table-cell office:value-type="string" calcext:value-type="string">
            <text:p>Decepticon</text:p>
          </table:table-cell>
          <table:table-cell office:value-type="string" calcext:value-type="string">
            <text:p>Predacon</text:p>
          </table:table-cell>
        </table:table-row>
        <table:table-row table:style-name="ro1">
          <table:table-cell office:value-type="string" calcext:value-type="string">
            <text:p>Headstrong</text:p>
          </table:table-cell>
          <table:table-cell office:value-type="string" calcext:value-type="string">
            <text:p>Doesn't listen to anyone, particularly his friends. Smug, arrogant. Puts up a stubborn front to hide deep-rooted insecurities. More vulnerable to psychological rather than physical attacks. In rhinoceros mode, his horn can puncture 3-foot thick steel, release corrosive acid. Uses plasma-sphere shooter that emits explosive energy balls; has light distorting diffraction sword.</text:p>
          </table:table-cell>
          <table:table-cell office:value-type="string" calcext:value-type="string">
            <text:p>Rhinoceros</text:p>
          </table:table-cell>
          <table:table-cell office:value-type="string" calcext:value-type="string">
            <text:p>Five Faces of Darkness (Part 5)</text:p>
          </table:table-cell>
          <table:table-cell office:value-type="string" calcext:value-type="string">
            <text:p>The Return of Optimus Prime (Part 2) and Call of the Primitives</text:p>
          </table:table-cell>
          <table:table-cell office:value-type="string" calcext:value-type="string">
            <text:p>Ron Feinberg</text:p>
          </table:table-cell>
          <table:table-cell office:value-type="string" calcext:value-type="string">
            <text:p>Alive</text:p>
          </table:table-cell>
          <table:table-cell office:value-type="string" calcext:value-type="string">
            <text:p>Decepticon</text:p>
          </table:table-cell>
          <table:table-cell office:value-type="string" calcext:value-type="string">
            <text:p>Predacon</text:p>
          </table:table-cell>
        </table:table-row>
        <table:table-row table:style-name="ro1">
          <table:table-cell office:value-type="string" calcext:value-type="string">
            <text:p>Razorclaw</text:p>
          </table:table-cell>
          <table:table-cell office:value-type="string" calcext:value-type="string">
            <text:p>As leader of the Predicons, he's all business. Hates waste in any form... won't burn an extra drop of fuel unless he's certain the results will be worth the effort. Long stretches of inactivity often mistaken for laziness. Explodes into furious, ferocious action when it's time to strike. As lion, can leap distances as long as a football field. Claws can rip through foot-thick steel. Has twin concussion blasters and sonic sword.</text:p>
          </table:table-cell>
          <table:table-cell office:value-type="string" calcext:value-type="string">
            <text:p>Lion</text:p>
          </table:table-cell>
          <table:table-cell office:value-type="string" calcext:value-type="string">
            <text:p>Five Faces of Darkness (Part 5)</text:p>
          </table:table-cell>
          <table:table-cell office:value-type="string" calcext:value-type="string">
            <text:p>The Return of Optimus Prime (Part 2) and Call of the Primitives</text:p>
          </table:table-cell>
          <table:table-cell office:value-type="string" calcext:value-type="string">
            <text:p>Joe Leahy</text:p>
          </table:table-cell>
          <table:table-cell office:value-type="string" calcext:value-type="string">
            <text:p>Alive</text:p>
          </table:table-cell>
          <table:table-cell office:value-type="string" calcext:value-type="string">
            <text:p>Decepticon</text:p>
          </table:table-cell>
          <table:table-cell office:value-type="string" calcext:value-type="string">
            <text:p>Predacon</text:p>
          </table:table-cell>
        </table:table-row>
        <table:table-row table:style-name="ro1">
          <table:table-cell office:value-type="string" calcext:value-type="string">
            <text:p>Divebomb</text:p>
          </table:table-cell>
          <table:table-cell office:value-type="string" calcext:value-type="string">
            <text:p>He's like a kid at a candy store - always delighted by all the targets he has to choose from. Builds mecha-nests atop tall buildings and mountains; composed of late model sports cars, wings of jets, theater marquees. Back-mounted rocket thrusters allows speeds of 300 mph, 2000 mile range. Can see a dime from 10,000 feet. Has particle-beam rifle with infra-red sight, and laser-guided sword. Magnetism inhibits flying ability.</text:p>
          </table:table-cell>
          <table:table-cell office:value-type="string" calcext:value-type="string">
            <text:p>Eagle</text:p>
          </table:table-cell>
          <table:table-cell office:value-type="string" calcext:value-type="string">
            <text:p>Five Faces of Darkness (Part 5)</text:p>
          </table:table-cell>
          <table:table-cell office:value-type="string" calcext:value-type="string">
            <text:p>The Return of Optimus Prime (Part 2) and Call of the Primitives</text:p>
          </table:table-cell>
          <table:table-cell office:value-type="string" calcext:value-type="string">
            <text:p>Laurie Faso</text:p>
          </table:table-cell>
          <table:table-cell office:value-type="string" calcext:value-type="string">
            <text:p>Alive</text:p>
          </table:table-cell>
          <table:table-cell office:value-type="string" calcext:value-type="string">
            <text:p>Decepticon</text:p>
          </table:table-cell>
          <table:table-cell office:value-type="string" calcext:value-type="string">
            <text:p>Predacon</text:p>
          </table:table-cell>
        </table:table-row>
        <table:table-row table:style-name="ro1">
          <table:table-cell office:value-type="string" calcext:value-type="string">
            <text:p>Predaking</text:p>
          </table:table-cell>
          <table:table-cell office:value-type="string" calcext:value-type="string">
            <text:p>The closest thing to a perfect fighting machine that the Decepticons have. As a warrior he has no equal; as a weapon he has no restraints. His actions result from seemingly savage, animal instinct. Can lift 500 tons; reacts to any movement he sees within .002 seconds. Can generate protective electric field. Wields powerful x-ray laser cannon. Each foot houses twin mortar shell launchers. Wields a large plasma sword. No known weaknesses.</text:p>
          </table:table-cell>
          <table:table-cell office:value-type="string" calcext:value-type="string">
            <text:p>The 5 Predacons</text:p>
          </table:table-cell>
          <table:table-cell office:value-type="string" calcext:value-type="string">
            <text:p>Five Faces of Darkness (Part 5)</text:p>
          </table:table-cell>
          <table:table-cell office:value-type="string" calcext:value-type="string">
            <text:p>The Return of Optimus Prime (Part 2)</text:p>
          </table:table-cell>
          <table:table-cell office:value-type="string" calcext:value-type="string">
            <text:p>Bud Davis</text:p>
          </table:table-cell>
          <table:table-cell office:value-type="string" calcext:value-type="string">
            <text:p>Alive</text:p>
          </table:table-cell>
          <table:table-cell office:value-type="string" calcext:value-type="string">
            <text:p>Decepticon</text:p>
          </table:table-cell>
          <table:table-cell office:value-type="string" calcext:value-type="string">
            <text:p>Predacon</text:p>
          </table:table-cell>
        </table:table-row>
        <table:table-row table:style-name="ro1">
          <table:table-cell office:value-type="string" calcext:value-type="string">
            <text:p>Runamuck</text:p>
          </table:table-cell>
          <table:table-cell office:value-type="string" calcext:value-type="string">
            <text:p>Cackling like a mechanical wildman, this Battlecharger is a twirling, tumbling two-lane terror. Spreading fear is his favorite pastime. Admires junkyards like humans admire art museums. Maximum speed: 180 mph. Range: 600 miles. Uses friction rifle that increases kinetic energy of its target's molecules for 5 minutes. Even the slightest movements result in tremendous friction, causing flames and melting. Afraid of heights.</text:p>
          </table:table-cell>
          <table:table-cell office:value-type="string" calcext:value-type="string">
            <text:p>Pontiac Trans Am</text:p>
          </table:table-cell>
          <table:table-cell office:value-type="string" calcext:value-type="string">
            <text:p>Chaos</text:p>
          </table:table-cell>
          <table:table-cell office:value-type="string" calcext:value-type="string">
            <text:p>Ghost in the Machine</text:p>
          </table:table-cell>
          <table:table-cell office:value-type="string" calcext:value-type="string">
            <text:p>Roger Behr</text:p>
          </table:table-cell>
          <table:table-cell office:value-type="string" calcext:value-type="string">
            <text:p>Alive</text:p>
          </table:table-cell>
          <table:table-cell office:value-type="string" calcext:value-type="string">
            <text:p>Decepticon</text:p>
          </table:table-cell>
          <table:table-cell office:value-type="string" calcext:value-type="string">
            <text:p>Battlecharger</text:p>
          </table:table-cell>
        </table:table-row>
        <table:table-row table:style-name="ro1">
          <table:table-cell office:value-type="string" calcext:value-type="string">
            <text:p>Runabout</text:p>
          </table:table-cell>
          <table:table-cell office:value-type="string" calcext:value-type="string">
            <text:p>Likes to watch things blow up - the bigger the explosion the better. Uses parked cars and gas station fuel pumps for target practice. Usually stays busy as a Battlecharger, but terrified of boredom. Maximum speed: 185 mph. Range: 550 miles. Has high-energy particle beam rifle. Easily distracted by a beautiful car - because he wants to destroy it, not admire it.</text:p>
          </table:table-cell>
          <table:table-cell office:value-type="string" calcext:value-type="string">
            <text:p>Lotus Esprit</text:p>
          </table:table-cell>
          <table:table-cell office:value-type="string" calcext:value-type="string">
            <text:p>Ghost in the Machine</text:p>
          </table:table-cell>
          <table:table-cell office:value-type="string" calcext:value-type="string">
            <text:p>Ghost in the Machine, only appearance</text:p>
          </table:table-cell>
          <table:table-cell office:value-type="string" calcext:value-type="string">
            <text:p>Roger Behr</text:p>
          </table:table-cell>
          <table:table-cell office:value-type="string" calcext:value-type="string">
            <text:p>Alive</text:p>
          </table:table-cell>
          <table:table-cell office:value-type="string" calcext:value-type="string">
            <text:p>Decepticon</text:p>
          </table:table-cell>
          <table:table-cell office:value-type="string" calcext:value-type="string">
            <text:p>Battlecharger</text:p>
          </table:table-cell>
        </table:table-row>
        <table:table-row table:style-name="ro1">
          <table:table-cell office:value-type="string" calcext:value-type="string">
            <text:p>Rippersnapper</text:p>
          </table:table-cell>
          <table:table-cell office:value-type="string" calcext:value-type="string">
            <text:p>Any organic creature whose status on the evolutionary scale ranks higher than a slime mold, particularly Autobots, sends him into a ferocoius frenzy. Hates the smell of carbon-based life forms. In creature mode, claws and teeth can slice through almost any substance. Has twin, ground-to-air, voice-guided missile launchers. In robot mode, has cyclone gun.</text:p>
          </table:table-cell>
          <table:table-cell office:value-type="string" calcext:value-type="string">
            <text:p>Land Shark</text:p>
          </table:table-cell>
          <table:table-cell office:value-type="string" calcext:value-type="string">
            <text:p>Appears in Grimlock's New Brain. First speaks in Money Is Everything.</text:p>
          </table:table-cell>
          <table:table-cell office:value-type="string" calcext:value-type="string">
            <text:p>The Rebirth (Part 3)</text:p>
          </table:table-cell>
          <table:table-cell office:value-type="string" calcext:value-type="string">
            <text:p>Jim Cummings</text:p>
          </table:table-cell>
          <table:table-cell office:value-type="string" calcext:value-type="string">
            <text:p>Alive</text:p>
          </table:table-cell>
          <table:table-cell office:value-type="string" calcext:value-type="string">
            <text:p>Decepticon</text:p>
          </table:table-cell>
          <table:table-cell office:value-type="string" calcext:value-type="string">
            <text:p>Terrorcon</text:p>
          </table:table-cell>
        </table:table-row>
        <table:table-row table:style-name="ro1">
          <table:table-cell office:value-type="string" calcext:value-type="string">
            <text:p>Blot</text:p>
          </table:table-cell>
          <table:table-cell office:value-type="string" calcext:value-type="string">
            <text:p>The most disgusting of all Transformers. Wherever he goes, he leaves a trail of foul-smelling lubricant which is oozing out of several different joints at any given moment. Dumb, brutish, but loyal. In creature mode, claws allow him to climb any wall. Breathes fire. In robot or creature modes, uses slime gun to shoot stream of corrosive liquid.</text:p>
          </table:table-cell>
          <table:table-cell office:value-type="string" calcext:value-type="string">
            <text:p>Blue Land Dragon</text:p>
          </table:table-cell>
          <table:table-cell office:value-type="string" calcext:value-type="string">
            <text:p>Appears in Grimlock's New Brain</text:p>
          </table:table-cell>
          <table:table-cell office:value-type="string" calcext:value-type="string">
            <text:p>The Rebirth (Part 3)</text:p>
          </table:table-cell>
          <table:table-cell office:value-type="string" calcext:value-type="string">
            <text:p>Tony St. James</text:p>
          </table:table-cell>
          <table:table-cell office:value-type="string" calcext:value-type="string">
            <text:p>Alive</text:p>
          </table:table-cell>
          <table:table-cell office:value-type="string" calcext:value-type="string">
            <text:p>Decepticon</text:p>
          </table:table-cell>
          <table:table-cell office:value-type="string" calcext:value-type="string">
            <text:p>Terrorcon</text:p>
          </table:table-cell>
        </table:table-row>
        <table:table-row table:style-name="ro1">
          <table:table-cell office:value-type="string" calcext:value-type="string">
            <text:p>Sinnertwin</text:p>
          </table:table-cell>
          <table:table-cell office:value-type="string" calcext:value-type="string">
            <text:p>Prowls the perimeter of the Terrorcons' lair looking for trouble—and hoping to find it! Then he can show off his razor-sharp teeth, piercing pronghorns, and steel-shredding claws. Has flame cannon and flame breath in creature mode, armor-piercing rocket-grenade launcher in robot mode. Unnerved by small creatures like mice, insects, and mini-droids.</text:p>
          </table:table-cell>
          <table:table-cell office:value-type="string" calcext:value-type="string">
            <text:p>Orange Orthrus-like Monster</text:p>
          </table:table-cell>
          <table:table-cell office:value-type="string" calcext:value-type="string">
            <text:p>Appears in Grimlock's New Brain. First speaks in Money Is Everything.</text:p>
          </table:table-cell>
          <table:table-cell office:value-type="string" calcext:value-type="string">
            <text:p>The Rebirth (Part 3)</text:p>
          </table:table-cell>
          <table:table-cell office:value-type="string" calcext:value-type="string">
            <text:p>Jared Barclay and David Workman</text:p>
          </table:table-cell>
          <table:table-cell office:value-type="string" calcext:value-type="string">
            <text:p>Alive</text:p>
          </table:table-cell>
          <table:table-cell office:value-type="string" calcext:value-type="string">
            <text:p>Decepticon</text:p>
          </table:table-cell>
          <table:table-cell office:value-type="string" calcext:value-type="string">
            <text:p>Terrorcon</text:p>
          </table:table-cell>
        </table:table-row>
        <table:table-row table:style-name="ro1">
          <table:table-cell office:value-type="string" calcext:value-type="string">
            <text:p>Cutthroat</text:p>
          </table:table-cell>
          <table:table-cell office:value-type="string" calcext:value-type="string">
            <text:p>Not a trace of mercy can be found among his microchips. Insatiable lust for destruction. In battle, lashes out with wings, beak, and claws to cut everything to ribbons. In creature mode can leap 4 miles in one jump, breathes flame. In robot mode, carries double-barreled magnetizer that oppositely charges any metal target so it tears itself apart.</text:p>
          </table:table-cell>
          <table:table-cell office:value-type="string" calcext:value-type="string">
            <text:p>Bird-like Monster (presumably a griffin or a harpy)</text:p>
          </table:table-cell>
          <table:table-cell office:value-type="string" calcext:value-type="string">
            <text:p>Appears in Grimlock's New Brain. First speaks in Money Is Everything.</text:p>
          </table:table-cell>
          <table:table-cell office:value-type="string" calcext:value-type="string">
            <text:p>The Rebirth (Part 3)</text:p>
          </table:table-cell>
          <table:table-cell office:value-type="string" calcext:value-type="string">
            <text:p>Tony St. James</text:p>
          </table:table-cell>
          <table:table-cell office:value-type="string" calcext:value-type="string">
            <text:p>Alive</text:p>
          </table:table-cell>
          <table:table-cell office:value-type="string" calcext:value-type="string">
            <text:p>Decepticon</text:p>
          </table:table-cell>
          <table:table-cell office:value-type="string" calcext:value-type="string">
            <text:p>Terrorcon</text:p>
          </table:table-cell>
        </table:table-row>
        <table:table-row table:style-name="ro1">
          <table:table-cell office:value-type="string" calcext:value-type="string">
            <text:p>Hun-Gurrr</text:p>
          </table:table-cell>
          <table:table-cell office:value-type="string" calcext:value-type="string">
            <text:p>He has two mouths to feed—his own—and spends most of his time doing it. He's the leader, but since his mouth is usually full, his orders are usually misinterpreted. Prefers eating non-living to living things... doesn't like anything that might still be wriggling about after he swallows it. Can refashion digested materials and spit them out as crude missiles. Has powerful sonic stun gun in robot mode.</text:p>
          </table:table-cell>
          <table:table-cell office:value-type="string" calcext:value-type="string">
            <text:p>White Two-Headed Dragon</text:p>
          </table:table-cell>
          <table:table-cell office:value-type="string" calcext:value-type="string">
            <text:p>Grimlock's New Brain</text:p>
          </table:table-cell>
          <table:table-cell office:value-type="string" calcext:value-type="string">
            <text:p>The Rebirth (Part 3)</text:p>
          </table:table-cell>
          <table:table-cell office:value-type="string" calcext:value-type="string">
            <text:p>Marshall Efron (beast mode) and Stephen Keener (robot mode)</text:p>
          </table:table-cell>
          <table:table-cell office:value-type="string" calcext:value-type="string">
            <text:p>Alive</text:p>
          </table:table-cell>
          <table:table-cell office:value-type="string" calcext:value-type="string">
            <text:p>Decepticon</text:p>
          </table:table-cell>
          <table:table-cell office:value-type="string" calcext:value-type="string">
            <text:p>Terrorcon</text:p>
          </table:table-cell>
        </table:table-row>
        <table:table-row table:style-name="ro2">
          <table:table-cell office:value-type="string" calcext:value-type="string">
            <text:p>Abominus</text:p>
          </table:table-cell>
          <table:table-cell office:value-type="string" calcext:value-type="string">
            <text:p>The five Terrorcons merge to become Abominus. Has overwhelming destructive power. Likes attacking large or moving objects, climbing tall buildings, and sinking ships. Has no heart and is nothing more than a killing machine. Abominus carries a sonic concussion blaster.</text:p>
            <text:p>NOTE: The Terrorcons were created and formerly employed by the Qunitessons as an offensive/defense team. They were taken by Galvatron.</text:p>
          </table:table-cell>
          <table:table-cell office:value-type="string" calcext:value-type="string">
            <text:p>The 5 Terrorcons</text:p>
          </table:table-cell>
          <table:table-cell office:value-type="string" calcext:value-type="string">
            <text:p>Grimlock's New Brain</text:p>
          </table:table-cell>
          <table:table-cell office:value-type="string" calcext:value-type="string">
            <text:p>The Rebirth (Part 2)</text:p>
          </table:table-cell>
          <table:table-cell office:value-type="string" calcext:value-type="string">
            <text:p>Jim Gosa</text:p>
          </table:table-cell>
          <table:table-cell office:value-type="string" calcext:value-type="string">
            <text:p>Alive</text:p>
          </table:table-cell>
          <table:table-cell office:value-type="string" calcext:value-type="string">
            <text:p>Decepticon</text:p>
          </table:table-cell>
          <table:table-cell office:value-type="string" calcext:value-type="string">
            <text:p>Terrorcon</text:p>
          </table:table-cell>
        </table:table-row>
        <table:table-row table:style-name="ro1">
          <table:table-cell office:value-type="string" calcext:value-type="string">
            <text:p>Slugslinger</text:p>
          </table:table-cell>
          <table:table-cell office:value-type="string" calcext:value-type="string">
            <text:p>A brawling, swaggering braggart, claims he'll challenge anyone to a duel, but prefers sneaking up and shooting enemies in the back. When his ammunition runs out, so does his courage. Paired with Caliburst, one-time Nebulan leading actor who only does this for the money. As an automatic machine gun, Caliburst can shoot armor-piercing shells at 1200 rounds per minute. In jet mode, maximum speed: 2400 mph.</text:p>
          </table:table-cell>
          <table:table-cell office:value-type="string" calcext:value-type="string">
            <text:p>Jet Fighter</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Peter Cullen</text:p>
          </table:table-cell>
          <table:table-cell office:value-type="string" calcext:value-type="string">
            <text:p>Alive</text:p>
          </table:table-cell>
          <table:table-cell office:value-type="string" calcext:value-type="string">
            <text:p>Decepticon</text:p>
          </table:table-cell>
          <table:table-cell office:value-type="string" calcext:value-type="string">
            <text:p>Targetmaster</text:p>
          </table:table-cell>
        </table:table-row>
        <table:table-row table:style-name="ro1">
          <table:table-cell office:value-type="string" calcext:value-type="string">
            <text:p>Triggerhappy</text:p>
          </table:table-cell>
          <table:table-cell office:value-type="string" calcext:value-type="string">
            <text:p>Usually too busy laughing uncontrollably and drooling out oil to look where he's shooting. Loves the sound of his guns blasting away. Wild and unpredictable. Paired with Blowpipe, a powerful compressed-air cannon who is also the conniving, envious brother-in-law of Lord Zarak, the Nebulan leader of the Decepticon Headmasters. In jet mode, has side-mounted, rapid-fire photon-pulse guns. Maximum speed: 1,980 mph.</text:p>
          </table:table-cell>
          <table:table-cell office:value-type="string" calcext:value-type="string">
            <text:p>Jet Fighter F1 Eagle</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Charlie Adler</text:p>
          </table:table-cell>
          <table:table-cell office:value-type="string" calcext:value-type="string">
            <text:p>Alive</text:p>
          </table:table-cell>
          <table:table-cell office:value-type="string" calcext:value-type="string">
            <text:p>Decepticon</text:p>
          </table:table-cell>
          <table:table-cell office:value-type="string" calcext:value-type="string">
            <text:p>Targetmaster</text:p>
          </table:table-cell>
        </table:table-row>
        <table:table-row table:style-name="ro1">
          <table:table-cell office:value-type="string" calcext:value-type="string">
            <text:p>Misfire</text:p>
          </table:table-cell>
          <table:table-cell office:value-type="string" calcext:value-type="string">
            <text:p>When Misfire shoots, his fellow Decepticons run for cover. Has terrible aim, but he says he's improving. No one else shares his confidence. Paired with the cowardly Nebulan, Aimless, a former construction engineer who had one too many buildings collapse due to poor design; now he doesn't care enough about anything to even bother aiming when he shoots as an ion particle blaster. Maximum speed: 1600 mph.</text:p>
          </table:table-cell>
          <table:table-cell office:value-type="string" calcext:value-type="string">
            <text:p>Jet Fighter</text:p>
          </table:table-cell>
          <table:table-cell office:value-type="string" calcext:value-type="string">
            <text:p>Appears in The Rebirth (Part 1). First speaks in The Rebirth (Part 2).</text:p>
          </table:table-cell>
          <table:table-cell office:value-type="string" calcext:value-type="string">
            <text:p>The Rebirth (Part 3).</text:p>
          </table:table-cell>
          <table:table-cell office:value-type="string" calcext:value-type="string">
            <text:p>Stan Jones</text:p>
          </table:table-cell>
          <table:table-cell office:value-type="string" calcext:value-type="string">
            <text:p>Alive</text:p>
          </table:table-cell>
          <table:table-cell office:value-type="string" calcext:value-type="string">
            <text:p>Decepticon</text:p>
          </table:table-cell>
          <table:table-cell office:value-type="string" calcext:value-type="string">
            <text:p>Targetmaster</text:p>
          </table:table-cell>
        </table:table-row>
        <table:table-row table:style-name="ro2">
          <table:table-cell office:value-type="string" calcext:value-type="string">
            <text:p>Scorponok</text:p>
          </table:table-cell>
          <table:table-cell office:value-type="string" calcext:value-type="string">
            <text:p>Despair and isolation are all that remain in his wake. Like Astrotrain, he believes the poor should be exploited, the weak oppressed, and the noble corrupted. Others' pain is his sole pleasure. In scorpion mode, tail shoots 100,000 volt electric bursts, has twin pulse blasters, claws can crush mountains. In defense base mode, has over-the-horizon radar, communications center, anti-aircraft sonic cannon, repair bay, construction bay; semi-autonomous armored interceptor with dual photon cannons that patrol the base perimeter. In robot mode, has fusion-powered anti-gravity gin. Binary-bonded to Lord Zarak, leader of the evil Nebulans.</text:p>
            <text:p>NOTE: In the comics, Scorponok is a triple-changer (scorpion-like construction vehicle, space fighter, robot; no headmaster) who is constantly pursued by Ultra Magnus.</text:p>
          </table:table-cell>
          <table:table-cell office:value-type="string" calcext:value-type="string">
            <text:p>City/Scorpion</text:p>
          </table:table-cell>
          <table:table-cell office:value-type="string" calcext:value-type="string">
            <text:p>Created by Lord Zarak in The Rebirth (Part 2). First speaks in The Rebirth (Part 3).</text:p>
          </table:table-cell>
          <table:table-cell office:value-type="string" calcext:value-type="string">
            <text:p>The Rebirth (Part 3)</text:p>
          </table:table-cell>
          <table:table-cell office:value-type="string" calcext:value-type="string">
            <text:p>Stephen Keener</text:p>
          </table:table-cell>
          <table:table-cell office:value-type="string" calcext:value-type="string">
            <text:p>Alive</text:p>
          </table:table-cell>
          <table:table-cell office:value-type="string" calcext:value-type="string">
            <text:p>Decepticon</text:p>
          </table:table-cell>
          <table:table-cell office:value-type="string" calcext:value-type="string">
            <text:p>Headmaster</text:p>
          </table:table-cell>
        </table:table-row>
        <table:table-row table:style-name="ro1">
          <table:table-cell office:value-type="string" calcext:value-type="string">
            <text:p>Weirdwolf</text:p>
          </table:table-cell>
          <table:table-cell office:value-type="string" calcext:value-type="string">
            <text:p>Cruel, vicious, but apparently built with a few wires crossed. Talks to himself in a song-song backward way: "Destroy the Autobots I shall. Tear them to scrap I will." Binary-bonded to Monzo, a brutish, professional hyperwrestler- turned underworld nightclub owner. In robot mode, uses photon pistol and thermal sword. In wolf mode, nose module is equipped with various tracking scanners. Can leap 0.8 miles (1.3 km).</text:p>
          </table:table-cell>
          <table:table-cell office:value-type="string" calcext:value-type="string">
            <text:p>Wolf</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Stan Jones (animal noises only)</text:p>
          </table:table-cell>
          <table:table-cell office:value-type="string" calcext:value-type="string">
            <text:p>Alive</text:p>
          </table:table-cell>
          <table:table-cell office:value-type="string" calcext:value-type="string">
            <text:p>Decepticon</text:p>
          </table:table-cell>
          <table:table-cell office:value-type="string" calcext:value-type="string">
            <text:p>Headmaster</text:p>
          </table:table-cell>
        </table:table-row>
        <table:table-row table:style-name="ro1">
          <table:table-cell office:value-type="string" calcext:value-type="string">
            <text:p>Skullcruncher</text:p>
          </table:table-cell>
          <table:table-cell office:value-type="string" calcext:value-type="string">
            <text:p>Has a habit of grinding his teeth before he strikes—annoying his friends and tipping off his enemies. Binary-bonded to Grax, a Nebulan industrialist who's joined up to eliminate his competition. In robot mode, uses softening ray run—gives metal the consistency of rubber, making his enemies easier to chew when he reverts to alligator mode.</text:p>
          </table:table-cell>
          <table:table-cell office:value-type="string" calcext:value-type="string">
            <text:p>Alligator</text:p>
          </table:table-cell>
          <table:table-cell office:value-type="string" calcext:value-type="string">
            <text:p>The Rebirth (Part 1) First speaks in The Rebirth (Part 3).</text:p>
          </table:table-cell>
          <table:table-cell office:value-type="string" calcext:value-type="string">
            <text:p>The Rebirth (Part 3)</text:p>
          </table:table-cell>
          <table:table-cell office:value-type="string" calcext:value-type="string">
            <text:p>Christopher Collins</text:p>
          </table:table-cell>
          <table:table-cell office:value-type="string" calcext:value-type="string">
            <text:p>Alive</text:p>
          </table:table-cell>
          <table:table-cell office:value-type="string" calcext:value-type="string">
            <text:p>Decepticon</text:p>
          </table:table-cell>
          <table:table-cell office:value-type="string" calcext:value-type="string">
            <text:p>Headmaster</text:p>
          </table:table-cell>
        </table:table-row>
        <table:table-row table:style-name="ro1">
          <table:table-cell office:value-type="string" calcext:value-type="string">
            <text:p>Mindwipe</text:p>
          </table:table-cell>
          <table:table-cell office:value-type="string" calcext:value-type="string">
            <text:p>A mystic with a vampire-like personality; spends most of his time trying to contact the electromagnetic essences of long-dead Decepticons than talking to live ones. Binary-bonded to Vorath, former Nebulan Minister of Science, expelled from office as a result of an illegal experiments scandal. In bat mode, has hypnotic stare, flies at 700 mph. In robot mode, uses "viper pistol"—shoots streams of neuro-circuitry paralyzing liquid.</text:p>
          </table:table-cell>
          <table:table-cell office:value-type="string" calcext:value-type="string">
            <text:p>Bat</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Stephen Keener</text:p>
          </table:table-cell>
          <table:table-cell office:value-type="string" calcext:value-type="string">
            <text:p>Alive</text:p>
          </table:table-cell>
          <table:table-cell office:value-type="string" calcext:value-type="string">
            <text:p>Decepticon</text:p>
          </table:table-cell>
          <table:table-cell office:value-type="string" calcext:value-type="string">
            <text:p>Headmaster</text:p>
          </table:table-cell>
        </table:table-row>
        <table:table-row table:style-name="ro1">
          <table:table-cell office:value-type="string" calcext:value-type="string">
            <text:p>Apeface</text:p>
          </table:table-cell>
          <table:table-cell office:value-type="string" calcext:value-type="string">
            <text:p>Thoroughly obnoxious—pounds loudly on his chest plates, insults everyone he talks to, knocks over anyone in his way, never changes his lubricant so he smells like a grease-encrusted turboworm, and spits fuel in public. Binary-bonded to the nervous, insecure Nebulan Spasma. In jet mode, maximum speed: 3250 mph, emits powerful jamming frequencies. In ape mode, has super-agility. In robot mode, carries electro-shield and semi-automatic sonic boomer gun.</text:p>
          </table:table-cell>
          <table:table-cell office:value-type="string" calcext:value-type="string">
            <text:p>Fighter Jet/Ape</text:p>
          </table:table-cell>
          <table:table-cell office:value-type="string" calcext:value-type="string">
            <text:p>The Rebirth (Part 1)</text:p>
          </table:table-cell>
          <table:table-cell office:value-type="string" calcext:value-type="string">
            <text:p>The Rebirth (Part 3)</text:p>
          </table:table-cell>
          <table:table-cell office:value-type="string" calcext:value-type="string">
            <text:p>Dick Gautier</text:p>
          </table:table-cell>
          <table:table-cell office:value-type="string" calcext:value-type="string">
            <text:p>Alive</text:p>
          </table:table-cell>
          <table:table-cell office:value-type="string" calcext:value-type="string">
            <text:p>Decepticon</text:p>
          </table:table-cell>
          <table:table-cell office:value-type="string" calcext:value-type="string">
            <text:p>Horrorcon</text:p>
          </table:table-cell>
        </table:table-row>
        <table:table-row table:style-name="ro1">
          <table:table-cell office:value-type="string" calcext:value-type="string">
            <text:p>Snapdragon</text:p>
          </table:table-cell>
          <table:table-cell office:value-type="string" calcext:value-type="string">
            <text:p>Wading up to his neck in grease is his idea of a good time. Lazy, difficult to motivate, but has a hair-trigger temper. Binary bonded to Krunk, the vicious, vile bodyguard to the Nebulan leader, Lord Zarak. In jet mode, maximum speed 8800 mph... has 2 independent booster fins. In reptile mode, carbon-steel claws and teeth can cut through almost anything. Has 2 balance destroying gyro-guns in robot mode.</text:p>
          </table:table-cell>
          <table:table-cell office:value-type="string" calcext:value-type="string">
            <text:p>Fighter Jet/Tyrannosaurus</text:p>
          </table:table-cell>
          <table:table-cell office:value-type="string" calcext:value-type="string">
            <text:p>The Rebirth (Part 1)</text:p>
          </table:table-cell>
          <table:table-cell office:value-type="string" calcext:value-type="string">
            <text:p>The Rebirth (Part 2)</text:p>
          </table:table-cell>
          <table:table-cell office:value-type="string" calcext:value-type="string">
            <text:p>Dan Gilvezan</text:p>
          </table:table-cell>
          <table:table-cell office:value-type="string" calcext:value-type="string">
            <text:p>Alive</text:p>
          </table:table-cell>
          <table:table-cell office:value-type="string" calcext:value-type="string">
            <text:p>Decepticon</text:p>
          </table:table-cell>
          <table:table-cell office:value-type="string" calcext:value-type="string">
            <text:p>Horrorcon</text:p>
          </table:table-cell>
        </table:table-row>
        <table:table-row table:style-name="ro1">
          <table:table-cell office:value-type="string" calcext:value-type="string">
            <text:p>Pounce / Wingspan</text:p>
          </table:table-cell>
          <table:table-cell office:value-type="string" calcext:value-type="string">
            <text:p>Pounce is sly, silent, and savage. The right machine for the right job. Often ignores his victims' pleas for mercy. In puma mode, can leap .7 miles. Possesses superior eyesight and sense of smell. In robot mode, laser range finder in optical sensors provides 99.4% accuracy with twin anti-personnel missile launching bayonets. Wingspan is always poking his beak where it doesn't belong. Nosey. Voracious appetite for new data to analyze. Looks in peoples windows as readily as he spies on enemy troops. In hawk mode - has superb vision. Chemical and infra-red sensors collect and analyze geographical data - locate resources. In robot mode - has two electro-burst rifles.</text:p>
          </table:table-cell>
          <table:table-cell office:value-type="string" calcext:value-type="string">
            <text:p>Puma (Pounce), Hawk (Wingspan)</text:p>
          </table:table-cell>
          <table:table-cell office:value-type="string" calcext:value-type="string">
            <text:p>The Rebirth (Part 1)</text:p>
          </table:table-cell>
          <table:table-cell office:value-type="string" calcext:value-type="string">
            <text:p>The Rebirth (Part 1), only appearance</text:p>
          </table:table-cell>
          <table:table-cell office:value-type="string" calcext:value-type="string">
            <text:p>Stan Jones (Pounce), Peter Cullen (Wingspan)</text:p>
          </table:table-cell>
          <table:table-cell office:value-type="string" calcext:value-type="string">
            <text:p>Alive</text:p>
          </table:table-cell>
          <table:table-cell office:value-type="string" calcext:value-type="string">
            <text:p>Decepticon</text:p>
          </table:table-cell>
          <table:table-cell office:value-type="string" calcext:value-type="string">
            <text:p>Clonec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eorgia" svg:font-family="Georgia" style:font-family-generic="roman"/>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16:08:29.842630000</meta:creation-date>
    <dc:date>2016-08-01T17:44:49.396591000</dc:date>
    <meta:editing-duration>PT12M59S</meta:editing-duration>
    <meta:editing-cycles>5</meta:editing-cycles>
    <meta:generator>LibreOffice/5.0.3.2$MacOSX_X86_64 LibreOffice_project/e5f16313668ac592c1bfb310f4390624e3dbfb75</meta:generator>
    <meta:document-statistic meta:table-count="1" meta:cell-count="1494" meta:object-count="0"/>
  </office:meta>
</office:document-meta>
</file>